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 Light1" svg:font-family="'Calibri Light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7.73mm"/>
    </style:style>
    <style:style style:name="co21" style:family="table-column">
      <style:table-column-properties fo:break-before="auto" style:column-width="53.96mm"/>
    </style:style>
    <style:style style:name="co22" style:family="table-column">
      <style:table-column-properties fo:break-before="auto" style:column-width="53.68mm"/>
    </style:style>
    <style:style style:name="co4" style:family="table-column">
      <style:table-column-properties fo:break-before="auto" style:column-width="77.45mm"/>
    </style:style>
    <style:style style:name="co5" style:family="table-column">
      <style:table-column-properties fo:break-before="auto" style:column-width="51.17mm"/>
    </style:style>
    <style:style style:name="co6" style:family="table-column">
      <style:table-column-properties fo:break-before="auto" style:column-width="47.8mm"/>
    </style:style>
    <style:style style:name="co7" style:family="table-column">
      <style:table-column-properties fo:break-before="auto" style:column-width="48.93mm"/>
    </style:style>
    <style:style style:name="co8" style:family="table-column">
      <style:table-column-properties fo:break-before="auto" style:column-width="44.45mm"/>
    </style:style>
    <style:style style:name="co9" style:family="table-column">
      <style:table-column-properties fo:break-before="auto" style:column-width="43.89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45.84mm"/>
    </style:style>
    <style:style style:name="co12" style:family="table-column">
      <style:table-column-properties fo:break-before="auto" style:column-width="24.59mm"/>
    </style:style>
    <style:style style:name="co13" style:family="table-column">
      <style:table-column-properties fo:break-before="auto" style:column-width="69.9mm"/>
    </style:style>
    <style:style style:name="co15" style:family="table-column">
      <style:table-column-properties fo:break-before="auto" style:column-width="64.88mm"/>
    </style:style>
    <style:style style:name="co16" style:family="table-column">
      <style:table-column-properties fo:break-before="auto" style:column-width="30.46mm"/>
    </style:style>
    <style:style style:name="co17" style:family="table-column">
      <style:table-column-properties fo:break-before="auto" style:column-width="65.7mm"/>
    </style:style>
    <style:style style:name="co18" style:family="table-column">
      <style:table-column-properties fo:break-before="auto" style:column-width="69.34mm"/>
    </style:style>
    <style:style style:name="co19" style:family="table-column">
      <style:table-column-properties fo:break-before="auto" style:column-width="76.62mm"/>
    </style:style>
    <style:style style:name="co20" style:family="table-column">
      <style:table-column-properties fo:break-before="auto" style:column-width="71.58mm"/>
    </style:style>
    <style:style style:name="co23" style:family="table-column">
      <style:table-column-properties fo:break-before="auto" style:column-width="78.86mm"/>
    </style:style>
    <style:style style:name="co24" style:family="table-column">
      <style:table-column-properties fo:break-before="auto" style:column-width="104.86mm"/>
    </style:style>
    <style:style style:name="co25" style:family="table-column">
      <style:table-column-properties fo:break-before="auto" style:column-width="71.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ta3" style:family="table" style:master-page-name="PageStyle_5f_Arkusz2">
      <style:table-properties table:display="true" style:writing-mode="lr-tb"/>
    </style:style>
    <style:style style:name="ta4" style:family="table" style:master-page-name="PageStyle_5f_Arkusz3">
      <style:table-properties table:display="true" style:writing-mode="lr-tb"/>
    </style:style>
    <style:style style:name="ta5" style:family="table" style:master-page-name="PageStyle_5f_zad1">
      <style:table-properties table:display="true" style:writing-mode="lr-tb"/>
    </style:style>
    <style:style style:name="ta6" style:family="table" style:master-page-name="PageStyle_5f_Arkusz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3" number:automatic-order="true">
      <number:day number:style="long"/>
      <number:text> </number:text>
      <number:month number:textual="true"/>
    </number:dat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71mm"/>
    </style:style>
    <style:style style:name="ce30" style:family="table-cell" style:parent-style-name="Default">
      <style:table-cell-properties fo:padding="0.71mm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43">
      <style:table-cell-properties fo:padding="0.71mm"/>
    </style:style>
    <style:style style:name="ce4" style:family="table-cell" style:parent-style-name="Default" style:data-style-name="N14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" style:family="table-cell" style:parent-style-name="Default" style:data-style-name="N61">
      <style:table-cell-properties fo:padding="0.71mm"/>
    </style:style>
    <style:style style:name="ce6" style:family="table-cell" style:parent-style-name="Default" style:data-style-name="N139">
      <style:table-cell-properties fo:padding="0.71mm"/>
    </style:style>
    <style:style style:name="ce7" style:family="table-cell" style:parent-style-name="Default" style:data-style-name="N0">
      <style:table-cell-properties fo:padding="0.71mm"/>
    </style:style>
    <style:style style:name="ce8" style:family="table-cell" style:parent-style-name="Default" style:data-style-name="N33">
      <style:table-cell-properties fo:padding="0.71mm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60">
      <style:table-cell-properties fo:padding="0.71mm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57">
      <style:table-cell-properties fo:padding="0.71mm"/>
    </style:style>
    <style:style style:name="ce17" style:family="table-cell" style:parent-style-name="Default" style:data-style-name="N154">
      <style:table-cell-properties fo:padding="0.71mm"/>
    </style:style>
    <style:style style:name="ce18" style:family="table-cell" style:parent-style-name="Default" style:data-style-name="N154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9" style:family="table-cell" style:parent-style-name="Default" style:data-style-name="N154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1" style:family="table-cell" style:parent-style-name="Default" style:data-style-name="N14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2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3" style:family="table-cell" style:parent-style-name="Default" style:data-style-name="N15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55">
      <style:table-cell-properties fo:padding="0.71mm"/>
    </style:style>
    <style:style style:name="ce25" style:family="table-cell" style:parent-style-name="Default" style:data-style-name="N155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6" style:family="table-cell" style:parent-style-name="Default" style:data-style-name="N155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7" style:family="table-cell" style:parent-style-name="Default" style:data-style-name="N15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55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1" fo:font-size="14pt" fo:font-style="normal" fo:text-shadow="none" style:text-underline-style="none" fo:font-weight="normal" style:font-name-asian="Arial1" style:font-size-asian="14pt" style:language-asian="ar" style:country-asian="SA" style:font-style-asian="normal" style:font-weight-asian="normal" style:font-name-complex="Calibri Light1" style:font-size-complex="14pt" style:language-complex="none" style:country-complex="none" style:font-style-complex="normal" style:font-weight-complex="normal"/>
    </style:style>
    <style:style style:name="ce29" style:family="table-cell" style:parent-style-name="Default" style:data-style-name="N15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 style:data-style-name="N155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1" fo:font-size="14pt" fo:font-style="normal" fo:text-shadow="none" style:text-underline-style="none" fo:font-weight="normal" style:font-size-asian="14pt" style:language-asian="ar" style:country-asian="SA" style:font-style-asian="normal" style:font-weight-asian="normal" style:font-name-complex="Calibri Light1" style:font-size-complex="14pt" style:language-complex="none" style:country-complex="none" style:font-style-complex="normal" style:font-weight-complex="normal"/>
    </style:style>
    <style:style style:name="ce31" style:family="table-cell" style:parent-style-name="Default" style:data-style-name="N154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1" fo:font-size="14pt" fo:font-style="normal" fo:text-shadow="none" style:text-underline-style="none" fo:font-weight="normal" style:font-name-asian="Arial1" style:font-size-asian="14pt" style:language-asian="ar" style:country-asian="SA" style:font-style-asian="normal" style:font-weight-asian="normal" style:font-name-complex="Calibri Light1" style:font-size-complex="14pt" style:language-complex="none" style:country-complex="none" style:font-style-complex="normal" style:font-weight-complex="normal"/>
    </style:style>
    <style:style style:name="ce63" style:family="table-cell" style:parent-style-name="Default" style:data-style-name="N154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 Light1" fo:font-size="14pt" fo:font-style="normal" fo:text-shadow="none" style:text-underline-style="none" fo:font-weight="normal" style:font-size-asian="14pt" style:language-asian="ar" style:country-asian="SA" style:font-style-asian="normal" style:font-weight-asian="normal" style:font-name-complex="Calibri Light1" style:font-size-complex="14pt" style:language-complex="none" style:country-complex="none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ad1" table:style-name="ta5">
        <office:forms form:automatic-focus="false" form:apply-design-mode="false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0"/>
        <table:table-column table:style-name="co11" table:number-columns-repeated="2" table:default-cell-style-name="ce30"/>
        <table:table-column table:style-name="co12" table:default-cell-style-name="ce30"/>
        <table:table-column table:style-name="co13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4" table:number-columns-repeated="5" table:default-cell-style-name="Default"/>
        <table:table-column table:style-name="co11" table:number-columns-repeated="2" table:default-cell-style-name="ce30"/>
        <table:table-column table:style-name="co14" table:number-columns-repeated="1003" table:default-cell-style-name="Default"/>
        <table:table-row table:style-name="ro1">
          <table:table-cell table:number-columns-repeated="6"/>
          <table:table-cell>
            <draw:frame table:end-cell-address="zad1.L15" table:end-x="36.69mm" table:end-y="0.26mm" draw:z-index="0" draw:name="Wykres 1" draw:style-name="gr1" draw:text-style-name="P1" svg:width="225.93mm" svg:height="63.23mm" svg:x="17.89mm" svg:y="0mm">
              <loext:p/>
              <draw:object draw:notify-on-update-of-ranges="zad1.I249:zad1.L249 zad1.H259:zad1.H259 zad1.I259:zad1.L2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2" office:value-type="string" calcext:value-type="string" table:number-columns-spanned="2" table:number-rows-spanned="1">
            <text:p>zadanie 4</text:p>
          </table:table-cell>
          <table:covered-table-cell table:style-name="ce32"/>
          <table:table-cell/>
          <table:table-cell table:style-name="ce9" office:value-type="string" calcext:value-type="string" table:number-columns-spanned="7" table:number-rows-spanned="1">
            <text:p>Zadanie 5</text:p>
          </table:table-cell>
          <table:covered-table-cell table:number-columns-repeated="6" table:style-name="ce11"/>
          <table:table-cell table:number-columns-repeated="2"/>
          <table:table-cell table:style-name="ce32" office:value-type="string" calcext:value-type="string" table:number-columns-spanned="2" table:number-rows-spanned="1">
            <text:p>zadanie 6</text:p>
          </table:table-cell>
          <table:covered-table-cell table:style-name="ce32"/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&gt;&gt; jacobi</text:p>
          </table:table-cell>
          <table:table-cell office:value-type="string" calcext:value-type="string">
            <text:p>&gt;&gt; gaussseidel</text:p>
          </table:table-cell>
          <table:table-cell table:number-columns-repeated="10"/>
          <table:table-cell office:value-type="string" calcext:value-type="string">
            <text:p>&gt;&gt; potegowa</text:p>
          </table:table-cell>
          <table:table-cell office:value-type="string" calcext:value-type="string">
            <text:p>&gt;&gt; odwrotnapotega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podaj n=4</text:p>
          </table:table-cell>
          <table:table-cell/>
          <table:table-cell office:value-type="string" calcext:value-type="string">
            <text:p>&gt;&gt; A=[14 1 3 4; 1 8 2 6; 3 2 6 9; 4 6 9 5];</text:p>
          </table:table-cell>
          <table:table-cell table:number-columns-repeated="8"/>
          <table:table-cell table:number-columns-repeated="2" office:value-type="string" calcext:value-type="string">
            <text:p>podaj n=4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formula="of:=SLOPE([.I259:.L259];[.I249:.L249])" office:value-type="float" office:value="-0.157496086203001" calcext:value-type="float">
            <text:p>-0,157496086203001</text:p>
          </table:table-cell>
          <table:table-cell table:number-columns-repeated="2"/>
          <table:table-cell office:value-type="string" calcext:value-type="string">
            <text:p>&gt;&gt; eig(A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a =</text:p>
          </table:table-cell>
          <table:table-cell/>
          <table:table-cell office:value-type="string" calcext:value-type="string">
            <text:p>&gt;&gt;[v,m]=eig(A)</text:p>
          </table:table-cell>
          <table:table-cell table:number-columns-repeated="8"/>
          <table:table-cell table:number-columns-repeated="2" office:value-type="string" calcext:value-type="string">
            <text:p>a =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 table:number-columns-repeated="3"/>
          <table:table-cell office:value-type="float" office:value="-0.0543" calcext:value-type="float">
            <text:p>-0,0543</text:p>
          </table:table-cell>
          <table:table-cell office:value-type="float" office:value="0.2018" calcext:value-type="float">
            <text:p>0,2018</text:p>
          </table:table-cell>
          <table:table-cell table:style-name="ce30" office:value-type="float" office:value="-0.797" calcext:value-type="float">
            <text:p>-0,797</text:p>
          </table:table-cell>
          <table:table-cell table:style-name="ce30" office:value-type="float" office:value="-0.5667" calcext:value-type="float">
            <text:p>-0,5667</text:p>
          </table:table-cell>
          <table:table-cell table:number-columns-repeated="3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 table:number-columns-repeated="3"/>
          <table:table-cell office:value-type="float" office:value="-0.268" calcext:value-type="float">
            <text:p>-0,268</text:p>
          </table:table-cell>
          <table:table-cell office:value-type="float" office:value="0.7543" calcext:value-type="float">
            <text:p>0,7543</text:p>
          </table:table-cell>
          <table:table-cell table:style-name="ce30" office:value-type="float" office:value="0.4719" calcext:value-type="float">
            <text:p>0,4719</text:p>
          </table:table-cell>
          <table:table-cell table:style-name="ce30" office:value-type="float" office:value="-0.3694" calcext:value-type="float">
            <text:p>-0,3694</text:p>
          </table:table-cell>
          <table:table-cell table:number-columns-repeated="3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 table:number-columns-repeated="3"/>
          <table:table-cell office:value-type="float" office:value="-0.5902" calcext:value-type="float">
            <text:p>-0,5902</text:p>
          </table:table-cell>
          <table:table-cell office:value-type="float" office:value="-0.5972" calcext:value-type="float">
            <text:p>-0,5972</text:p>
          </table:table-cell>
          <table:table-cell table:style-name="ce30" office:value-type="float" office:value="0.2366" calcext:value-type="float">
            <text:p>0,2366</text:p>
          </table:table-cell>
          <table:table-cell table:style-name="ce30" office:value-type="float" office:value="-0.4889" calcext:value-type="float">
            <text:p>-0,4889</text:p>
          </table:table-cell>
          <table:table-cell table:number-columns-repeated="3"/>
          <table:table-cell table:number-columns-repeated="2" office:value-type="string" calcext:value-type="string">
            <text:p><text:s text:c="5"/>0 <text:s text:c="4"/>0 <text:s text:c="4"/>0 <text:s text:c="4"/>0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float" office:value="0.7595" calcext:value-type="float">
            <text:p>0,7595</text:p>
          </table:table-cell>
          <table:table-cell office:value-type="float" office:value="-0.1835" calcext:value-type="float">
            <text:p>-0,1835</text:p>
          </table:table-cell>
          <table:table-cell table:style-name="ce30" office:value-type="float" office:value="0.2934" calcext:value-type="float">
            <text:p>0,2934</text:p>
          </table:table-cell>
          <table:table-cell table:style-name="ce30" office:value-type="float" office:value="-0.5508" calcext:value-type="float">
            <text:p>-0,5508</text:p>
          </table:table-cell>
          <table:table-cell table:number-columns-repeated="1008"/>
        </table:table-row>
        <table:table-row table:style-name="ro1">
          <table:table-cell table:number-columns-repeated="7"/>
          <table:table-cell>
            <draw:frame table:end-cell-address="zad1.L29" table:end-x="59.37mm" table:end-y="3.97mm" draw:z-index="2" draw:name="Wykres 7" draw:style-name="gr1" draw:text-style-name="P1" svg:width="223.97mm" svg:height="76.16mm" svg:x="21.58mm" svg:y="4.28mm">
              <loext:p/>
              <draw:object draw:notify-on-update-of-ranges="zad1.A34:zad1.D34 zad1.B22:zad1.B22 zad1.A35:zad1.D35 zad1.C22:zad1.C22 zad1.A36:zad1.D3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9"/>
          <table:table-cell table:number-columns-repeated="2" office:value-type="string" calcext:value-type="string">
            <text:p>x =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b =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 table:number-columns-spanned="2" table:number-rows-spanned="1">
            <text:p>zadanie 2</text:p>
          </table:table-cell>
          <table:covered-table-cell table:style-name="ce32"/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-4.3972" calcext:value-type="float">
            <text:p>-4,39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podaj a: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.2249" calcext:value-type="float">
            <text:p>5,2249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podaj b:1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30" office:value-type="float" office:value="11.0444" calcext:value-type="float">
            <text:p>11,044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podaj wzor f(x)=sin(sqrt(x))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1.1279" calcext:value-type="float">
            <text:p>21,1279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podaj macierz a wierszami</text:p>
          </table:table-cell>
          <table:table-cell table:number-columns-repeated="10"/>
          <table:table-cell table:number-columns-repeated="2" office:value-type="string" calcext:value-type="string">
            <text:p>y =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og(inttria)</text:p>
          </table:table-cell>
          <table:table-cell office:value-type="string" calcext:value-type="string">
            <text:p>log(intpara)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6590196913028" calcext:value-type="float">
            <text:p>5,66590196913028</text:p>
          </table:table-cell>
          <table:table-cell office:value-type="float" office:value="6.19815213312087" calcext:value-type="float">
            <text:p>6,19815213312087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&gt;&gt; dot(v(:,1),v(:,2))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6508959212322" calcext:value-type="float">
            <text:p>6,06508959212322</text:p>
          </table:table-cell>
          <table:table-cell office:value-type="float" office:value="6.25270335594074" calcext:value-type="float">
            <text:p>6,2527033559407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0579991498636" calcext:value-type="float">
            <text:p>6,20579991498636</text:p>
          </table:table-cell>
          <table:table-cell office:value-type="float" office:value="6.27161259528845" calcext:value-type="float">
            <text:p>6,27161259528845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ans =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25515942521293" calcext:value-type="float">
            <text:p>6,25515942521293</text:p>
          </table:table-cell>
          <table:table-cell office:value-type="float" office:value="6.2782343016616" calcext:value-type="float">
            <text:p>6,2782343016616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table:style-name="ce10" office:value-type="float" office:value="-1.1102E-016" calcext:value-type="float">
            <text:p>-1,11E-016</text:p>
          </table:table-cell>
          <table:table-cell table:number-columns-repeated="1013"/>
        </table:table-row>
        <table:table-row table:style-name="ro1">
          <table:table-cell table:number-columns-repeated="3" office:value-type="string" calcext:value-type="string">
            <text:p>log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table:number-columns-repeated="2" office:value-type="string" calcext:value-type="string">
            <text:p>podaj macierz a wierszami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&gt;&gt; dot(v(:,1),v(:,3))</text:p>
          </table:table-cell>
          <table:table-cell table:number-columns-repeated="8"/>
          <table:table-cell table:number-columns-repeated="2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9" calcext:value-type="float">
            <text:p>9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ns =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number-columns-repeated="2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table:style-name="ce10" office:value-type="float" office:value="5.5511E-017" calcext:value-type="float">
            <text:p>5,55E-017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formula="of:=LOG([.A23])" office:value-type="float" office:value="0.698970004336019" calcext:value-type="float">
            <text:p>0,698970004336019</text:p>
          </table:table-cell>
          <table:table-cell table:formula="of:=LOG([.A24])" office:value-type="float" office:value="1" calcext:value-type="float">
            <text:p>1</text:p>
          </table:table-cell>
          <table:table-cell table:formula="of:=LOG([.A25])" office:value-type="float" office:value="1.30102999566398" calcext:value-type="float">
            <text:p>1,30102999566398</text:p>
          </table:table-cell>
          <table:table-cell table:formula="of:=LOG([.A26])" office:value-type="float" office:value="1.60205999132796" calcext:value-type="float">
            <text:p>1,6020599913279600</text:p>
          </table:table-cell>
          <table:table-cell office:value-type="string" calcext:value-type="string">
            <text:p>nachylenie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formula="of:=LOG([.B23])" office:value-type="float" office:value="0.753269056129692" calcext:value-type="float">
            <text:p>0,753269056129692</text:p>
          </table:table-cell>
          <table:table-cell table:formula="of:=LOG([.B24])" office:value-type="float" office:value="0.782837220549229" calcext:value-type="float">
            <text:p>0,782837220549229</text:p>
          </table:table-cell>
          <table:table-cell table:formula="of:=LOG([.B25])" office:value-type="float" office:value="0.792797769118248" calcext:value-type="float">
            <text:p>0,792797769118248</text:p>
          </table:table-cell>
          <table:table-cell table:formula="of:=LOG([.B26])" office:value-type="float" office:value="0.796238383031503" calcext:value-type="float">
            <text:p>0,7962383830315030</text:p>
          </table:table-cell>
          <table:table-cell table:formula="of:=SLOPE([.A35:.D35];[.A34:.D34])" office:value-type="float" office:value="0.0461311268892499" calcext:value-type="float">
            <text:p>0,0461311268892499</text:p>
          </table:table-cell>
          <table:table-cell office:value-type="float" office:value="0.046131127" calcext:value-type="float">
            <text:p>0,046131127000000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formula="of:=LOG([.C23])" office:value-type="float" office:value="0.792262231755483" calcext:value-type="float">
            <text:p>0,792262231755483</text:p>
          </table:table-cell>
          <table:table-cell table:formula="of:=LOG([.C24])" office:value-type="float" office:value="0.796067825140926" calcext:value-type="float">
            <text:p>0,796067825140926</text:p>
          </table:table-cell>
          <table:table-cell table:formula="of:=LOG([.C25])" office:value-type="float" office:value="0.797379223636074" calcext:value-type="float">
            <text:p>0,797379223636074</text:p>
          </table:table-cell>
          <table:table-cell table:formula="of:=LOG([.C26])" office:value-type="float" office:value="0.797837519395238" calcext:value-type="float">
            <text:p>0,7978375193952380</text:p>
          </table:table-cell>
          <table:table-cell table:formula="of:=SLOPE([.A36:.D36];[.A35:.D35])" office:value-type="float" office:value="0.129588939431683" calcext:value-type="float">
            <text:p>0,1295889394316830</text:p>
          </table:table-cell>
          <table:table-cell office:value-type="float" office:value="0.129588939" calcext:value-type="float">
            <text:p>0,12958893900000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&gt;&gt; dot(v(:,1),v(:,4))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podaj wektor b</text:p>
          </table:table-cell>
          <table:table-cell/>
          <table:table-cell office:value-type="string" calcext:value-type="string">
            <text:p>ans =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table:style-name="ce10" office:value-type="float" office:value="-1.6653E-016" calcext:value-type="float">
            <text:p>-1,67E-016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&gt;&gt; dot(v(:,2),v(:,3))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/>
          <table:table-cell table:formula="of:=LOG(6.1982;10)" office:value-type="float" office:value="0.792265585697231" calcext:value-type="float">
            <text:p>0,792265585697231</text:p>
          </table:table-cell>
          <table:table-cell table:number-columns-repeated="7"/>
          <table:table-cell>
            <draw:frame table:end-cell-address="zad1.N65" table:end-x="32.21mm" table:end-y="2.66mm" draw:z-index="4" draw:name="Wykres 3" draw:style-name="gr1" draw:text-style-name="P1" svg:width="205.28mm" svg:height="101.63mm" svg:x="16.76mm" svg:y="0mm">
              <loext:p/>
              <draw:object draw:notify-on-update-of-ranges="zad1.D61:zad1.D61 zad1.D62:zad1.D65 zad1.F61:zad1.F61 zad1.F62:zad1.F70 zad1.E61:zad1.E61 zad1.E62:zad1.E10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formula="of:=LOG(6.1982)" office:value-type="float" office:value="0.792265585697231" calcext:value-type="float">
            <text:p>0,792265585697231</text:p>
          </table:table-cell>
          <table:table-cell table:number-columns-repeated="5"/>
          <table:table-cell table:number-columns-repeated="2" office:value-type="string" calcext:value-type="string">
            <text:p>ans =</text:p>
          </table:table-cell>
          <table:table-cell/>
          <table:table-cell office:value-type="string" calcext:value-type="string">
            <text:p>ans =</text:p>
          </table:table-cell>
          <table:table-cell table:number-columns-repeated="8"/>
          <table:table-cell table:number-columns-repeated="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daj shift=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office:value-type="float" office:value="10000000" calcext:value-type="float">
            <text:p>10000000</text:p>
          </table:table-cell>
          <table:table-cell/>
          <table:table-cell table:style-name="ce10" office:value-type="float" office:value="2.2204E-016" calcext:value-type="float">
            <text:p>2,22E-016</text:p>
          </table:table-cell>
          <table:table-cell table:number-columns-repeated="1013"/>
        </table:table-row>
        <table:table-row table:style-name="ro1">
          <table:table-cell table:number-columns-repeated="19"/>
          <table:table-cell office:value-type="string" calcext:value-type="string">
            <text:p>lam2 =</text:p>
          </table:table-cell>
          <table:table-cell office:value-type="string" calcext:value-type="string">
            <text:p>lam =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3.5167" calcext:value-type="float">
            <text:p>3,5167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string" calcext:value-type="string">
            <text:p>&gt;&gt; dot(v(:,2),v(:,4))</text:p>
          </table:table-cell>
          <table:table-cell table:number-columns-repeated="8"/>
          <table:table-cell office:value-type="float" office:value="19.5444" calcext:value-type="float">
            <text:p>19,5444</text:p>
          </table:table-cell>
          <table:table-cell office:value-type="float" office:value="4.0272" calcext:value-type="float">
            <text:p>4,0272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float" office:value="19.6494" calcext:value-type="float">
            <text:p>19,6494</text:p>
          </table:table-cell>
          <table:table-cell office:value-type="float" office:value="3.6595" calcext:value-type="float">
            <text:p>3,6595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string" calcext:value-type="string">
            <text:p>ans =</text:p>
          </table:table-cell>
          <table:table-cell table:number-columns-repeated="8"/>
          <table:table-cell office:value-type="float" office:value="19.6536" calcext:value-type="float">
            <text:p>19,6536</text:p>
          </table:table-cell>
          <table:table-cell office:value-type="float" office:value="3.5792" calcext:value-type="float">
            <text:p>3,5792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float" office:value="19.6538" calcext:value-type="float">
            <text:p>19,6538</text:p>
          </table:table-cell>
          <table:table-cell office:value-type="float" office:value="3.521" calcext:value-type="float">
            <text:p>3,521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0" office:value-type="float" office:value="-1.1102E-016" calcext:value-type="float">
            <text:p>-1,11E-016</text:p>
          </table:table-cell>
          <table:table-cell table:number-columns-repeated="8"/>
          <table:table-cell office:value-type="float" office:value="19.6538" calcext:value-type="float">
            <text:p>19,6538</text:p>
          </table:table-cell>
          <table:table-cell office:value-type="float" office:value="3.4791" calcext:value-type="float">
            <text:p>3,479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float" office:value="3.4509" calcext:value-type="float">
            <text:p>3,450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&gt;&gt; dot(v(:,3),v(:,4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ans =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zadanie 3</text:p>
          </table:table-cell>
          <table:covered-table-cell table:style-name="ce32"/>
          <table:table-cell table:number-columns-repeated="8"/>
          <table:table-cell table:style-name="ce10" office:value-type="float" office:value="-2.2204E-016" calcext:value-type="float">
            <text:p>-2,22E-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gt;&gt;newton</text:p>
          </table:table-cell>
          <table:table-cell office:value-type="string" calcext:value-type="string">
            <text:p>&gt;&gt; bisekcja</text:p>
          </table:table-cell>
          <table:table-cell office:value-type="string" calcext:value-type="string">
            <text:p>&gt;&gt; sieczne</text:p>
          </table:table-cell>
          <table:table-cell office:value-type="string" calcext:value-type="string">
            <text:p>log(newton)</text:p>
          </table:table-cell>
          <table:table-cell office:value-type="string" calcext:value-type="string">
            <text:p>log(bisekcja)</text:p>
          </table:table-cell>
          <table:table-cell office:value-type="string" calcext:value-type="string">
            <text:p>log(sieczne)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ż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daj wzor f(x)=sin(sqrt(x))</text:p>
          </table:table-cell>
          <table:table-cell office:value-type="string" calcext:value-type="string">
            <text:p>podaj wzor na f(x)=sin(sqrt(x))</text:p>
          </table:table-cell>
          <table:table-cell office:value-type="string" calcext:value-type="string">
            <text:p>podaj wzor f(x)=sin(sqrt(x))</text:p>
          </table:table-cell>
          <table:table-cell table:formula="of:=LOG([.A$137]-[.A68])" office:value-type="float" office:value="0.107063904632368" calcext:value-type="float">
            <text:p>0,1070639046323680</text:p>
          </table:table-cell>
          <table:table-cell table:formula="of:=LOG([.B$138]-[.B69])" office:value-type="float" office:value="-0.662738262269079" calcext:value-type="float">
            <text:p>-0,6627382622690790</text:p>
          </table:table-cell>
          <table:table-cell table:formula="of:=LOG([.C$138]-[.C68])" office:value-type="float" office:value="-0.0176772732536148" calcext:value-type="float">
            <text:p>-0,0176772732536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daj wzor na df/dx=(cos(sqrt(x)))/(2*(sqrt(x)))</text:p>
          </table:table-cell>
          <table:table-cell office:value-type="string" calcext:value-type="string">
            <text:p>podaj a=0</text:p>
          </table:table-cell>
          <table:table-cell office:value-type="string" calcext:value-type="string">
            <text:p>podaj x1=10</text:p>
          </table:table-cell>
          <table:table-cell table:formula="of:=LOG([.A$137]-[.A69])" office:value-type="float" office:value="0.127207758381825" calcext:value-type="float">
            <text:p>0,1272077583818250</text:p>
          </table:table-cell>
          <table:table-cell table:formula="of:=LOG([.B$138]-[.B70])" office:value-type="float" office:value="-0.0744810745838598" calcext:value-type="float">
            <text:p>-0,0744810745838598</text:p>
          </table:table-cell>
          <table:table-cell table:formula="of:=LOG([.C$138]-[.C69])" office:value-type="float" office:value="0.159342870147512" calcext:value-type="float">
            <text:p>0,159342870147512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daj x0=10</text:p>
          </table:table-cell>
          <table:table-cell office:value-type="string" calcext:value-type="string">
            <text:p>podaj b=10</text:p>
          </table:table-cell>
          <table:table-cell office:value-type="string" calcext:value-type="string">
            <text:p>podaj x2=9</text:p>
          </table:table-cell>
          <table:table-cell table:formula="of:=LOG([.A$137]-[.A70])" office:value-type="float" office:value="0.141289522305368" calcext:value-type="float">
            <text:p>0,1412895223053680</text:p>
          </table:table-cell>
          <table:table-cell table:formula="of:=LOG([.B$138]-[.B71])" office:value-type="float" office:value="0.0625447950982822" calcext:value-type="float">
            <text:p>0,0625447950982822</text:p>
          </table:table-cell>
          <table:table-cell table:formula="of:=LOG([.C$138]-[.C70])" office:value-type="float" office:value="0.166219802292021" calcext:value-type="float">
            <text:p>0,16621980229202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&gt;&gt;A*v</text:p>
          </table:table-cell>
          <table:table-cell table:number-columns-repeated="1013"/>
        </table:table-row>
        <table:table-row table:style-name="ro1">
          <table:table-cell table:number-columns-repeated="3" office:value-type="string" calcext:value-type="string">
            <text:p>podaj eps=1*10^-14</text:p>
          </table:table-cell>
          <table:table-cell table:formula="of:=LOG([.A$137]-[.A71])" office:value-type="float" office:value="0.150722403646576" calcext:value-type="float">
            <text:p>0,1507224036465760</text:p>
          </table:table-cell>
          <table:table-cell table:formula="of:=LOG([.B$138]-[.B72])" office:value-type="float" office:value="0.117652743736706" calcext:value-type="float">
            <text:p>0,1176527437367060</text:p>
          </table:table-cell>
          <table:table-cell table:formula="of:=LOG([.C$138]-[.C71])" office:value-type="float" office:value="0.166533726039019" calcext:value-type="float">
            <text:p>0,166533726039019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LOG([.A$137]-[.A72])" office:value-type="float" office:value="0.156811401311348" calcext:value-type="float">
            <text:p>0,1568114013113480</text:p>
          </table:table-cell>
          <table:table-cell table:formula="of:=LOG([.B$138]-[.B73])" office:value-type="float" office:value="0.142788564606433" calcext:value-type="float">
            <text:p>0,1427885646064330</text:p>
          </table:table-cell>
          <table:table-cell table:formula="of:=LOG([.C$138]-[.C72])" office:value-type="float" office:value="0.16654814591252" calcext:value-type="float">
            <text:p>0,166548145912520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012"/>
        </table:table-row>
        <table:table-row table:style-name="ro1">
          <table:table-cell table:number-columns-repeated="3" office:value-type="string" calcext:value-type="string">
            <text:p>del =</text:p>
          </table:table-cell>
          <table:table-cell table:formula="of:=LOG([.A$137]-[.A73])" office:value-type="float" office:value="0.160632445437813" calcext:value-type="float">
            <text:p>0,1606324454378130</text:p>
          </table:table-cell>
          <table:table-cell table:formula="of:=LOG([.B$138]-[.B74])" office:value-type="float" office:value="0.15483117298529" calcext:value-type="float">
            <text:p>0,1548311729852900</text:p>
          </table:table-cell>
          <table:table-cell table:formula="of:=LOG([.C$138]-[.C73])" office:value-type="float" office:value="0.166548808468056" calcext:value-type="float">
            <text:p>0,166548808468056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.2389" calcext:value-type="float">
            <text:p>0,2389</text:p>
          </table:table-cell>
          <table:table-cell office:value-type="float" office:value="1.0545" calcext:value-type="float">
            <text:p>1,0545</text:p>
          </table:table-cell>
          <table:table-cell table:style-name="ce30" office:value-type="float" office:value="-8.8022" calcext:value-type="float">
            <text:p>-8,8022</text:p>
          </table:table-cell>
          <table:table-cell table:style-name="ce30" office:value-type="float" office:value="-11.973" calcext:value-type="float">
            <text:p>-11,973</text:p>
          </table:table-cell>
          <table:table-cell table:number-columns-repeated="1008"/>
        </table:table-row>
        <table:table-row table:style-name="ro1">
          <table:table-cell table:style-name="ce3" office:value-type="float" office:value="0.187831526609209" calcext:value-type="float">
            <text:p>0,1878315266092090</text:p>
          </table:table-cell>
          <table:table-cell table:style-name="ce4" office:value-type="float" office:value="2.5" calcext:value-type="float">
            <text:p>2,5000000000000000</text:p>
          </table:table-cell>
          <table:table-cell table:style-name="ce3" office:value-type="float" office:value="0.507287267627951" calcext:value-type="float">
            <text:p>0,5072872676279510</text:p>
          </table:table-cell>
          <table:table-cell table:formula="of:=LOG([.A$137]-[.A74])" office:value-type="float" office:value="0.162983455870954" calcext:value-type="float">
            <text:p>0,1629834558709540</text:p>
          </table:table-cell>
          <table:table-cell table:formula="of:=LOG([.B$138]-[.B75])" office:value-type="float" office:value="0.160729524672643" calcext:value-type="float">
            <text:p>0,1607295246726430</text:p>
          </table:table-cell>
          <table:table-cell table:formula="of:=LOG([.C$138]-[.C74])" office:value-type="float" office:value="0.16654883891115" calcext:value-type="float">
            <text:p>0,166548838911150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.1784" calcext:value-type="float">
            <text:p>1,1784</text:p>
          </table:table-cell>
          <table:table-cell office:value-type="float" office:value="3.9412" calcext:value-type="float">
            <text:p>3,9412</text:p>
          </table:table-cell>
          <table:table-cell table:style-name="ce30" office:value-type="float" office:value="5.2124" calcext:value-type="float">
            <text:p>5,2124</text:p>
          </table:table-cell>
          <table:table-cell table:style-name="ce30" office:value-type="float" office:value="-7.8044" calcext:value-type="float">
            <text:p>-7,8044</text:p>
          </table:table-cell>
          <table:table-cell table:number-columns-repeated="1008"/>
        </table:table-row>
        <table:table-row table:style-name="ro1">
          <table:table-cell table:style-name="ce3" office:value-type="float" office:value="0.127083383184096" calcext:value-type="float">
            <text:p>0,1270833831840960</text:p>
          </table:table-cell>
          <table:table-cell table:style-name="ce4" office:value-type="float" office:value="1.25" calcext:value-type="float">
            <text:p>1,2500000000000000</text:p>
          </table:table-cell>
          <table:table-cell table:style-name="ce3" office:value-type="float" office:value="0.024146766882248" calcext:value-type="float">
            <text:p>0,0241467668822480</text:p>
          </table:table-cell>
          <table:table-cell table:formula="of:=LOG([.A$137]-[.A75])" office:value-type="float" office:value="0.164411334475349" calcext:value-type="float">
            <text:p>0,1644113344753490</text:p>
          </table:table-cell>
          <table:table-cell table:formula="of:=LOG([.B$138]-[.B76])" office:value-type="float" office:value="0.163648929420042" calcext:value-type="float">
            <text:p>0,1636489294200420</text:p>
          </table:table-cell>
          <table:table-cell table:formula="of:=LOG([.C$138]-[.C75])" office:value-type="float" office:value="0.16654884030995" calcext:value-type="float">
            <text:p>0,166548840309950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.5953" calcext:value-type="float">
            <text:p>2,5953</text:p>
          </table:table-cell>
          <table:table-cell office:value-type="float" office:value="-3.1201" calcext:value-type="float">
            <text:p>-3,1201</text:p>
          </table:table-cell>
          <table:table-cell table:style-name="ce30" office:value-type="float" office:value="2.6136" calcext:value-type="float">
            <text:p>2,6136</text:p>
          </table:table-cell>
          <table:table-cell table:style-name="ce30" office:value-type="float" office:value="-10.3295" calcext:value-type="float">
            <text:p>-10,3295</text:p>
          </table:table-cell>
          <table:table-cell table:number-columns-repeated="1008"/>
        </table:table-row>
        <table:table-row table:style-name="ro1">
          <table:table-cell table:style-name="ce3" office:value-type="float" office:value="0.08291205961571" calcext:value-type="float">
            <text:p>0,0829120596157100</text:p>
          </table:table-cell>
          <table:table-cell table:style-name="ce4" office:value-type="float" office:value="0.625" calcext:value-type="float">
            <text:p>0,6250000000000000</text:p>
          </table:table-cell>
          <table:table-cell table:style-name="ce3" office:value-type="float" office:value="0.001111338064714" calcext:value-type="float">
            <text:p>0,0011113380647140</text:p>
          </table:table-cell>
          <table:table-cell table:formula="of:=LOG([.A$137]-[.A76])" office:value-type="float" office:value="0.165271455406386" calcext:value-type="float">
            <text:p>0,1652714554063860</text:p>
          </table:table-cell>
          <table:table-cell table:formula="of:=LOG([.B$138]-[.B77])" office:value-type="float" office:value="0.165101305338117" calcext:value-type="float">
            <text:p>0,1651013053381170</text:p>
          </table:table-cell>
          <table:table-cell table:formula="of:=LOG([.C$138]-[.C76])" office:value-type="float" office:value="0.166548840374222" calcext:value-type="float">
            <text:p>0,166548840374222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-3.3397" calcext:value-type="float">
            <text:p>-3,3397</text:p>
          </table:table-cell>
          <table:table-cell office:value-type="float" office:value="-0.9586" calcext:value-type="float">
            <text:p>-0,9586</text:p>
          </table:table-cell>
          <table:table-cell table:style-name="ce30" office:value-type="float" office:value="3.2406" calcext:value-type="float">
            <text:p>3,2406</text:p>
          </table:table-cell>
          <table:table-cell table:style-name="ce30" office:value-type="float" office:value="-11.6373" calcext:value-type="float">
            <text:p>-11,6373</text:p>
          </table:table-cell>
          <table:table-cell table:number-columns-repeated="1008"/>
        </table:table-row>
        <table:table-row table:style-name="ro1">
          <table:table-cell table:style-name="ce3" office:value-type="float" office:value="0.052511991285844" calcext:value-type="float">
            <text:p>0,0525119912858440</text:p>
          </table:table-cell>
          <table:table-cell table:style-name="ce4" office:value-type="float" office:value="0.3125" calcext:value-type="float">
            <text:p>0,3125000000000000</text:p>
          </table:table-cell>
          <table:table-cell table:style-name="ce3" office:value-type="float" office:value="0.0000510676779106322" calcext:value-type="float">
            <text:p>0,0000510676779106</text:p>
          </table:table-cell>
          <table:table-cell table:formula="of:=LOG([.A$137]-[.A77])" office:value-type="float" office:value="0.165786948396639" calcext:value-type="float">
            <text:p>0,1657869483966390</text:p>
          </table:table-cell>
          <table:table-cell table:formula="of:=LOG([.B$138]-[.B78])" office:value-type="float" office:value="0.165825675949859" calcext:value-type="float">
            <text:p>0,1658256759498590</text:p>
          </table:table-cell>
          <table:table-cell table:formula="of:=LOG([.C$138]-[.C77])" office:value-type="float" office:value="0.166548840377176" calcext:value-type="float">
            <text:p>0,166548840377176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0.032534913724638" calcext:value-type="float">
            <text:p>0,0325349137246380</text:p>
          </table:table-cell>
          <table:table-cell table:style-name="ce4" office:value-type="float" office:value="0.15625" calcext:value-type="float">
            <text:p>0,1562500000000000</text:p>
          </table:table-cell>
          <table:table-cell table:style-name="ce3" office:value-type="float" office:value="0.00000234646682439887" calcext:value-type="float">
            <text:p>0,0000023464668244</text:p>
          </table:table-cell>
          <table:table-cell table:formula="of:=LOG([.A$137]-[.A78])" office:value-type="float" office:value="0.166094943643349" calcext:value-type="float">
            <text:p>0,1660949436433490</text:p>
          </table:table-cell>
          <table:table-cell table:formula="of:=LOG([.B$138]-[.B79])" office:value-type="float" office:value="0.166187408685511" calcext:value-type="float">
            <text:p>0,1661874086855110</text:p>
          </table:table-cell>
          <table:table-cell table:formula="of:=LOG([.C$138]-[.C78])" office:value-type="float" office:value="0.166548840377311" calcext:value-type="float">
            <text:p>0,166548840377311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3" office:value-type="float" office:value="0.019854860809101" calcext:value-type="float">
            <text:p>0,0198548608091010</text:p>
          </table:table-cell>
          <table:table-cell table:style-name="ce4" office:value-type="float" office:value="0.078125" calcext:value-type="float">
            <text:p>0,0781250000000000</text:p>
          </table:table-cell>
          <table:table-cell table:style-name="ce3" office:value-type="float" office:value="0.000000107815517846887" calcext:value-type="float">
            <text:p>0,0000001078155178</text:p>
          </table:table-cell>
          <table:table-cell table:formula="of:=LOG([.A$137]-[.A79])" office:value-type="float" office:value="0.166278621161475" calcext:value-type="float">
            <text:p>0,1662786211614750</text:p>
          </table:table-cell>
          <table:table-cell table:formula="of:=LOG([.B$138]-[.B80])" office:value-type="float" office:value="0.166368162130574" calcext:value-type="float">
            <text:p>0,16636816213057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&gt;&gt;v*m</text:p>
          </table:table-cell>
          <table:table-cell table:number-columns-repeated="1013"/>
        </table:table-row>
        <table:table-row table:style-name="ro1">
          <table:table-cell table:style-name="ce3" office:value-type="float" office:value="0.011997463278129" calcext:value-type="float">
            <text:p>0,0119974632781290</text:p>
          </table:table-cell>
          <table:table-cell table:style-name="ce4" office:value-type="float" office:value="0.0390625" calcext:value-type="float">
            <text:p>0,0390625000000000</text:p>
          </table:table-cell>
          <table:table-cell table:style-name="ce3" office:value-type="float" office:value="0.00000000495390950483454" calcext:value-type="float">
            <text:p>0,0000000049539095</text:p>
          </table:table-cell>
          <table:table-cell table:formula="of:=LOG([.A$137]-[.A80])" office:value-type="float" office:value="0.166388037631036" calcext:value-type="float">
            <text:p>0,1663880376310360</text:p>
          </table:table-cell>
          <table:table-cell table:formula="of:=LOG([.B$138]-[.B81])" office:value-type="float" office:value="0.166458510649824" calcext:value-type="float">
            <text:p>0,166458510649824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3" office:value-type="float" office:value="0.007204494879527" calcext:value-type="float">
            <text:p>0,0072044948795270</text:p>
          </table:table-cell>
          <table:table-cell table:style-name="ce4" office:value-type="float" office:value="0.01953125" calcext:value-type="float">
            <text:p>0,0195312500000000</text:p>
          </table:table-cell>
          <table:table-cell table:style-name="ce3" office:value-type="float" office:value="0.000000000227622143356143" calcext:value-type="float">
            <text:p>0,0000000002276221</text:p>
          </table:table-cell>
          <table:table-cell table:formula="of:=LOG([.A$137]-[.A81])" office:value-type="float" office:value="0.166453173370468" calcext:value-type="float">
            <text:p>0,1664531733704680</text:p>
          </table:table-cell>
          <table:table-cell table:formula="of:=LOG([.B$138]-[.B82])" office:value-type="float" office:value="0.16650367786205" calcext:value-type="float">
            <text:p>0,16650367786205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012"/>
        </table:table-row>
        <table:table-row table:style-name="ro1">
          <table:table-cell table:style-name="ce3" office:value-type="float" office:value="0.004309707497254" calcext:value-type="float">
            <text:p>0,0043097074972540</text:p>
          </table:table-cell>
          <table:table-cell table:style-name="ce4" office:value-type="float" office:value="0.009765625" calcext:value-type="float">
            <text:p>0,0097656250000000</text:p>
          </table:table-cell>
          <table:table-cell table:style-name="ce3" office:value-type="float" office:value="0.0000000000104591890703886" calcext:value-type="float">
            <text:p>0,0000000000104592</text:p>
          </table:table-cell>
          <table:table-cell table:formula="of:=LOG([.A$137]-[.A82])" office:value-type="float" office:value="0.166491933301281" calcext:value-type="float">
            <text:p>0,1664919333012810</text:p>
          </table:table-cell>
          <table:table-cell table:formula="of:=LOG([.B$138]-[.B83])" office:value-type="float" office:value="0.166526259706742" calcext:value-type="float">
            <text:p>0,16652625970674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2389" calcext:value-type="float">
            <text:p>0,2389</text:p>
          </table:table-cell>
          <table:table-cell office:value-type="float" office:value="1.0545" calcext:value-type="float">
            <text:p>1,0545</text:p>
          </table:table-cell>
          <table:table-cell table:style-name="ce30" office:value-type="float" office:value="-8.8022" calcext:value-type="float">
            <text:p>-8,8022</text:p>
          </table:table-cell>
          <table:table-cell table:style-name="ce30" office:value-type="float" office:value="-11.973" calcext:value-type="float">
            <text:p>-11,973</text:p>
          </table:table-cell>
          <table:table-cell table:number-columns-repeated="1008"/>
        </table:table-row>
        <table:table-row table:style-name="ro1">
          <table:table-cell table:style-name="ce3" office:value-type="float" office:value="0.002572035989419" calcext:value-type="float">
            <text:p>0,0025720359894190</text:p>
          </table:table-cell>
          <table:table-cell table:style-name="ce4" office:value-type="float" office:value="0.0048828125" calcext:value-type="float">
            <text:p>0,0048828125000000</text:p>
          </table:table-cell>
          <table:table-cell table:style-name="ce3" office:value-type="float" office:value="0.000000000000480282480452842" calcext:value-type="float">
            <text:p>0,0000000000004803</text:p>
          </table:table-cell>
          <table:table-cell table:formula="of:=LOG([.A$137]-[.A83])" office:value-type="float" office:value="0.166514992465864" calcext:value-type="float">
            <text:p>0,1665149924658640</text:p>
          </table:table-cell>
          <table:table-cell table:formula="of:=LOG([.B$138]-[.B84])" office:value-type="float" office:value="0.166537550188786" calcext:value-type="float">
            <text:p>0,166537550188786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.1784" calcext:value-type="float">
            <text:p>1,1784</text:p>
          </table:table-cell>
          <table:table-cell office:value-type="float" office:value="3.9412" calcext:value-type="float">
            <text:p>3,9412</text:p>
          </table:table-cell>
          <table:table-cell table:style-name="ce30" office:value-type="float" office:value="5.2124" calcext:value-type="float">
            <text:p>5,2124</text:p>
          </table:table-cell>
          <table:table-cell table:style-name="ce30" office:value-type="float" office:value="-7.8044" calcext:value-type="float">
            <text:p>-7,8044</text:p>
          </table:table-cell>
          <table:table-cell table:number-columns-repeated="1008"/>
        </table:table-row>
        <table:table-row table:style-name="ro1">
          <table:table-cell table:style-name="ce3" office:value-type="float" office:value="0.001532832352665" calcext:value-type="float">
            <text:p>0,0015328323526650</text:p>
          </table:table-cell>
          <table:table-cell table:style-name="ce4" office:value-type="float" office:value="0.00244140625" calcext:value-type="float">
            <text:p>0,0024414062500000</text:p>
          </table:table-cell>
          <table:table-cell table:style-name="ce3" office:value-type="float" office:value="0.000000000000021760371282653" calcext:value-type="float">
            <text:p>0,0000000000000218</text:p>
          </table:table-cell>
          <table:table-cell table:formula="of:=LOG([.A$137]-[.A84])" office:value-type="float" office:value="0.166528708949312" calcext:value-type="float">
            <text:p>0,1665287089493120</text:p>
          </table:table-cell>
          <table:table-cell table:formula="of:=LOG([.B$138]-[.B85])" office:value-type="float" office:value="0.166543195319739" calcext:value-type="float">
            <text:p>0,166543195319739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.5953" calcext:value-type="float">
            <text:p>2,5953</text:p>
          </table:table-cell>
          <table:table-cell office:value-type="float" office:value="-3.1201" calcext:value-type="float">
            <text:p>-3,1201</text:p>
          </table:table-cell>
          <table:table-cell table:style-name="ce30" office:value-type="float" office:value="2.6136" calcext:value-type="float">
            <text:p>2,6136</text:p>
          </table:table-cell>
          <table:table-cell table:style-name="ce30" office:value-type="float" office:value="-10.3295" calcext:value-type="float">
            <text:p>-10,3295</text:p>
          </table:table-cell>
          <table:table-cell table:number-columns-repeated="1008"/>
        </table:table-row>
        <table:table-row table:style-name="ro1">
          <table:table-cell table:style-name="ce3" office:value-type="float" office:value="0.000912736999518548" calcext:value-type="float">
            <text:p>0,0009127369995185</text:p>
          </table:table-cell>
          <table:table-cell table:style-name="ce4" office:value-type="float" office:value="0.001220703125" calcext:value-type="float">
            <text:p>0,0012207031250000</text:p>
          </table:table-cell>
          <table:table-cell table:style-name="ce3" office:value-type="float" office:value="0.46740110027234" calcext:value-type="float">
            <text:p>0,4674011002723400</text:p>
          </table:table-cell>
          <table:table-cell table:formula="of:=LOG([.A$137]-[.A85])" office:value-type="float" office:value="0.166536867358491" calcext:value-type="float">
            <text:p>0,1665368673584910</text:p>
          </table:table-cell>
          <table:table-cell table:formula="of:=LOG([.B$138]-[.B86])" office:value-type="float" office:value="0.166546017857699" calcext:value-type="float">
            <text:p>0,166546017857699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-3.3397" calcext:value-type="float">
            <text:p>-3,3397</text:p>
          </table:table-cell>
          <table:table-cell office:value-type="float" office:value="-0.9586" calcext:value-type="float">
            <text:p>-0,9586</text:p>
          </table:table-cell>
          <table:table-cell table:style-name="ce30" office:value-type="float" office:value="3.2406" calcext:value-type="float">
            <text:p>3,2406</text:p>
          </table:table-cell>
          <table:table-cell table:style-name="ce30" office:value-type="float" office:value="-11.6373" calcext:value-type="float">
            <text:p>-11,6373</text:p>
          </table:table-cell>
          <table:table-cell table:number-columns-repeated="1008"/>
        </table:table-row>
        <table:table-row table:style-name="ro1">
          <table:table-cell table:style-name="ce3" office:value-type="float" office:value="0.000543222302241908" calcext:value-type="float">
            <text:p>0,0005432223022419</text:p>
          </table:table-cell>
          <table:table-cell table:style-name="ce4" office:value-type="float" office:value="0.0006103515625" calcext:value-type="float">
            <text:p>0,0006103515625000</text:p>
          </table:table-cell>
          <table:table-cell table:style-name="ce3" office:value-type="float" office:value="0" calcext:value-type="float">
            <text:p>0,0000000000000000</text:p>
          </table:table-cell>
          <table:table-cell table:formula="of:=LOG([.A$137]-[.A86])" office:value-type="float" office:value="0.166541719645247" calcext:value-type="float">
            <text:p>0,1665417196452470</text:p>
          </table:table-cell>
          <table:table-cell table:formula="of:=LOG([.B$138]-[.B87])" office:value-type="float" office:value="0.1665474291198" calcext:value-type="float">
            <text:p>0,1665474291198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3" office:value-type="float" office:value="0.000323205604356058" calcext:value-type="float">
            <text:p>0,0003232056043561</text:p>
          </table:table-cell>
          <table:table-cell table:style-name="ce4" office:value-type="float" office:value="0.00030517578125" calcext:value-type="float">
            <text:p>0,0003051757812500</text:p>
          </table:table-cell>
          <table:table-cell/>
          <table:table-cell table:formula="of:=LOG([.A$137]-[.A87])" office:value-type="float" office:value="0.166544605500281" calcext:value-type="float">
            <text:p>0,1665446055002810</text:p>
          </table:table-cell>
          <table:table-cell table:formula="of:=LOG([.B$138]-[.B88])" office:value-type="float" office:value="0.16654813474913" calcext:value-type="float">
            <text:p>0,16654813474913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float" office:value="0.00019226593638244" calcext:value-type="float">
            <text:p>0,0001922659363824</text:p>
          </table:table-cell>
          <table:table-cell table:style-name="ce4" office:value-type="float" office:value="0.000152587890625" calcext:value-type="float">
            <text:p>0,0001525878906250</text:p>
          </table:table-cell>
          <table:table-cell/>
          <table:table-cell table:formula="of:=LOG([.A$137]-[.A88])" office:value-type="float" office:value="0.166546321806902" calcext:value-type="float">
            <text:p>0,1665463218069020</text:p>
          </table:table-cell>
          <table:table-cell table:formula="of:=LOG([.B$138]-[.B89])" office:value-type="float" office:value="0.166548487563366" calcext:value-type="float">
            <text:p>0,166548487563366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3" office:value-type="float" office:value="0.000114361404785157" calcext:value-type="float">
            <text:p>0,0001143614047852</text:p>
          </table:table-cell>
          <table:table-cell table:style-name="ce4" office:value-type="float" office:value="0.0000762939453125" calcext:value-type="float">
            <text:p>0,0000762939453125</text:p>
          </table:table-cell>
          <table:table-cell/>
          <table:table-cell table:formula="of:=LOG([.A$137]-[.A89])" office:value-type="float" office:value="0.166547342536417" calcext:value-type="float">
            <text:p>0,1665473425364170</text:p>
          </table:table-cell>
          <table:table-cell table:formula="of:=LOG([.B$138]-[.B90])" office:value-type="float" office:value="0.166548663970376" calcext:value-type="float">
            <text:p>0,166548663970376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680188125286029" calcext:value-type="float">
            <text:p>0,0000680188125286</text:p>
          </table:table-cell>
          <table:table-cell table:style-name="ce4" office:value-type="float" office:value="0.00003814697265625" calcext:value-type="float">
            <text:p>0,0000381469726563</text:p>
          </table:table-cell>
          <table:table-cell/>
          <table:table-cell table:formula="of:=LOG([.A$137]-[.A90])" office:value-type="float" office:value="0.166547949585418" calcext:value-type="float">
            <text:p>0,1665479495854180</text:p>
          </table:table-cell>
          <table:table-cell table:formula="of:=LOG([.B$138]-[.B91])" office:value-type="float" office:value="0.166548752173854" calcext:value-type="float">
            <text:p>0,166548752173854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404540687406473" calcext:value-type="float">
            <text:p>0,0000404540687406</text:p>
          </table:table-cell>
          <table:table-cell table:style-name="ce4" office:value-type="float" office:value="0.000019073486328125" calcext:value-type="float">
            <text:p>0,0000190734863281</text:p>
          </table:table-cell>
          <table:table-cell/>
          <table:table-cell table:formula="of:=LOG([.A$137]-[.A91])" office:value-type="float" office:value="0.166548310608698" calcext:value-type="float">
            <text:p>0,1665483106086980</text:p>
          </table:table-cell>
          <table:table-cell table:formula="of:=LOG([.B$138]-[.B92])" office:value-type="float" office:value="0.166548796275587" calcext:value-type="float">
            <text:p>0,166548796275587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24059445500324" calcext:value-type="float">
            <text:p>0,0000240594455003</text:p>
          </table:table-cell>
          <table:table-cell table:style-name="ce4" office:value-type="float" office:value="0.0000095367431640625" calcext:value-type="float">
            <text:p>0,0000095367431641</text:p>
          </table:table-cell>
          <table:table-cell/>
          <table:table-cell table:formula="of:=LOG([.A$137]-[.A92])" office:value-type="float" office:value="0.166548525315452" calcext:value-type="float">
            <text:p>0,1665485253154520</text:p>
          </table:table-cell>
          <table:table-cell table:formula="of:=LOG([.B$138]-[.B93])" office:value-type="float" office:value="0.166548818326451" calcext:value-type="float">
            <text:p>0,16654881832645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143088001063329" calcext:value-type="float">
            <text:p>0,0000143088001063</text:p>
          </table:table-cell>
          <table:table-cell table:style-name="ce4" office:value-type="float" office:value="0.00000476837158203125" calcext:value-type="float">
            <text:p>0,0000047683715820</text:p>
          </table:table-cell>
          <table:table-cell/>
          <table:table-cell table:formula="of:=LOG([.A$137]-[.A93])" office:value-type="float" office:value="0.166548653005083" calcext:value-type="float">
            <text:p>0,1665486530050830</text:p>
          </table:table-cell>
          <table:table-cell table:formula="of:=LOG([.B$138]-[.B94])" office:value-type="float" office:value="0.166548829351883" calcext:value-type="float">
            <text:p>0,166548829351883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850976109845191" calcext:value-type="float">
            <text:p>0,0000085097610985</text:p>
          </table:table-cell>
          <table:table-cell table:style-name="ce4" office:value-type="float" office:value="0.00000238418579101562" calcext:value-type="float">
            <text:p>0,0000023841857910</text:p>
          </table:table-cell>
          <table:table-cell/>
          <table:table-cell table:formula="of:=LOG([.A$137]-[.A94])" office:value-type="float" office:value="0.166548728944143" calcext:value-type="float">
            <text:p>0,1665487289441430</text:p>
          </table:table-cell>
          <table:table-cell table:formula="of:=LOG([.B$138]-[.B95])" office:value-type="float" office:value="0.166548834864599" calcext:value-type="float">
            <text:p>0,166548834864599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50609199329088" calcext:value-type="float">
            <text:p>0,0000050609199329</text:p>
          </table:table-cell>
          <table:table-cell table:style-name="ce4" office:value-type="float" office:value="0.00000119209289550781" calcext:value-type="float">
            <text:p>0,0000011920928955</text:p>
          </table:table-cell>
          <table:table-cell/>
          <table:table-cell table:formula="of:=LOG([.A$137]-[.A95])" office:value-type="float" office:value="0.166548774106292" calcext:value-type="float">
            <text:p>0,1665487741062920</text:p>
          </table:table-cell>
          <table:table-cell table:formula="of:=LOG([.B$138]-[.B96])" office:value-type="float" office:value="0.166548837620957" calcext:value-type="float">
            <text:p>0,166548837620957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300981875667183" calcext:value-type="float">
            <text:p>0,0000030098187567</text:p>
          </table:table-cell>
          <table:table-cell table:style-name="ce4" office:value-type="float" office:value="0.000000596046447753906" calcext:value-type="float">
            <text:p>0,0000005960464478</text:p>
          </table:table-cell>
          <table:table-cell/>
          <table:table-cell table:formula="of:=LOG([.A$137]-[.A96])" office:value-type="float" office:value="0.166548800964922" calcext:value-type="float">
            <text:p>0,1665488009649220</text:p>
          </table:table-cell>
          <table:table-cell table:formula="of:=LOG([.B$138]-[.B97])" office:value-type="float" office:value="0.166548838999136" calcext:value-type="float">
            <text:p>0,166548838999136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178998955191467" calcext:value-type="float">
            <text:p>0,0000017899895519</text:p>
          </table:table-cell>
          <table:table-cell table:style-name="ce4" office:value-type="float" office:value="0.000000298023223876953" calcext:value-type="float">
            <text:p>0,0000002980232239</text:p>
          </table:table-cell>
          <table:table-cell/>
          <table:table-cell table:formula="of:=LOG([.A$137]-[.A97])" office:value-type="float" office:value="0.166548816938164" calcext:value-type="float">
            <text:p>0,1665488169381640</text:p>
          </table:table-cell>
          <table:table-cell table:formula="of:=LOG([.B$138]-[.B98])" office:value-type="float" office:value="0.166548839688225" calcext:value-type="float">
            <text:p>0,166548839688225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106453566472986" calcext:value-type="float">
            <text:p>0,0000010645356647</text:p>
          </table:table-cell>
          <table:table-cell table:style-name="ce4" office:value-type="float" office:value="0.000000149011611938476" calcext:value-type="float">
            <text:p>0,0000001490116119</text:p>
          </table:table-cell>
          <table:table-cell/>
          <table:table-cell table:formula="of:=LOG([.A$137]-[.A98])" office:value-type="float" office:value="0.166548826437695" calcext:value-type="float">
            <text:p>0,1665488264376950</text:p>
          </table:table-cell>
          <table:table-cell table:formula="of:=LOG([.B$138]-[.B99])" office:value-type="float" office:value="0.16654884003277" calcext:value-type="float">
            <text:p>0,166548840032770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633096159496915" calcext:value-type="float">
            <text:p>0,0000006330961595</text:p>
          </table:table-cell>
          <table:table-cell table:style-name="ce4" office:value-type="float" office:value="0.0000000745058059692382" calcext:value-type="float">
            <text:p>0,0000000745058060</text:p>
          </table:table-cell>
          <table:table-cell/>
          <table:table-cell table:formula="of:=LOG([.A$137]-[.A99])" office:value-type="float" office:value="0.166548832087212" calcext:value-type="float">
            <text:p>0,1665488320872120</text:p>
          </table:table-cell>
          <table:table-cell table:formula="of:=LOG([.B$138]-[.B100])" office:value-type="float" office:value="0.166548840205042" calcext:value-type="float">
            <text:p>0,166548840205042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376512145017216" calcext:value-type="float">
            <text:p>0,0000003765121450</text:p>
          </table:table-cell>
          <table:table-cell table:style-name="ce4" office:value-type="float" office:value="0.0000000372529029846191" calcext:value-type="float">
            <text:p>0,0000000372529030</text:p>
          </table:table-cell>
          <table:table-cell/>
          <table:table-cell table:formula="of:=LOG([.A$137]-[.A100])" office:value-type="float" office:value="0.166548835447067" calcext:value-type="float">
            <text:p>0,1665488354470670</text:p>
          </table:table-cell>
          <table:table-cell table:formula="of:=LOG([.B$138]-[.B101])" office:value-type="float" office:value="0.166548840291179" calcext:value-type="float">
            <text:p>0,166548840291179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223917588915156" calcext:value-type="float">
            <text:p>0,0000002239175889</text:p>
          </table:table-cell>
          <table:table-cell table:style-name="ce4" office:value-type="float" office:value="0.0000000186264514923095" calcext:value-type="float">
            <text:p>0,0000000186264515</text:p>
          </table:table-cell>
          <table:table-cell/>
          <table:table-cell table:formula="of:=LOG([.A$137]-[.A101])" office:value-type="float" office:value="0.166548837445223" calcext:value-type="float">
            <text:p>0,1665488374452230</text:p>
          </table:table-cell>
          <table:table-cell table:formula="of:=LOG([.B$138]-[.B102])" office:value-type="float" office:value="0.166548840334247" calcext:value-type="float">
            <text:p>0,166548840334247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133167232574393" calcext:value-type="float">
            <text:p>0,0000001331672326</text:p>
          </table:table-cell>
          <table:table-cell table:style-name="ce4" office:value-type="float" office:value="0.00000000931322574615478" calcext:value-type="float">
            <text:p>0,0000000093132257</text:p>
          </table:table-cell>
          <table:table-cell/>
          <table:table-cell table:formula="of:=LOG([.A$137]-[.A102])" office:value-type="float" office:value="0.166548838633558" calcext:value-type="float">
            <text:p>0,1665488386335580</text:p>
          </table:table-cell>
          <table:table-cell table:formula="of:=LOG([.B$138]-[.B103])" office:value-type="float" office:value="0.166548840355781" calcext:value-type="float">
            <text:p>0,16654884035578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791965946156381" calcext:value-type="float">
            <text:p>0,0000000791965946</text:p>
          </table:table-cell>
          <table:table-cell table:style-name="ce4" office:value-type="float" office:value="0.00000000465661287307739" calcext:value-type="float">
            <text:p>0,0000000046566129</text:p>
          </table:table-cell>
          <table:table-cell/>
          <table:table-cell table:formula="of:=LOG([.A$137]-[.A103])" office:value-type="float" office:value="0.166548839340278" calcext:value-type="float">
            <text:p>0,1665488393402780</text:p>
          </table:table-cell>
          <table:table-cell table:formula="of:=LOG([.B$138]-[.B104])" office:value-type="float" office:value="0.166548840366548" calcext:value-type="float">
            <text:p>0,166548840366548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470994268031432" calcext:value-type="float">
            <text:p>0,0000000470994268</text:p>
          </table:table-cell>
          <table:table-cell table:style-name="ce4" office:value-type="float" office:value="0.00000000232830643653869" calcext:value-type="float">
            <text:p>0,0000000023283064</text:p>
          </table:table-cell>
          <table:table-cell/>
          <table:table-cell table:formula="of:=LOG([.A$137]-[.A104])" office:value-type="float" office:value="0.166548839760576" calcext:value-type="float">
            <text:p>0,1665488397605760</text:p>
          </table:table-cell>
          <table:table-cell table:formula="of:=LOG([.B$138]-[.B105])" office:value-type="float" office:value="0.166548840371931" calcext:value-type="float">
            <text:p>0,166548840371931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280107492756087" calcext:value-type="float">
            <text:p>0,0000000280107493</text:p>
          </table:table-cell>
          <table:table-cell table:style-name="ce4" office:value-type="float" office:value="0.00000000116415321826934" calcext:value-type="float">
            <text:p>0,0000000011641532</text:p>
          </table:table-cell>
          <table:table-cell/>
          <table:table-cell table:formula="of:=LOG([.A$137]-[.A105])" office:value-type="float" office:value="0.166548840010533" calcext:value-type="float">
            <text:p>0,1665488400105330</text:p>
          </table:table-cell>
          <table:table-cell table:formula="of:=LOG([.B$138]-[.B106])" office:value-type="float" office:value="0.166548840374623" calcext:value-type="float">
            <text:p>0,166548840374623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166584206429121" calcext:value-type="float">
            <text:p>0,0000000166584206</text:p>
          </table:table-cell>
          <table:table-cell table:style-name="ce4" office:value-type="float" office:value="0.000000000582076609134674" calcext:value-type="float">
            <text:p>0,0000000005820766</text:p>
          </table:table-cell>
          <table:table-cell/>
          <table:table-cell table:formula="of:=LOG([.A$137]-[.A106])" office:value-type="float" office:value="0.166548840159187" calcext:value-type="float">
            <text:p>0,1665488401591870</text:p>
          </table:table-cell>
          <table:table-cell table:formula="of:=LOG([.B$138]-[.B107])" office:value-type="float" office:value="0.166548840375969" calcext:value-type="float">
            <text:p>0,166548840375969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>
            <draw:frame table:end-cell-address="zad1.O117" table:end-x="16.09mm" table:end-y="3.72mm" draw:z-index="3" draw:name="Wykres 2" draw:style-name="gr1" draw:text-style-name="P1" svg:width="169.04mm" svg:height="76.23mm" svg:x="8.11mm" svg:y="3.97mm">
              <loext:p/>
              <draw:object draw:notify-on-update-of-ranges="zad1.J104:zad1.J104 zad1.J105:zad1.J114 zad1.K104:zad1.K104 zad1.K105:zad1.K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3" office:value-type="float" office:value="0.00000000990701698455609" calcext:value-type="float">
            <text:p>0,0000000099070170</text:p>
          </table:table-cell>
          <table:table-cell table:style-name="ce4" office:value-type="float" office:value="0.000000000291038304567337" calcext:value-type="float">
            <text:p>0,0000000002910383</text:p>
          </table:table-cell>
          <table:table-cell/>
          <table:table-cell table:formula="of:=LOG([.A$137]-[.A107])" office:value-type="float" office:value="0.166548840247593" calcext:value-type="float">
            <text:p>0,1665488402475930</text:p>
          </table:table-cell>
          <table:table-cell table:formula="of:=LOG([.B$138]-[.B108])" office:value-type="float" office:value="0.166548840376642" calcext:value-type="float">
            <text:p>0,166548840376642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58918545597919" calcext:value-type="float">
            <text:p>0,0000000058918546</text:p>
          </table:table-cell>
          <table:table-cell table:style-name="ce4" office:value-type="float" office:value="0.000000000145519152283668" calcext:value-type="float">
            <text:p>0,0000000001455192</text:p>
          </table:table-cell>
          <table:table-cell/>
          <table:table-cell table:formula="of:=LOG([.A$137]-[.A108])" office:value-type="float" office:value="0.16654884030017" calcext:value-type="float">
            <text:p>0,1665488403001700</text:p>
          </table:table-cell>
          <table:table-cell table:formula="of:=LOG([.B$138]-[.B109])" office:value-type="float" office:value="0.166548840376978" calcext:value-type="float">
            <text:p>0,166548840376978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350397577619787" calcext:value-type="float">
            <text:p>0,0000000035039758</text:p>
          </table:table-cell>
          <table:table-cell table:style-name="ce4" office:value-type="float" office:value="0.0000000000727595761418342" calcext:value-type="float">
            <text:p>0,0000000000727596</text:p>
          </table:table-cell>
          <table:table-cell/>
          <table:table-cell table:formula="of:=LOG([.A$137]-[.A109])" office:value-type="float" office:value="0.166548840331438" calcext:value-type="float">
            <text:p>0,1665488403314380</text:p>
          </table:table-cell>
          <table:table-cell table:formula="of:=LOG([.B$138]-[.B110])" office:value-type="float" office:value="0.166548840377147" calcext:value-type="float">
            <text:p>0,1665488403771470</text:p>
          </table:table-cell>
          <table:table-cell/>
          <table:table-cell office:value-type="float" office:value="42" calcext:value-type="float">
            <text:p>42</text:p>
          </table:table-cell>
          <table:table-cell>
            <draw:frame table:end-cell-address="zad1.K120" table:end-x="26.9mm" table:end-y="2.11mm" draw:z-index="5" draw:name="Wykres 4" draw:style-name="gr1" draw:text-style-name="P1" svg:width="133.91mm" svg:height="76.14mm" svg:x="9.27mm" svg:y="2.44mm">
              <loext:p/>
              <draw:object draw:notify-on-update-of-ranges="zad1.D61:zad1.D61 zad1.D62:zad1.D122 zad1.E61:zad1.E61 zad1.E62:zad1.E122 zad1.F61:zad1.F61 zad1.F62:zad1.F1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3" office:value-type="float" office:value="0.00000000208386774502855" calcext:value-type="float">
            <text:p>0,0000000020838677</text:p>
          </table:table-cell>
          <table:table-cell table:style-name="ce4" office:value-type="float" office:value="0.0000000000363797880709171" calcext:value-type="float">
            <text:p>0,0000000000363798</text:p>
          </table:table-cell>
          <table:table-cell/>
          <table:table-cell table:formula="of:=LOG([.A$137]-[.A110])" office:value-type="float" office:value="0.166548840350033" calcext:value-type="float">
            <text:p>0,1665488403500330</text:p>
          </table:table-cell>
          <table:table-cell table:formula="of:=LOG([.B$138]-[.B111])" office:value-type="float" office:value="0.166548840377231" calcext:value-type="float">
            <text:p>0,16654884037723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cobi</text:p>
          </table:table-cell>
          <table:table-cell office:value-type="string" calcext:value-type="string">
            <text:p>gauss-seidel</text:p>
          </table:table-cell>
          <table:table-cell office:value-type="string" calcext:value-type="string">
            <text:p>log(jacobi)</text:p>
          </table:table-cell>
          <table:table-cell office:value-type="string" calcext:value-type="string">
            <text:p>log(gauss-seidel)</text:p>
          </table:table-cell>
          <table:table-cell office:value-type="string" calcext:value-type="string">
            <text:p>nachylenie jacobi</text:p>
          </table:table-cell>
          <table:table-cell office:value-type="string" calcext:value-type="string">
            <text:p>nachylenie gauss</text:p>
          </table:table-cell>
          <table:table-cell table:number-columns-repeated="1011"/>
        </table:table-row>
        <table:table-row table:style-name="ro1">
          <table:table-cell table:style-name="ce3" office:value-type="float" office:value="0.0000000012393079895645" calcext:value-type="float">
            <text:p>0,0000000012393080</text:p>
          </table:table-cell>
          <table:table-cell table:style-name="ce4" office:value-type="float" office:value="0.0000000000181898940354585" calcext:value-type="float">
            <text:p>0,0000000000181899</text:p>
          </table:table-cell>
          <table:table-cell/>
          <table:table-cell table:formula="of:=LOG([.A$137]-[.A111])" office:value-type="float" office:value="0.166548840361092" calcext:value-type="float">
            <text:p>0,1665488403610920</text:p>
          </table:table-cell>
          <table:table-cell table:formula="of:=LOG([.B$138]-[.B112])" office:value-type="float" office:value="0.166548840377273" calcext:value-type="float">
            <text:p>0,1665488403772730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6" office:value-type="float" office:value="0.6" calcext:value-type="float">
            <text:p>0,6000</text:p>
          </table:table-cell>
          <table:table-cell table:style-name="ce6" office:value-type="float" office:value="0.5571" calcext:value-type="float">
            <text:p>0,5571</text:p>
          </table:table-cell>
          <table:table-cell table:formula="of:=LOG([.H105])" office:value-type="float" office:value="-0.221848749616356" calcext:value-type="float">
            <text:p>-0,221848749616356</text:p>
          </table:table-cell>
          <table:table-cell table:formula="of:=LOG([.I105])" office:value-type="float" office:value="-0.254066841540557" calcext:value-type="float">
            <text:p>-0,254066841540557</text:p>
          </table:table-cell>
          <table:table-cell table:formula="of:=SLOPE([.J105:.J113];[.G105:.G110])" office:value-type="string" office:string-value="" calcext:value-type="error">
            <text:p>Err:502</text:p>
          </table:table-cell>
          <table:table-cell table:formula="of:=SLOPE([.I105:.I113];[.G105:.G110])" office:value-type="string" office:string-value="" calcext:value-type="error">
            <text:p>Err:502</text:p>
          </table:table-cell>
          <table:table-cell table:number-columns-repeated="1011"/>
        </table:table-row>
        <table:table-row table:style-name="ro1">
          <table:table-cell table:style-name="ce3" office:value-type="float" office:value="0.000000000737035321662915" calcext:value-type="float">
            <text:p>0,0000000007370353</text:p>
          </table:table-cell>
          <table:table-cell table:style-name="ce4" office:value-type="float" office:value="0.00000000000909494701772928" calcext:value-type="float">
            <text:p>0,0000000000090949</text:p>
          </table:table-cell>
          <table:table-cell/>
          <table:table-cell table:formula="of:=LOG([.A$137]-[.A112])" office:value-type="float" office:value="0.16654884036767" calcext:value-type="float">
            <text:p>0,1665488403676700</text:p>
          </table:table-cell>
          <table:table-cell table:formula="of:=LOG([.B$138]-[.B113])" office:value-type="float" office:value="0.166548840377294" calcext:value-type="float">
            <text:p>0,166548840377294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6" office:value-type="float" office:value="0.2589" calcext:value-type="float">
            <text:p>0,2589</text:p>
          </table:table-cell>
          <table:table-cell table:style-name="ce6" office:value-type="float" office:value="0.1773" calcext:value-type="float">
            <text:p>0,1773</text:p>
          </table:table-cell>
          <table:table-cell table:formula="of:=LOG([.H106])" office:value-type="float" office:value="-0.586867949565128" calcext:value-type="float">
            <text:p>-0,586867949565128</text:p>
          </table:table-cell>
          <table:table-cell table:formula="of:=LOG([.I106])" office:value-type="float" office:value="-0.751291264399082" calcext:value-type="float">
            <text:p>-0,751291264399082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438326264173838" calcext:value-type="float">
            <text:p>0,0000000004383263</text:p>
          </table:table-cell>
          <table:table-cell table:style-name="ce4" office:value-type="float" office:value="0.00000000000454747350886464" calcext:value-type="float">
            <text:p>0,0000000000045475</text:p>
          </table:table-cell>
          <table:table-cell/>
          <table:table-cell table:formula="of:=LOG([.A$137]-[.A113])" office:value-type="float" office:value="0.166548840371581" calcext:value-type="float">
            <text:p>0,1665488403715810</text:p>
          </table:table-cell>
          <table:table-cell table:formula="of:=LOG([.B$138]-[.B114])" office:value-type="float" office:value="0.166548840377304" calcext:value-type="float">
            <text:p>0,166548840377304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6" office:value-type="float" office:value="0.2191" calcext:value-type="float">
            <text:p>0,2191</text:p>
          </table:table-cell>
          <table:table-cell table:style-name="ce6" office:value-type="float" office:value="0.0665" calcext:value-type="float">
            <text:p>0,0665</text:p>
          </table:table-cell>
          <table:table-cell table:formula="of:=LOG([.H107])" office:value-type="float" office:value="-0.659357622439295" calcext:value-type="float">
            <text:p>-0,659357622439295</text:p>
          </table:table-cell>
          <table:table-cell table:formula="of:=LOG([.I107])" office:value-type="float" office:value="-1.1771783546969" calcext:value-type="float">
            <text:p>-1,1771783546969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260679255958962" calcext:value-type="float">
            <text:p>0,0000000002606793</text:p>
          </table:table-cell>
          <table:table-cell table:style-name="ce4" office:value-type="float" office:value="0.00000000000227373675443232" calcext:value-type="float">
            <text:p>0,0000000000022737</text:p>
          </table:table-cell>
          <table:table-cell/>
          <table:table-cell table:formula="of:=LOG([.A$137]-[.A114])" office:value-type="float" office:value="0.166548840373907" calcext:value-type="float">
            <text:p>0,1665488403739070</text:p>
          </table:table-cell>
          <table:table-cell table:formula="of:=LOG([.B$138]-[.B115])" office:value-type="float" office:value="0.16654884037731" calcext:value-type="float">
            <text:p>0,1665488403773100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6" office:value-type="float" office:value="0.1767" calcext:value-type="float">
            <text:p>0,1767</text:p>
          </table:table-cell>
          <table:table-cell table:style-name="ce6" office:value-type="float" office:value="0.033" calcext:value-type="float">
            <text:p>0,0330</text:p>
          </table:table-cell>
          <table:table-cell table:formula="of:=LOG([.H108])" office:value-type="float" office:value="-0.752763450493236" calcext:value-type="float">
            <text:p>-0,752763450493236</text:p>
          </table:table-cell>
          <table:table-cell table:formula="of:=LOG([.I108])" office:value-type="float" office:value="-1.48148606012211" calcext:value-type="float">
            <text:p>-1,48148606012211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155029988846422" calcext:value-type="float">
            <text:p>0,0000000001550300</text:p>
          </table:table-cell>
          <table:table-cell table:style-name="ce4" office:value-type="float" office:value="0.00000000000113686837721616" calcext:value-type="float">
            <text:p>0,0000000000011369</text:p>
          </table:table-cell>
          <table:table-cell/>
          <table:table-cell table:formula="of:=LOG([.A$137]-[.A115])" office:value-type="float" office:value="0.166548840375291" calcext:value-type="float">
            <text:p>0,1665488403752910</text:p>
          </table:table-cell>
          <table:table-cell table:formula="of:=LOG([.B$138]-[.B116])" office:value-type="float" office:value="0.166548840377312" calcext:value-type="float">
            <text:p>0,1665488403773120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6" office:value-type="float" office:value="0.1353" calcext:value-type="float">
            <text:p>0,1353</text:p>
          </table:table-cell>
          <table:table-cell table:style-name="ce6" office:value-type="float" office:value="0.0146" calcext:value-type="float">
            <text:p>0,0146</text:p>
          </table:table-cell>
          <table:table-cell table:formula="of:=LOG([.H109])" office:value-type="float" office:value="-0.868702203402377" calcext:value-type="float">
            <text:p>-0,868702203402377</text:p>
          </table:table-cell>
          <table:table-cell table:formula="of:=LOG([.I109])" office:value-type="float" office:value="-1.83564714421556" calcext:value-type="float">
            <text:p>-1,83564714421556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092198693124601" calcext:value-type="float">
            <text:p>0,0000000000921987</text:p>
          </table:table-cell>
          <table:table-cell table:style-name="ce4" office:value-type="float" office:value="0.00000000000056843418860808" calcext:value-type="float">
            <text:p>0,0000000000005684</text:p>
          </table:table-cell>
          <table:table-cell/>
          <table:table-cell table:formula="of:=LOG([.A$137]-[.A116])" office:value-type="float" office:value="0.166548840376113" calcext:value-type="float">
            <text:p>0,166548840376113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6" office:value-type="float" office:value="0.1107" calcext:value-type="float">
            <text:p>0,1107</text:p>
          </table:table-cell>
          <table:table-cell table:style-name="ce6" office:value-type="float" office:value="0.0061" calcext:value-type="float">
            <text:p>0,0061</text:p>
          </table:table-cell>
          <table:table-cell table:formula="of:=LOG([.H110])" office:value-type="float" office:value="-0.955852379121277" calcext:value-type="float">
            <text:p>-0,955852379121277</text:p>
          </table:table-cell>
          <table:table-cell table:formula="of:=LOG([.I110])" office:value-type="float" office:value="-2.21467016498923" calcext:value-type="float">
            <text:p>-2,21467016498923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054832138829397" calcext:value-type="float">
            <text:p>0,0000000000548321</text:p>
          </table:table-cell>
          <table:table-cell table:style-name="ce4" office:value-type="float" office:value="0.00000000000028421709430404" calcext:value-type="float">
            <text:p>0,0000000000002842</text:p>
          </table:table-cell>
          <table:table-cell/>
          <table:table-cell table:formula="of:=LOG([.A$137]-[.A117])" office:value-type="float" office:value="0.166548840376603" calcext:value-type="float">
            <text:p>0,166548840376603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6" office:value-type="float" office:value="0.0839" calcext:value-type="float">
            <text:p>0,0839</text:p>
          </table:table-cell>
          <table:table-cell table:style-name="ce6" office:value-type="float" office:value="0.0025" calcext:value-type="float">
            <text:p>0,0025</text:p>
          </table:table-cell>
          <table:table-cell table:formula="of:=LOG([.H111])" office:value-type="float" office:value="-1.0762380391713" calcext:value-type="float">
            <text:p>-1,0762380391713</text:p>
          </table:table-cell>
          <table:table-cell table:formula="of:=LOG([.I111])" office:value-type="float" office:value="-2.60205999132796" calcext:value-type="float">
            <text:p>-2,60205999132796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0326092486346851" calcext:value-type="float">
            <text:p>0,0000000000326092</text:p>
          </table:table-cell>
          <table:table-cell table:style-name="ce4" office:value-type="float" office:value="0.00000000000014210854715202" calcext:value-type="float">
            <text:p>0,0000000000001421</text:p>
          </table:table-cell>
          <table:table-cell/>
          <table:table-cell table:formula="of:=LOG([.A$137]-[.A118])" office:value-type="float" office:value="0.166548840376894" calcext:value-type="float">
            <text:p>0,16654884037689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6" office:value-type="float" office:value="0.0691" calcext:value-type="float">
            <text:p>0,0691</text:p>
          </table:table-cell>
          <table:table-cell table:style-name="ce6" office:value-type="float" office:value="0.001" calcext:value-type="float">
            <text:p>0,0010</text:p>
          </table:table-cell>
          <table:table-cell table:formula="of:=LOG([.H112])" office:value-type="float" office:value="-1.1605219526258" calcext:value-type="float">
            <text:p>-1,1605219526258</text:p>
          </table:table-cell>
          <table:table-cell table:formula="of:=LOG([.I112])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0193933757941522" calcext:value-type="float">
            <text:p>0,0000000000193934</text:p>
          </table:table-cell>
          <table:table-cell table:style-name="ce4" office:value-type="float" office:value="0.00000000000007105427357601" calcext:value-type="float">
            <text:p>0,0000000000000711</text:p>
          </table:table-cell>
          <table:table-cell/>
          <table:table-cell table:formula="of:=LOG([.A$137]-[.A119])" office:value-type="float" office:value="0.166548840377067" calcext:value-type="float">
            <text:p>0,166548840377067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6" office:value-type="float" office:value="0.0525" calcext:value-type="float">
            <text:p>0,0525</text:p>
          </table:table-cell>
          <table:table-cell table:style-name="ce6" office:value-type="float" office:value="0.00042778" calcext:value-type="float">
            <text:p>0,0004</text:p>
          </table:table-cell>
          <table:table-cell table:formula="of:=LOG([.H113])" office:value-type="float" office:value="-1.27984069659404" calcext:value-type="float">
            <text:p>-1,27984069659404</text:p>
          </table:table-cell>
          <table:table-cell table:formula="of:=LOG([.I113])" office:value-type="float" office:value="-3.36877952386145" calcext:value-type="float">
            <text:p>-3,36877952386145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0115336629136209" calcext:value-type="float">
            <text:p>0,0000000000115337</text:p>
          </table:table-cell>
          <table:table-cell table:style-name="ce4" office:value-type="float" office:value="0.000000000000035527136788005" calcext:value-type="float">
            <text:p>0,0000000000000355</text:p>
          </table:table-cell>
          <table:table-cell/>
          <table:table-cell table:formula="of:=LOG([.A$137]-[.A120])" office:value-type="float" office:value="0.16654884037717" calcext:value-type="float">
            <text:p>0,166548840377170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6" office:value-type="float" office:value="0.0434" calcext:value-type="float">
            <text:p>0,0434</text:p>
          </table:table-cell>
          <table:table-cell table:style-name="ce6" office:value-type="float" office:value="0.00017482" calcext:value-type="float">
            <text:p>0,0002</text:p>
          </table:table-cell>
          <table:table-cell table:formula="of:=LOG([.H114])" office:value-type="float" office:value="-1.36251027048749" calcext:value-type="float">
            <text:p>-1,36251027048749</text:p>
          </table:table-cell>
          <table:table-cell table:formula="of:=LOG([.I114])" office:value-type="float" office:value="-3.75740888409995" calcext:value-type="float">
            <text:p>-3,75740888409995</text:p>
          </table:table-cell>
          <table:table-cell table:number-columns-repeated="1013"/>
        </table:table-row>
        <table:table-row table:style-name="ro1">
          <table:table-cell table:style-name="ce3" office:value-type="float" office:value="0.00000000000685917989073914" calcext:value-type="float">
            <text:p>0,0000000000068592</text:p>
          </table:table-cell>
          <table:table-cell table:style-name="ce4" office:value-type="float" office:value="0.0000000000000177635683940025" calcext:value-type="float">
            <text:p>0,0000000000000178</text:p>
          </table:table-cell>
          <table:table-cell/>
          <table:table-cell table:formula="of:=LOG([.A$137]-[.A121])" office:value-type="float" office:value="0.166548840377231" calcext:value-type="float">
            <text:p>0,16654884037723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407895939247282" calcext:value-type="float">
            <text:p>0,0000000000040790</text:p>
          </table:table-cell>
          <table:table-cell table:style-name="ce4" office:value-type="float" office:value="8.88178419700125E-015" calcext:value-type="float">
            <text:p>0,0000000000000089</text:p>
          </table:table-cell>
          <table:table-cell/>
          <table:table-cell table:formula="of:=LOG([.A$137]-[.A122])" office:value-type="float" office:value="0.166548840377267" calcext:value-type="float">
            <text:p>0,166548840377267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242628139801581" calcext:value-type="float">
            <text:p>0,0000000000024263</text:p>
          </table:table-cell>
          <table:table-cell table:style-name="ce5"/>
          <table:table-cell/>
          <table:table-cell table:formula="of:=LOG([.A$137]-[.A123])" office:value-type="float" office:value="0.166548840377289" calcext:value-type="float">
            <text:p>0,166548840377289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144262379819792" calcext:value-type="float">
            <text:p>0,0000000000014426</text:p>
          </table:table-cell>
          <table:table-cell table:number-columns-repeated="2"/>
          <table:table-cell table:formula="of:=LOG([.A$137]-[.A124])" office:value-type="float" office:value="0.166548840377302" calcext:value-type="float">
            <text:p>0,166548840377302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0857980353430321" calcext:value-type="float">
            <text:p>0,0000000000008580</text:p>
          </table:table-cell>
          <table:table-cell table:number-columns-repeated="2"/>
          <table:table-cell table:formula="of:=LOG([.A$137]-[.A125])" office:value-type="float" office:value="0.16654884037731" calcext:value-type="float">
            <text:p>0,166548840377310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0510480546722647" calcext:value-type="float">
            <text:p>0,0000000000005105</text:p>
          </table:table-cell>
          <table:table-cell table:number-columns-repeated="2"/>
          <table:table-cell table:formula="of:=LOG([.A$137]-[.A126])" office:value-type="float" office:value="0.166548840377314" calcext:value-type="float">
            <text:p>0,16654884037731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0303312930327592" calcext:value-type="float">
            <text:p>0,0000000000003033</text:p>
          </table:table-cell>
          <table:table-cell table:number-columns-repeated="2"/>
          <table:table-cell table:formula="of:=LOG([.A$137]-[.A127])" office:value-type="float" office:value="0.166548840377317" calcext:value-type="float">
            <text:p>0,166548840377317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018052226380405" calcext:value-type="float">
            <text:p>0,0000000000001805</text:p>
          </table:table-cell>
          <table:table-cell table:number-columns-repeated="2"/>
          <table:table-cell table:formula="of:=LOG([.A$137]-[.A128])" office:value-type="float" office:value="0.166548840377318" calcext:value-type="float">
            <text:p>0,166548840377318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3" office:value-type="float" office:value="0.000000000000107025499573865" calcext:value-type="float">
            <text:p>0,0000000000001070</text:p>
          </table:table-cell>
          <table:table-cell table:number-columns-repeated="1023"/>
        </table:table-row>
        <table:table-row table:style-name="ro1">
          <table:table-cell table:style-name="ce3" office:value-type="float" office:value="0.000000000000064170890823334" calcext:value-type="float">
            <text:p>0,0000000000000642</text:p>
          </table:table-cell>
          <table:table-cell table:number-columns-repeated="1023"/>
        </table:table-row>
        <table:table-row table:style-name="ro1">
          <table:table-cell table:style-name="ce3" office:value-type="float" office:value="0.0000000000000377475828372553" calcext:value-type="float">
            <text:p>0,0000000000000377</text:p>
          </table:table-cell>
          <table:table-cell table:number-columns-repeated="1023"/>
        </table:table-row>
        <table:table-row table:style-name="ro1">
          <table:table-cell table:style-name="ce3" office:value-type="float" office:value="0.0000000000000226485497023531" calcext:value-type="float">
            <text:p>0,0000000000000226</text:p>
          </table:table-cell>
          <table:table-cell table:number-columns-repeated="1023"/>
        </table:table-row>
        <table:table-row table:style-name="ro1">
          <table:table-cell table:style-name="ce3" office:value-type="float" office:value="0.0000000000000135447209004269" calcext:value-type="float">
            <text:p>0,0000000000000135</text:p>
          </table:table-cell>
          <table:table-cell table:number-columns-repeated="1023"/>
        </table:table-row>
        <table:table-row table:style-name="ro1">
          <table:table-cell table:style-name="ce3" office:value-type="float" office:value="7.77156117237609E-015" calcext:value-type="float">
            <text:p>0,0000000000000078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x=</text:p>
          </table:table-cell>
          <table:table-cell table:number-columns-repeated="2" office:value-type="string" calcext:value-type="string">
            <text:p>x =</text:p>
          </table:table-cell>
          <table:table-cell table:number-columns-repeated="1021"/>
        </table:table-row>
        <table:table-row table:style-name="ro1">
          <table:table-cell table:style-name="ce3" office:value-type="float" office:value="1.46740110027235" calcext:value-type="float">
            <text:p>1,4674011002723500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float" office:value="1.46740110027233" calcext:value-type="float">
            <text:p>1,4674011002723300</text:p>
          </table:table-cell>
          <table:table-cell table:style-name="ce3" office:value-type="float" office:value="1.46740110027234" calcext:value-type="float">
            <text:p>1,467401100272340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zadanie 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&gt;&gt; [v,m]=eig(a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v =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<text:s text:c="4"/>0,1042 <text:s text:c="3"/>0,3199 <text:s text:c="2"/>-0,7055 <text:s text:c="3"/>0,6238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4"/>0,7675 <text:s text:c="3"/>0,0913 <text:s text:c="3"/>0,5001 <text:s text:c="3"/>0,3906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4"/>0,1833 <text:s text:c="2"/>-0,9363 <text:s text:c="2"/>-0,2451 <text:s text:c="3"/>0,1724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3"/>-0,6054 <text:s text:c="2"/>-0,1127 <text:s text:c="3"/>0,4383 <text:s text:c="3"/>0,654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m =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<text:s text:c="4"/>3,4027 <text:s text:c="8"/>0 <text:s text:c="8"/>0 <text:s text:c="8"/>0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9"/>0 <text:s text:c="3"/>4,0954 <text:s text:c="8"/>0 <text:s text:c="8"/>0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9"/>0 <text:s text:c="8"/>0 <text:s text:c="2"/>11,8481 <text:s text:c="8"/>0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9"/>0 <text:s text:c="8"/>0 <text:s text:c="8"/>0 <text:s text:c="2"/>19,653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&gt;&gt; dot(v(:,1),v(:,2)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ns =</text:p>
          </table:table-cell>
          <table:table-cell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&gt;&gt; d=a*v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float" office:value="-1.3878E-017" calcext:value-type="float">
            <text:p>-1,39E-17</text:p>
          </table:table-cell>
          <table:table-cell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d =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&gt;&gt; dot(v(:,1),v(:,3))</text:p>
          </table:table-cell>
          <table:table-cell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<text:s text:c="4"/>0,3546 <text:s text:c="3"/>1,3101 <text:s text:c="2"/>-8,3589 <text:s text:c="2"/>12,2591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ans =</text:p>
          </table:table-cell>
          <table:table-cell/>
          <table:table-cell office:value-type="string" calcext:value-type="string">
            <text:p><text:s text:c="4"/>2,6115 <text:s text:c="3"/>0,3739 <text:s text:c="3"/>5,9251 <text:s text:c="3"/>7,6768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<text:s text:c="4"/>0,6238 <text:s text:c="2"/>-3,8344 <text:s text:c="2"/>-2,9035 <text:s text:c="3"/>3,3879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3"/>-2,0600 <text:s text:c="2"/>-0,4616 <text:s text:c="3"/>5,1932 <text:s text:c="2"/>12,86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&gt;&gt; dot(v(:,1),v(:,4))</text:p>
          </table:table-cell>
          <table:table-cell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&gt;&gt; e=v*m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ans =</text:p>
          </table:table-cell>
          <table:table-cell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e =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float" office:value="-2.2204E-016" calcext:value-type="float">
            <text:p>-2,22E-16</text:p>
          </table:table-cell>
          <table:table-cell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<text:s text:c="4"/>0,3546 <text:s text:c="3"/>1,3101 <text:s text:c="2"/>-8,3589 <text:s text:c="2"/>12,2591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&gt;&gt; dot(v(:,2),v(:,3))</text:p>
          </table:table-cell>
          <table:table-cell/>
          <table:table-cell office:value-type="string" calcext:value-type="string">
            <text:p><text:s text:c="4"/>2,6115 <text:s text:c="3"/>0,3739 <text:s text:c="3"/>5,9251 <text:s text:c="3"/>7,6768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<text:s text:c="4"/>0,6238 <text:s text:c="2"/>-3,8344 <text:s text:c="2"/>-2,9035 <text:s text:c="3"/>3,3879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ans =</text:p>
          </table:table-cell>
          <table:table-cell/>
          <table:table-cell office:value-type="string" calcext:value-type="string">
            <text:p><text:s text:c="3"/>-2,0600 <text:s text:c="2"/>-0,4616 <text:s text:c="3"/>5,1932 <text:s text:c="2"/>12,86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" office:value-type="float" office:value="4.1633E-017" calcext:value-type="float">
            <text:p>4,16E-1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&gt;&gt; dot(v(:,2),v(:,4))</text:p>
          </table:table-cell>
          <table:table-cell/>
          <table:table-cell office:value-type="string" calcext:value-type="string">
            <text:p>&gt;&gt; f=d-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ns =</text:p>
          </table:table-cell>
          <table:table-cell/>
          <table:table-cell office:value-type="string" calcext:value-type="string">
            <text:p>f =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" office:value-type="float" office:value="6.9389E-017" calcext:value-type="float">
            <text:p>6,94E-17</text:p>
          </table:table-cell>
          <table:table-cell/>
          <table:table-cell office:value-type="string" calcext:value-type="string">
            <text:p><text:s text:c="3"/>1,0e-14 *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&gt;&gt; dot(v(:,3),v(:,4))</text:p>
          </table:table-cell>
          <table:table-cell/>
          <table:table-cell office:value-type="string" calcext:value-type="string">
            <text:p><text:s text:c="4"/>0,2165 <text:s text:c="2"/>-0,0222 <text:s text:c="3"/>0,1776 <text:s text:c="8"/>0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<text:s text:c="4"/>0,2220 <text:s text:c="2"/>-0,0722 <text:s text:c="2"/>-0,3553 <text:s text:c="3"/>0,5329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ans =</text:p>
          </table:table-cell>
          <table:table-cell/>
          <table:table-cell office:value-type="string" calcext:value-type="string">
            <text:p><text:s text:c="4"/>0,1998 <text:s text:c="3"/>0,2220 <text:s text:c="3"/>0,1332 <text:s text:c="3"/>0,1332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<text:s text:c="3"/>-0,2665 <text:s text:c="3"/>0,0666 <text:s text:c="3"/>0,0888 <text:s text:c="8"/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50">
          <table:table-cell table:number-columns-repeated="1024"/>
        </table:table-row>
        <table:table-row table:style-name="ro1">
          <table:table-cell table:number-columns-repeated="7"/>
          <table:table-cell table:style-name="ce32" office:value-type="string" calcext:value-type="string" table:number-columns-spanned="5" table:number-rows-spanned="1">
            <text:p>zadanie 1</text:p>
          </table:table-cell>
          <table:covered-table-cell table:number-columns-repeated="4" table:style-name="ce32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lagrange</text:p>
          </table:table-cell>
          <table:table-cell office:value-type="string" calcext:value-type="string">
            <text:p>dla n = <text:s text:c="3"/>błędy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(x)=sin(sqrt(x)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0.2819" calcext:value-type="float">
            <text:p>0,2819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1351" calcext:value-type="float">
            <text:p>0,1351</text:p>
          </table:table-cell>
          <table:table-cell office:value-type="float" office:value="0.0949" calcext:value-type="float">
            <text:p>0,094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 = 10</text:p>
          </table:table-cell>
          <table:table-cell/>
          <table:table-cell table:style-name="ce5" office:value-type="float" office:value="0.000084344" calcext:value-type="float">
            <text:p>8,43E-05</text:p>
          </table:table-cell>
          <table:table-cell table:style-name="ce5" office:value-type="float" office:value="0.000044209" calcext:value-type="float">
            <text:p>4,42E-05</text:p>
          </table:table-cell>
          <table:table-cell table:style-name="ce5" office:value-type="float" office:value="0.000027305" calcext:value-type="float">
            <text:p>2,73E-0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 = 0</text:p>
          </table:table-cell>
          <table:table-cell table:number-columns-repeated="2"/>
          <table:table-cell table:style-name="ce5" office:value-type="float" office:value="0.0000047191" calcext:value-type="float">
            <text:p>4,72E-06</text:p>
          </table:table-cell>
          <table:table-cell table:style-name="ce5" office:value-type="float" office:value="0.0000025875" calcext:value-type="float">
            <text:p>2,59E-06</text:p>
            <draw:frame table:end-cell-address="zad1.T269" table:end-x="1.43mm" table:end-y="3.71mm" draw:z-index="1" draw:name="Wykres 4" draw:style-name="gr1" draw:text-style-name="P1" svg:width="243mm" svg:height="78.55mm" svg:x="8.11mm" svg:y="1.63mm">
              <loext:p/>
              <draw:object draw:notify-on-update-of-ranges="zad1.H261:zad1.H261 zad1.H262:zad1.H269 zad1.I261:zad1.I261 zad1.I262:zad1.I263 zad1.J261:zad1.J261 zad1.J262:zad1.J265 zad1.K261:zad1.K261 zad1.K262:zad1.K26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office:value-type="float" office:value="0.0000012372" calcext:value-type="float">
            <text:p>1,24E-06</text:p>
          </table:table-cell>
          <table:table-cell table:style-name="ce5" office:value-type="float" office:value="0.00000059762" calcext:value-type="float">
            <text:p>5,98E-0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float" office:value="0.00000020908" calcext:value-type="float">
            <text:p>2,09E-0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float" office:value="0.000000093261" calcext:value-type="float">
            <text:p>9,33E-0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float" office:value="0.000000048787" calcext:value-type="float">
            <text:p>4,88E-0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float" office:value="0.000000028538" calcext:value-type="float">
            <text:p>2,85E-08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MAX=</text:p>
          </table:table-cell>
          <table:table-cell table:formula="of:=MAX([.I250:.I257])" office:value-type="float" office:value="0.2819" calcext:value-type="float">
            <text:p>0,2819</text:p>
          </table:table-cell>
          <table:table-cell table:formula="of:=MAX([.J250:.J257])" office:value-type="float" office:value="0.1937" calcext:value-type="float">
            <text:p>0,1937</text:p>
          </table:table-cell>
          <table:table-cell table:formula="of:=MAX([.K250:.K257])" office:value-type="float" office:value="0.1351" calcext:value-type="float">
            <text:p>0,1351</text:p>
          </table:table-cell>
          <table:table-cell table:formula="of:=MAX([.L250:.L257])" office:value-type="float" office:value="0.0949" calcext:value-type="float">
            <text:p>0,0949</text:p>
          </table:table-cell>
          <table:table-cell office:value-type="string" calcext:value-type="string">
            <text:p>nachylenie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og błędu</text:p>
          </table:table-cell>
          <table:table-cell table:formula="of:=LOG([.I258])" office:value-type="float" office:value="-0.549904924128398" calcext:value-type="float">
            <text:p>-0,549904924128398</text:p>
          </table:table-cell>
          <table:table-cell table:formula="of:=LOG([.J258])" office:value-type="float" office:value="-0.712870379280889" calcext:value-type="float">
            <text:p>-0,712870379280889</text:p>
          </table:table-cell>
          <table:table-cell table:formula="of:=LOG([.K258])" office:value-type="float" office:value="-0.869344650977969" calcext:value-type="float">
            <text:p>-0,869344650977969</text:p>
          </table:table-cell>
          <table:table-cell table:formula="of:=LOG([.L258])" office:value-type="float" office:value="-1.02273378757271" calcext:value-type="float">
            <text:p>-1,02273378757271</text:p>
          </table:table-cell>
          <table:table-cell table:formula="of:=SLOPE([.I259:.L259];[.I249:.L249])" office:value-type="float" office:value="-0.157496086203001" calcext:value-type="float">
            <text:p>-0,1574960862030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1351" calcext:value-type="float">
            <text:p>0,1351</text:p>
          </table:table-cell>
          <table:table-cell office:value-type="float" office:value="0.0949" calcext:value-type="float">
            <text:p>0,0949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 table:style-name="ce5" office:value-type="float" office:value="0.000084344" calcext:value-type="float">
            <text:p>8,43E-05</text:p>
          </table:table-cell>
          <table:table-cell table:style-name="ce5" office:value-type="float" office:value="0.000044209" calcext:value-type="float">
            <text:p>4,42E-05</text:p>
          </table:table-cell>
          <table:table-cell table:style-name="ce5" office:value-type="float" office:value="0.000027305" calcext:value-type="float">
            <text:p>2,73E-0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/>
          <table:table-cell table:style-name="ce5" office:value-type="float" office:value="0.0000047191" calcext:value-type="float">
            <text:p>4,72E-06</text:p>
          </table:table-cell>
          <table:table-cell table:style-name="ce5" office:value-type="float" office:value="0.0000025875" calcext:value-type="float">
            <text:p>2,59E-0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/>
          <table:table-cell table:style-name="ce5" office:value-type="float" office:value="0.0000012372" calcext:value-type="float">
            <text:p>1,24E-06</text:p>
          </table:table-cell>
          <table:table-cell table:style-name="ce5" office:value-type="float" office:value="0.00000059762" calcext:value-type="float">
            <text:p>5,98E-0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 table:number-columns-repeated="2"/>
          <table:table-cell table:style-name="ce5" office:value-type="float" office:value="0.00000020908" calcext:value-type="float">
            <text:p>2,09E-0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 table:number-columns-repeated="2"/>
          <table:table-cell table:style-name="ce5" office:value-type="float" office:value="0.000000093261" calcext:value-type="float">
            <text:p>9,33E-0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 table:number-columns-repeated="2"/>
          <table:table-cell table:style-name="ce5" office:value-type="float" office:value="0.000000048787" calcext:value-type="float">
            <text:p>4,88E-0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0.2819" calcext:value-type="float">
            <text:p>0,2819</text:p>
          </table:table-cell>
          <table:table-cell table:number-columns-repeated="2"/>
          <table:table-cell table:style-name="ce5" office:value-type="float" office:value="0.000000028538" calcext:value-type="float">
            <text:p>2,85E-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7" office:value-type="string" calcext:value-type="string">
            <text:p>0;10</text:p>
          </table:table-cell>
          <table:table-cell table:style-name="ce7" office:value-type="string" calcext:value-type="string">
            <text:p>0-5</text:p>
          </table:table-cell>
          <table:table-cell table:style-name="ce7" office:value-type="string" calcext:value-type="string">
            <text:p>0;2,5</text:p>
          </table:table-cell>
          <table:table-cell table:style-name="ce7" office:value-type="string" calcext:value-type="string">
            <text:p>0;1,2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/>
          <table:table-cell table:style-name="ce8" office:value-type="string" calcext:value-type="string">
            <text:p>5;10</text:p>
          </table:table-cell>
          <table:table-cell table:style-name="ce7" office:value-type="string" calcext:value-type="string">
            <text:p>2,5;5</text:p>
          </table:table-cell>
          <table:table-cell table:style-name="ce7" office:value-type="string" calcext:value-type="string">
            <text:p>1,25;2,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 table:number-columns-repeated="2"/>
          <table:table-cell table:style-name="ce7" office:value-type="string" calcext:value-type="string">
            <text:p>5;7,5</text:p>
          </table:table-cell>
          <table:table-cell table:style-name="ce7" office:value-type="string" calcext:value-type="string">
            <text:p>2,5;3,7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 table:number-columns-repeated="2"/>
          <table:table-cell table:style-name="ce7" office:value-type="string" calcext:value-type="string">
            <text:p>7,5;10</text:p>
          </table:table-cell>
          <table:table-cell table:style-name="ce7" office:value-type="string" calcext:value-type="string">
            <text:p>3,75;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 table:number-columns-repeated="3"/>
          <table:table-cell table:style-name="ce7" office:value-type="string" calcext:value-type="string">
            <text:p>5;6,2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 table:number-columns-repeated="3"/>
          <table:table-cell table:style-name="ce7" office:value-type="string" calcext:value-type="string">
            <text:p>6,25;7,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 table:number-columns-repeated="3"/>
          <table:table-cell table:style-name="ce7" office:value-type="string" calcext:value-type="string">
            <text:p>7,5;8,7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 table:number-columns-repeated="3"/>
          <table:table-cell table:style-name="ce7" office:value-type="string" calcext:value-type="string">
            <text:p>8,75;10</text:p>
          </table:table-cell>
          <table:table-cell table:number-columns-repeated="1013"/>
        </table:table-row>
        <table:table-row table:style-name="ro1" table:number-rows-repeated="4">
          <table:table-cell table:number-columns-repeated="7"/>
          <table:table-cell table:style-name="ce7" table:number-columns-repeated="4"/>
          <table:table-cell table:number-columns-repeated="1013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" table:style-name="ta6">
        <office:forms form:automatic-focus="false" form:apply-design-mode="false"/>
        <table:table-column table:style-name="co14" table:default-cell-style-name="Default"/>
        <table:table-column table:style-name="co18" table:default-cell-style-name="ce30"/>
        <table:table-column table:style-name="co19" table:default-cell-style-name="ce17"/>
        <table:table-column table:style-name="co20" table:default-cell-style-name="ce24"/>
        <table:table-column table:style-name="co23" table:default-cell-style-name="ce24"/>
        <table:table-column table:style-name="co24" table:default-cell-style-name="ce17"/>
        <table:table-column table:style-name="co25" table:default-cell-style-name="ce30"/>
        <table:table-column table:style-name="co14" table:number-columns-repeated="101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artosc scisla inttria n = 1000</text:p>
          </table:table-cell>
          <table:table-cell office:value-type="float" office:value="4.00049450873999" calcext:value-type="float">
            <text:p>4,00049450873999000000</text:p>
          </table:table-cell>
          <table:table-cell/>
          <table:table-cell office:value-type="string" calcext:value-type="string">
            <text:p>inttria</text:p>
          </table:table-cell>
          <table:table-cell office:value-type="string" calcext:value-type="string">
            <text:p>intpara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INTTRIA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N</text:p>
          </table:table-cell>
          <table:table-cell table:style-name="ce18" office:value-type="float" office:value="10" calcext:value-type="float">
            <text:p>10,00000000000000000000</text:p>
          </table:table-cell>
          <table:table-cell table:style-name="ce25" office:value-type="float" office:value="20" calcext:value-type="float">
            <text:p>20,0000000000000000000</text:p>
          </table:table-cell>
          <table:table-cell table:style-name="ce25" office:value-type="float" office:value="40" calcext:value-type="float">
            <text:p>40,0000000000000000000</text:p>
          </table:table-cell>
          <table:table-cell table:style-name="ce18" office:value-type="float" office:value="80" calcext:value-type="float">
            <text:p>80,0000000000000000000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Wynik Inttria</text:p>
          </table:table-cell>
          <table:table-cell table:style-name="ce19" office:value-type="float" office:value="4.01405295205695" calcext:value-type="float">
            <text:p>4,01405295205695000000</text:p>
          </table:table-cell>
          <table:table-cell table:style-name="ce26" office:value-type="float" office:value="4.0047743164197" calcext:value-type="float">
            <text:p>4,0047743164197000000</text:p>
          </table:table-cell>
          <table:table-cell table:style-name="ce28" office:value-type="float" office:value="4.00161234678761" calcext:value-type="float">
            <text:p>4,0016123467876100000</text:p>
          </table:table-cell>
          <table:table-cell table:style-name="ce31" office:value-type="float" office:value="4.00077559304456" calcext:value-type="float">
            <text:p>4,00077559304456000000</text:p>
          </table:table-cell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Błąd</text:p>
          </table:table-cell>
          <table:table-cell table:style-name="ce19" table:formula="of:=[.C10]-[.C5]" office:value-type="float" office:value="0.0135584433169598" calcext:value-type="float">
            <text:p>0,01355844331695980000</text:p>
          </table:table-cell>
          <table:table-cell table:style-name="ce26" table:formula="of:=[.D10]-[.C5]" office:value-type="float" office:value="0.00427980767970926" calcext:value-type="float">
            <text:p>0,0042798076797092600</text:p>
          </table:table-cell>
          <table:table-cell table:style-name="ce26" table:formula="of:=[.E10]-[.C5]" office:value-type="float" office:value="0.00111783804761956" calcext:value-type="float">
            <text:p>0,0011178380476195600</text:p>
          </table:table-cell>
          <table:table-cell table:style-name="ce19" table:formula="of:=[.F10]-[.C5]" office:value-type="float" office:value="0.000281084304569745" calcext:value-type="float">
            <text:p>0,00028108430456974500</text:p>
          </table:table-cell>
          <table:table-cell table:number-columns-repeated="2"/>
          <table:table-cell>
            <draw:frame table:end-cell-address="Arkusz1.U38" table:end-x="1.96mm" table:end-y="1.32mm" draw:z-index="0" draw:name="Wykres 5" draw:style-name="gr1" draw:text-style-name="P1" svg:width="205.21mm" svg:height="148.01mm" svg:x="9.48mm" svg:y="0.01mm">
              <loext:p/>
              <draw:object draw:notify-on-update-of-ranges="Arkusz1.C28:Arkusz1.F28 Arkusz1.F5:Arkusz1.F5 Arkusz1.C27:Arkusz1.F27 Arkusz1.E5:Arkusz1.E5 Arkusz1.C12:Arkusz1.F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4">
          <table:table-cell/>
          <table:table-cell table:style-name="ce14" office:value-type="string" calcext:value-type="string">
            <text:p>log(błędu)</text:p>
          </table:table-cell>
          <table:table-cell table:style-name="ce20" table:formula="of:=LOG([.C11])" office:value-type="float" office:value="-1.86779017017862" calcext:value-type="float">
            <text:p>-1,87</text:p>
          </table:table-cell>
          <table:table-cell table:style-name="ce20" table:formula="of:=LOG([.D11])" office:value-type="float" office:value="-2.36857574629469" calcext:value-type="float">
            <text:p>-2,37</text:p>
          </table:table-cell>
          <table:table-cell table:style-name="ce20" table:formula="of:=LOG([.E11])" office:value-type="float" office:value="-2.9516211124782" calcext:value-type="float">
            <text:p>-2,95</text:p>
          </table:table-cell>
          <table:table-cell table:style-name="ce20" table:formula="of:=LOG([.F11])" office:value-type="float" office:value="-3.55116340422912" calcext:value-type="float">
            <text:p>-3,55</text:p>
          </table:table-cell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log(l.odc)</text:p>
          </table:table-cell>
          <table:table-cell table:style-name="ce19" table:formula="of:=LOG([.C9])" office:value-type="float" office:value="1" calcext:value-type="float">
            <text:p>1,00000000000000000000</text:p>
          </table:table-cell>
          <table:table-cell table:style-name="ce26" table:formula="of:=LOG([.D9])" office:value-type="float" office:value="1.30102999566398" calcext:value-type="float">
            <text:p>1,3010299956639800000</text:p>
          </table:table-cell>
          <table:table-cell table:style-name="ce26" table:formula="of:=LOG([.E9])" office:value-type="float" office:value="1.60205999132796" calcext:value-type="float">
            <text:p>1,6020599913279600000</text:p>
          </table:table-cell>
          <table:table-cell table:style-name="ce19" table:formula="of:=LOG([.F9])" office:value-type="float" office:value="1.90308998699194" calcext:value-type="float">
            <text:p>1,90308998699194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calcext:value-type="string">
            <text:p>Nachylenie =</text:p>
          </table:table-cell>
          <table:table-cell table:formula="of:=SLOPE([.C12:.F12];[.C13:.F13])" office:value-type="float" office:value="-1.87129693036402" calcext:value-type="float">
            <text:p>-1,871296930364020000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artosc scisla intpara n = 1000</text:p>
          </table:table-cell>
          <table:table-cell office:value-type="float" office:value="4.00049269190009" calcext:value-type="float">
            <text:p>4,00049269190009000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INTPARA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N</text:p>
          </table:table-cell>
          <table:table-cell table:style-name="ce18" office:value-type="float" office:value="10" calcext:value-type="float">
            <text:p>10,00000000000000000000</text:p>
          </table:table-cell>
          <table:table-cell table:style-name="ce25" office:value-type="float" office:value="20" calcext:value-type="float">
            <text:p>20,0000000000000000000</text:p>
          </table:table-cell>
          <table:table-cell table:style-name="ce25" office:value-type="float" office:value="40" calcext:value-type="float">
            <text:p>40,0000000000000000000</text:p>
          </table:table-cell>
          <table:table-cell table:style-name="ce18" office:value-type="float" office:value="80" calcext:value-type="float">
            <text:p>80,0000000000000000000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Wynik Intpara</text:p>
          </table:table-cell>
          <table:table-cell table:style-name="ce19" office:value-type="float" office:value="4.00168143787395" calcext:value-type="float">
            <text:p>4,00168143787395000000</text:p>
          </table:table-cell>
          <table:table-cell table:style-name="ce26" office:value-type="float" office:value="4.00055835691025" calcext:value-type="float">
            <text:p>4,0005583569102500000</text:p>
          </table:table-cell>
          <table:table-cell table:style-name="ce61" office:value-type="float" office:value="4.00049667513021" calcext:value-type="float">
            <text:p>4,0004966751302100000</text:p>
          </table:table-cell>
          <table:table-cell table:style-name="ce63" office:value-type="float" office:value="4.00049293900391" calcext:value-type="float">
            <text:p>4,0004929390039100000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Błąd</text:p>
          </table:table-cell>
          <table:table-cell table:style-name="ce19" table:formula="of:=[.C25]-[.C20]" office:value-type="float" office:value="0.00118874597386043" calcext:value-type="float">
            <text:p>0,00118874597386043000</text:p>
          </table:table-cell>
          <table:table-cell table:style-name="ce26" table:formula="of:=[.D25]-[.C20]" office:value-type="float" office:value="0.000065665010160032" calcext:value-type="float">
            <text:p>0,0000656650101600320</text:p>
          </table:table-cell>
          <table:table-cell table:style-name="ce26" table:formula="of:=[.E25]-[.C20]" office:value-type="float" office:value="0.00000398323011996382" calcext:value-type="float">
            <text:p>0,0000039832301199638</text:p>
          </table:table-cell>
          <table:table-cell table:style-name="ce19" table:formula="of:=[.F25]-[.C20]" office:value-type="float" office:value="0.000000247103820072425" calcext:value-type="float">
            <text:p>0,00000024710382007243</text:p>
          </table:table-cell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log(błędu)</text:p>
          </table:table-cell>
          <table:table-cell table:style-name="ce21" table:formula="of:=LOG([.C26])" office:value-type="float" office:value="-2.92491094095519" calcext:value-type="float">
            <text:p>-2,924910940955190</text:p>
          </table:table-cell>
          <table:table-cell table:style-name="ce21" table:formula="of:=LOG([.D26])" office:value-type="float" office:value="-4.18266598420423" calcext:value-type="float">
            <text:p>-4,182665984204230</text:p>
          </table:table-cell>
          <table:table-cell table:style-name="ce21" table:formula="of:=LOG([.E26])" office:value-type="float" office:value="-5.39976460271858" calcext:value-type="float">
            <text:p>-5,399764602718580</text:p>
          </table:table-cell>
          <table:table-cell table:style-name="ce21" table:formula="of:=LOG([.F26])" office:value-type="float" office:value="-6.60712054062159" calcext:value-type="float">
            <text:p>-6,607120540621590</text:p>
          </table:table-cell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log(l.odc)</text:p>
          </table:table-cell>
          <table:table-cell table:style-name="ce21" table:formula="of:=LOG([.C24])" office:value-type="float" office:value="1" calcext:value-type="float">
            <text:p>1,000000000000000</text:p>
          </table:table-cell>
          <table:table-cell table:style-name="ce21" table:formula="of:=LOG([.D24])" office:value-type="float" office:value="1.30102999566398" calcext:value-type="float">
            <text:p>1,301029995663980</text:p>
          </table:table-cell>
          <table:table-cell table:style-name="ce21" table:formula="of:=LOG([.E24])" office:value-type="float" office:value="1.60205999132796" calcext:value-type="float">
            <text:p>1,602059991327960</text:p>
          </table:table-cell>
          <table:table-cell table:style-name="ce21" table:formula="of:=LOG([.F24])" office:value-type="float" office:value="1.90308998699194" calcext:value-type="float">
            <text:p>1,90308998699194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calcext:value-type="string">
            <text:p>Nachylenie =</text:p>
          </table:table-cell>
          <table:table-cell table:formula="of:=SLOPE([.C27:.F27];[.C28:.F28])" office:value-type="float" office:value="-4.07392206562788" calcext:value-type="float">
            <text:p>-4,073922065627880000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22" office:value-type="string" calcext:value-type="string">
            <text:p>WYNIK INTRA - WYNIK SCISŁY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isekcja</text:p>
          </table:table-cell>
          <table:table-cell office:value-type="string" calcext:value-type="string">
            <text:p>Siecznych</text:p>
          </table:table-cell>
          <table:table-cell office:value-type="string" calcext:value-type="string">
            <text:p>Newton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n</text:p>
          </table:table-cell>
          <table:table-cell table:style-name="ce15" office:value-type="string" calcext:value-type="string">
            <text:p>NEWTON</text:p>
          </table:table-cell>
          <table:table-cell table:style-name="ce23" office:value-type="string" calcext:value-type="string">
            <text:p>BISECT</text:p>
          </table:table-cell>
          <table:table-cell table:style-name="ce27" office:value-type="string" calcext:value-type="string">
            <text:p>SIECZ</text:p>
          </table:table-cell>
          <table:table-cell table:style-name="ce27" office:value-type="string" calcext:value-type="string">
            <text:p>LOG(BISCET)</text:p>
          </table:table-cell>
          <table:table-cell table:style-name="ce27" office:value-type="string" calcext:value-type="string">
            <text:p>LOG(SIECZ)</text:p>
          </table:table-cell>
          <table:table-cell table:style-name="ce27" office:value-type="string" calcext:value-type="string">
            <text:p>LOG(NEWTON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l =</text:p>
          </table:table-cell>
          <table:table-cell table:style-name="ce30" office:value-type="string" calcext:value-type="string">
            <text:p>del =</text:p>
          </table:table-cell>
          <table:table-cell office:value-type="string" calcext:value-type="string">
            <text:p>del=</text:p>
          </table:table-cell>
          <table:table-cell table:number-columns-repeated="102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16" office:value-type="float" office:value="0.287149709621368" calcext:value-type="float">
            <text:p>0,287149709621368000000000000000</text:p>
          </table:table-cell>
          <table:table-cell table:style-name="ce16" office:value-type="float" office:value="2" calcext:value-type="float">
            <text:p>2,000000000000000000000000000000</text:p>
          </table:table-cell>
          <table:table-cell table:style-name="ce16" office:value-type="float" office:value="0.430253277064049" calcext:value-type="float">
            <text:p>0,430253277064049000000000000000</text:p>
          </table:table-cell>
          <table:table-cell table:formula="of:=LOG([.C$95]-[.C44])" office:value-type="float" office:value="-0.520450407404145" calcext:value-type="float">
            <text:p>-0,5204504074041450000</text:p>
          </table:table-cell>
          <table:table-cell table:style-name="ce24" table:formula="of:=LOG([.D$56]-[.D43])" office:value-type="float" office:value="-0.0597680623233213" calcext:value-type="float">
            <text:p>-0,0597680623233213000</text:p>
          </table:table-cell>
          <table:table-cell table:formula="of:=LOG([.B$55]-[.B43])" office:value-type="float" office:value="0.00626593194600019" calcext:value-type="float">
            <text:p>0,006265931946</text:p>
          </table:table-cell>
          <table:table-cell table:number-columns-repeated="1017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16" office:value-type="float" office:value="0.014442445465761" calcext:value-type="float">
            <text:p>0,014442445465761000000000000000</text:p>
          </table:table-cell>
          <table:table-cell table:style-name="ce16" office:value-type="float" office:value="1" calcext:value-type="float">
            <text:p>1,000000000000000000000000000000</text:p>
          </table:table-cell>
          <table:table-cell table:style-name="ce16" office:value-type="float" office:value="1.28893090028161" calcext:value-type="float">
            <text:p>1,288930900281610000000000000000</text:p>
          </table:table-cell>
          <table:table-cell table:formula="of:=LOG([.C$95]-[.C45])" office:value-type="float" office:value="-0.0959977943998019" calcext:value-type="float">
            <text:p>-0,0959977943998019000</text:p>
          </table:table-cell>
          <table:table-cell table:style-name="ce24" table:formula="of:=LOG([.D$56]-[.D44])" office:value-type="float" office:value="-1.89444776719461" calcext:value-type="float">
            <text:p>-1,8944477671946100000</text:p>
          </table:table-cell>
          <table:table-cell table:formula="of:=LOG([.B$55]-[.B44])" office:value-type="float" office:value="0.109659421851537" calcext:value-type="float">
            <text:p>0,109659421851537</text:p>
          </table:table-cell>
          <table:table-cell table:number-columns-repeated="1017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16" office:value-type="float" office:value="0.0000899761165626955" calcext:value-type="float">
            <text:p>0,000089976116562695500000000000</text:p>
          </table:table-cell>
          <table:table-cell table:style-name="ce16" office:value-type="float" office:value="0.5" calcext:value-type="float">
            <text:p>0,500000000000000000000000000000</text:p>
          </table:table-cell>
          <table:table-cell table:style-name="ce16" office:value-type="float" office:value="0.127729349326728" calcext:value-type="float">
            <text:p>0,127729349326728000000000000000</text:p>
          </table:table-cell>
          <table:table-cell table:formula="of:=LOG([.C$95]-[.C46])" office:value-type="float" office:value="0.0218844965017875" calcext:value-type="float">
            <text:p>0,0218844965017875000</text:p>
          </table:table-cell>
          <table:table-cell table:style-name="ce24" table:formula="of:=LOG([.D$56]-[.D45])" office:value-type="float" office:value="0.0696506306195368" calcext:value-type="float">
            <text:p>0,0696506306195368000</text:p>
          </table:table-cell>
          <table:table-cell table:formula="of:=LOG([.B$55]-[.B45])" office:value-type="float" office:value="0.114474923566716" calcext:value-type="float">
            <text:p>0,114474923566716</text:p>
          </table:table-cell>
          <table:table-cell table:number-columns-repeated="1017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16" office:value-type="float" office:value="0.00000000358221852181372" calcext:value-type="float">
            <text:p>0,000000003582218521813720000000</text:p>
          </table:table-cell>
          <table:table-cell table:style-name="ce16" office:value-type="float" office:value="0.25" calcext:value-type="float">
            <text:p>0,250000000000000000000000000000</text:p>
          </table:table-cell>
          <table:table-cell table:style-name="ce16" office:value-type="float" office:value="0.000837115762632123" calcext:value-type="float">
            <text:p>0,000837115762632123000000000000</text:p>
          </table:table-cell>
          <table:table-cell table:formula="of:=LOG([.C$95]-[.C47])" office:value-type="float" office:value="0.0706591597401249" calcext:value-type="float">
            <text:p>0,0706591597401249000</text:p>
          </table:table-cell>
          <table:table-cell table:style-name="ce24" table:formula="of:=LOG([.D$56]-[.D46])" office:value-type="float" office:value="0.11422555836613" calcext:value-type="float">
            <text:p>0,1142255583661300000</text:p>
          </table:table-cell>
          <table:table-cell table:formula="of:=LOG([.B$55]-[.B46])" office:value-type="float" office:value="0.114504943127357" calcext:value-type="float">
            <text:p>0,114504943127357</text:p>
          </table:table-cell>
          <table:table-cell table:number-columns-repeated="1017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16" office:value-type="float" office:value="2.22044604925031E-016" calcext:value-type="float">
            <text:p>0,000000000000000222044604925031</text:p>
          </table:table-cell>
          <table:table-cell table:style-name="ce16" office:value-type="float" office:value="0.125" calcext:value-type="float">
            <text:p>0,125000000000000000000000000000</text:p>
          </table:table-cell>
          <table:table-cell table:style-name="ce16" office:value-type="float" office:value="0.0000046512296785206" calcext:value-type="float">
            <text:p>0,000004651229678520600000000000</text:p>
          </table:table-cell>
          <table:table-cell table:formula="of:=LOG([.C$95]-[.C48])" office:value-type="float" office:value="0.0931351435989338" calcext:value-type="float">
            <text:p>0,0931351435989338000</text:p>
          </table:table-cell>
          <table:table-cell table:style-name="ce24" table:formula="of:=LOG([.D$56]-[.D47])" office:value-type="float" office:value="0.114503392479007" calcext:value-type="float">
            <text:p>0,1145033924790070000</text:p>
          </table:table-cell>
          <table:table-cell table:formula="of:=LOG([.B$55]-[.B47])" office:value-type="float" office:value="0.114504944322531" calcext:value-type="float">
            <text:p>0,114504944322531</text:p>
          </table:table-cell>
          <table:table-cell table:number-columns-repeated="1017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0.0625" calcext:value-type="float">
            <text:p>0,062500000000000000000000000000</text:p>
          </table:table-cell>
          <table:table-cell table:style-name="ce16" office:value-type="float" office:value="0.0000000258150232301801" calcext:value-type="float">
            <text:p>0,000000025815023230180100000000</text:p>
          </table:table-cell>
          <table:table-cell table:formula="of:=LOG([.C$95]-[.C49])" office:value-type="float" office:value="0.103951470429127" calcext:value-type="float">
            <text:p>0,1039514704291270000</text:p>
          </table:table-cell>
          <table:table-cell table:style-name="ce24" table:formula="of:=LOG([.D$56]-[.D48])" office:value-type="float" office:value="0.114504935709582" calcext:value-type="float">
            <text:p>0,1145049357095820000</text:p>
          </table:table-cell>
          <table:table-cell table:number-columns-repeated="1018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0.03125" calcext:value-type="float">
            <text:p>0,031250000000000000000000000000</text:p>
          </table:table-cell>
          <table:table-cell table:style-name="ce16" office:value-type="float" office:value="0.00000000014327672381853" calcext:value-type="float">
            <text:p>0,000000000143276723818530000000</text:p>
          </table:table-cell>
          <table:table-cell table:formula="of:=LOG([.C$95]-[.C50])" office:value-type="float" office:value="0.109260263122461" calcext:value-type="float">
            <text:p>0,1092602631224610000</text:p>
          </table:table-cell>
          <table:table-cell table:style-name="ce24" table:formula="of:=LOG([.D$56]-[.D49])" office:value-type="float" office:value="0.114504944274729" calcext:value-type="float">
            <text:p>0,1145049442747290000</text:p>
          </table:table-cell>
          <table:table-cell table:number-columns-repeated="1018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0.015625" calcext:value-type="float">
            <text:p>0,015625000000000000000000000000</text:p>
          </table:table-cell>
          <table:table-cell table:style-name="ce16" office:value-type="float" office:value="0.000000000000794697641026687" calcext:value-type="float">
            <text:p>0,000000000000794697641026687000</text:p>
          </table:table-cell>
          <table:table-cell table:formula="of:=LOG([.C$95]-[.C51])" office:value-type="float" office:value="0.11189052073356" calcext:value-type="float">
            <text:p>0,1118905207335600000</text:p>
          </table:table-cell>
          <table:table-cell table:style-name="ce24" table:formula="of:=LOG([.D$56]-[.D50])" office:value-type="float" office:value="0.114504944322266" calcext:value-type="float">
            <text:p>0,1145049443222660000</text:p>
          </table:table-cell>
          <table:table-cell table:number-columns-repeated="1018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0.0078125" calcext:value-type="float">
            <text:p>0,007812500000000000000000000000</text:p>
          </table:table-cell>
          <table:table-cell table:style-name="ce16" office:value-type="float" office:value="0.012751234504294" calcext:value-type="float">
            <text:p>0,012751234504294000000000000000</text:p>
          </table:table-cell>
          <table:table-cell table:formula="of:=LOG([.C$95]-[.C52])" office:value-type="float" office:value="0.113199699856859" calcext:value-type="float">
            <text:p>0,1131996998568590000</text:p>
          </table:table-cell>
          <table:table-cell table:style-name="ce24" table:formula="of:=LOG([.D$56]-[.D51])" office:value-type="float" office:value="0.110229635405544" calcext:value-type="float">
            <text:p>0,1102296354055440000</text:p>
          </table:table-cell>
          <table:table-cell table:number-columns-repeated="1018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/>
          <table:table-cell table:style-name="ce16" office:value-type="float" office:value="0.00390625" calcext:value-type="float">
            <text:p>0,003906250000000000000000000000</text:p>
          </table:table-cell>
          <table:table-cell table:style-name="ce16" office:value-type="float" office:value="4.44089209850062E-015" calcext:value-type="float">
            <text:p>0,000000000000004440892098500620</text:p>
          </table:table-cell>
          <table:table-cell table:formula="of:=LOG([.C$95]-[.C53])" office:value-type="float" office:value="0.113852812443172" calcext:value-type="float">
            <text:p>0,1138528124431720000</text:p>
          </table:table-cell>
          <table:table-cell table:style-name="ce24" table:formula="of:=LOG([.D$56]-[.D52])" office:value-type="float" office:value="0.11450494432253" calcext:value-type="float">
            <text:p>0,1145049443225300000</text:p>
          </table:table-cell>
          <table:table-cell table:number-columns-repeated="1018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/>
          <table:table-cell table:style-name="ce16" office:value-type="float" office:value="0.001953125" calcext:value-type="float">
            <text:p>0,001953125000000000000000000000</text:p>
          </table:table-cell>
          <table:table-cell table:style-name="ce16"/>
          <table:table-cell table:formula="of:=LOG([.C$95]-[.C54])" office:value-type="float" office:value="0.114179000787109" calcext:value-type="float">
            <text:p>0,114179000787109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X =</text:p>
          </table:table-cell>
          <table:table-cell table:style-name="ce16" office:value-type="float" office:value="0.0009765625" calcext:value-type="float">
            <text:p>0,000976562500000000000000000000</text:p>
          </table:table-cell>
          <table:table-cell table:style-name="ce16"/>
          <table:table-cell table:formula="of:=LOG([.C$95]-[.C55])" office:value-type="float" office:value="0.114342003132916" calcext:value-type="float">
            <text:p>0,114342003132916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16" office:value-type="float" office:value="1.30168213478591" calcext:value-type="float">
            <text:p>1,301682134785910000000000000000</text:p>
          </table:table-cell>
          <table:table-cell table:style-name="ce16" office:value-type="float" office:value="0.00048828125" calcext:value-type="float">
            <text:p>0,000488281250000000000000000000</text:p>
          </table:table-cell>
          <table:table-cell table:style-name="ce16" office:value-type="string" calcext:value-type="string">
            <text:p>X =</text:p>
          </table:table-cell>
          <table:table-cell table:formula="of:=LOG([.C$95]-[.C56])" office:value-type="float" office:value="0.114423481369379" calcext:value-type="float">
            <text:p>0,114423481369379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/>
          <table:table-cell table:style-name="ce16" office:value-type="float" office:value="0.000244140625" calcext:value-type="float">
            <text:p>0,000244140625000000000000000000</text:p>
          </table:table-cell>
          <table:table-cell table:style-name="ce16" office:value-type="float" office:value="1.30168213478591" calcext:value-type="float">
            <text:p>1,301682134785910000000000000000</text:p>
          </table:table-cell>
          <table:table-cell table:formula="of:=LOG([.C$95]-[.C57])" office:value-type="float" office:value="0.114464214756011" calcext:value-type="float">
            <text:p>0,114464214756011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/>
          <table:table-cell table:style-name="ce16" office:value-type="float" office:value="0.0001220703125" calcext:value-type="float">
            <text:p>0,000122070312500000000000000000</text:p>
          </table:table-cell>
          <table:table-cell table:style-name="ce16"/>
          <table:table-cell table:formula="of:=LOG([.C$95]-[.C58])" office:value-type="float" office:value="0.11448458001674" calcext:value-type="float">
            <text:p>0,114484580016740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/>
          <table:table-cell table:style-name="ce16" office:value-type="float" office:value="0.00006103515625" calcext:value-type="float">
            <text:p>0,000061035156250000000000000000</text:p>
          </table:table-cell>
          <table:table-cell table:style-name="ce16"/>
          <table:table-cell table:formula="of:=LOG([.C$95]-[.C59])" office:value-type="float" office:value="0.114494762288998" calcext:value-type="float">
            <text:p>0,114494762288998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/>
          <table:table-cell table:style-name="ce16" office:value-type="float" office:value="0.000030517578125" calcext:value-type="float">
            <text:p>0,000030517578125000000000000000</text:p>
          </table:table-cell>
          <table:table-cell table:style-name="ce16"/>
          <table:table-cell table:formula="of:=LOG([.C$95]-[.C60])" office:value-type="float" office:value="0.114499853335604" calcext:value-type="float">
            <text:p>0,114499853335604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/>
          <table:table-cell table:style-name="ce16" office:value-type="float" office:value="0.0000152587890625" calcext:value-type="float">
            <text:p>0,000015258789062500000000000000</text:p>
          </table:table-cell>
          <table:table-cell table:style-name="ce16"/>
          <table:table-cell table:formula="of:=LOG([.C$95]-[.C61])" office:value-type="float" office:value="0.114502398836528" calcext:value-type="float">
            <text:p>0,1145023988365280000</text:p>
          </table:table-cell>
          <table:table-cell table:number-columns-repeated="1019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/>
          <table:table-cell table:style-name="ce16" office:value-type="float" office:value="0.00000762939453125" calcext:value-type="float">
            <text:p>0,000007629394531250000000000000</text:p>
          </table:table-cell>
          <table:table-cell table:style-name="ce16"/>
          <table:table-cell table:formula="of:=LOG([.C$95]-[.C62])" office:value-type="float" office:value="0.114503671581395" calcext:value-type="float">
            <text:p>0,1145036715813950000</text:p>
          </table:table-cell>
          <table:table-cell>
            <draw:frame table:end-cell-address="Arkusz1.J78" table:end-x="1.68mm" table:end-y="2.12mm" draw:z-index="1" draw:name="Wykres 3" draw:style-name="gr1" draw:text-style-name="P1" svg:width="133.82mm" svg:height="78.54mm" svg:x="79.47mm" svg:y="0.05mm">
              <loext:p/>
              <draw:object draw:notify-on-update-of-ranges="Arkusz1.A43:Arkusz1.A91 Arkusz1.E39:Arkusz1.E39 Arkusz1.E45:Arkusz1.E90 Arkusz1.F39:Arkusz1.F39 Arkusz1.F45:Arkusz1.F52 Arkusz1.G39:Arkusz1.G39 Arkusz1.G43:Arkusz1.G4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/>
          <table:table-cell table:style-name="ce16" office:value-type="float" office:value="0.000003814697265625" calcext:value-type="float">
            <text:p>0,000003814697265625000000000000</text:p>
          </table:table-cell>
          <table:table-cell table:style-name="ce16"/>
          <table:table-cell table:formula="of:=LOG([.C$95]-[.C63])" office:value-type="float" office:value="0.114504307952429" calcext:value-type="float">
            <text:p>0,114504307952429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/>
          <table:table-cell table:style-name="ce16" office:value-type="float" office:value="0.0000019073486328125" calcext:value-type="float">
            <text:p>0,000001907348632812500000000000</text:p>
          </table:table-cell>
          <table:table-cell table:style-name="ce16"/>
          <table:table-cell table:formula="of:=LOG([.C$95]-[.C64])" office:value-type="float" office:value="0.114504626137597" calcext:value-type="float">
            <text:p>0,114504626137597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/>
          <table:table-cell table:style-name="ce16" office:value-type="float" office:value="0.00000095367431640625" calcext:value-type="float">
            <text:p>0,000000953674316406250000000000</text:p>
          </table:table-cell>
          <table:table-cell table:style-name="ce16"/>
          <table:table-cell table:formula="of:=LOG([.C$95]-[.C65])" office:value-type="float" office:value="0.114504785230093" calcext:value-type="float">
            <text:p>0,114504785230093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/>
          <table:table-cell table:style-name="ce16" office:value-type="float" office:value="0.000000476837158203125" calcext:value-type="float">
            <text:p>0,000000476837158203125000000000</text:p>
          </table:table-cell>
          <table:table-cell table:style-name="ce16"/>
          <table:table-cell table:formula="of:=LOG([.C$95]-[.C66])" office:value-type="float" office:value="0.11450486477632" calcext:value-type="float">
            <text:p>0,114504864776320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/>
          <table:table-cell table:style-name="ce16" office:value-type="float" office:value="0.000000238418579101562" calcext:value-type="float">
            <text:p>0,000000238418579101562000000000</text:p>
          </table:table-cell>
          <table:table-cell table:style-name="ce16"/>
          <table:table-cell table:formula="of:=LOG([.C$95]-[.C67])" office:value-type="float" office:value="0.114504904549427" calcext:value-type="float">
            <text:p>0,114504904549427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/>
          <table:table-cell table:style-name="ce16" office:value-type="float" office:value="0.000000119209289550781" calcext:value-type="float">
            <text:p>0,000000119209289550781000000000</text:p>
          </table:table-cell>
          <table:table-cell table:style-name="ce16"/>
          <table:table-cell table:formula="of:=LOG([.C$95]-[.C68])" office:value-type="float" office:value="0.11450492443598" calcext:value-type="float">
            <text:p>0,114504924435980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/>
          <table:table-cell table:style-name="ce16" office:value-type="float" office:value="0.0000000596046447753906" calcext:value-type="float">
            <text:p>0,000000059604644775390600000000</text:p>
          </table:table-cell>
          <table:table-cell table:style-name="ce16"/>
          <table:table-cell table:formula="of:=LOG([.C$95]-[.C69])" office:value-type="float" office:value="0.114504934379256" calcext:value-type="float">
            <text:p>0,114504934379256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/>
          <table:table-cell table:style-name="ce16" office:value-type="float" office:value="0.0000000298023223876953" calcext:value-type="float">
            <text:p>0,000000029802322387695300000000</text:p>
          </table:table-cell>
          <table:table-cell table:style-name="ce16"/>
          <table:table-cell table:formula="of:=LOG([.C$95]-[.C70])" office:value-type="float" office:value="0.114504939350894" calcext:value-type="float">
            <text:p>0,114504939350894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/>
          <table:table-cell table:style-name="ce16" office:value-type="float" office:value="0.0000000149011611938476" calcext:value-type="float">
            <text:p>0,000000014901161193847600000000</text:p>
          </table:table-cell>
          <table:table-cell table:style-name="ce16"/>
          <table:table-cell table:formula="of:=LOG([.C$95]-[.C71])" office:value-type="float" office:value="0.114504941836713" calcext:value-type="float">
            <text:p>0,1145049418367130000</text:p>
          </table:table-cell>
          <table:table-cell table:number-columns-repeated="1019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/>
          <table:table-cell table:style-name="ce16" office:value-type="float" office:value="0.00000000745058059692382" calcext:value-type="float">
            <text:p>0,000000007450580596923820000000</text:p>
          </table:table-cell>
          <table:table-cell table:style-name="ce16"/>
          <table:table-cell table:formula="of:=LOG([.C$95]-[.C72])" office:value-type="float" office:value="0.114504943079622" calcext:value-type="float">
            <text:p>0,114504943079622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/>
          <table:table-cell table:style-name="ce16" office:value-type="float" office:value="0.00000000372529029846191" calcext:value-type="float">
            <text:p>0,000000003725290298461910000000</text:p>
          </table:table-cell>
          <table:table-cell table:style-name="ce16"/>
          <table:table-cell table:formula="of:=LOG([.C$95]-[.C73])" office:value-type="float" office:value="0.114504943701077" calcext:value-type="float">
            <text:p>0,114504943701077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/>
          <table:table-cell table:style-name="ce16" office:value-type="float" office:value="0.00000000186264514923095" calcext:value-type="float">
            <text:p>0,000000001862645149230950000000</text:p>
          </table:table-cell>
          <table:table-cell table:style-name="ce16"/>
          <table:table-cell table:formula="of:=LOG([.C$95]-[.C74])" office:value-type="float" office:value="0.114504944011804" calcext:value-type="float">
            <text:p>0,114504944011804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/>
          <table:table-cell table:style-name="ce16" office:value-type="float" office:value="0.000000000931322574615478" calcext:value-type="float">
            <text:p>0,000000000931322574615478000000</text:p>
          </table:table-cell>
          <table:table-cell table:style-name="ce16"/>
          <table:table-cell table:formula="of:=LOG([.C$95]-[.C75])" office:value-type="float" office:value="0.114504944167168" calcext:value-type="float">
            <text:p>0,114504944167168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/>
          <table:table-cell table:style-name="ce16" office:value-type="float" office:value="0.000000000465661287307739" calcext:value-type="float">
            <text:p>0,000000000465661287307739000000</text:p>
          </table:table-cell>
          <table:table-cell table:style-name="ce16"/>
          <table:table-cell table:formula="of:=LOG([.C$95]-[.C76])" office:value-type="float" office:value="0.11450494424485" calcext:value-type="float">
            <text:p>0,114504944244850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/>
          <table:table-cell table:style-name="ce16" office:value-type="float" office:value="0.000000000232830643653869" calcext:value-type="float">
            <text:p>0,000000000232830643653869000000</text:p>
          </table:table-cell>
          <table:table-cell table:style-name="ce16"/>
          <table:table-cell table:formula="of:=LOG([.C$95]-[.C77])" office:value-type="float" office:value="0.114504944283691" calcext:value-type="float">
            <text:p>0,114504944283691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/>
          <table:table-cell table:style-name="ce16" office:value-type="float" office:value="0.000000000116415321826934" calcext:value-type="float">
            <text:p>0,000000000116415321826934000000</text:p>
          </table:table-cell>
          <table:table-cell table:style-name="ce16"/>
          <table:table-cell table:formula="of:=LOG([.C$95]-[.C78])" office:value-type="float" office:value="0.114504944303111" calcext:value-type="float">
            <text:p>0,114504944303111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/>
          <table:table-cell table:style-name="ce16" office:value-type="float" office:value="0.0000000000582076609134674" calcext:value-type="float">
            <text:p>0,000000000058207660913467400000</text:p>
          </table:table-cell>
          <table:table-cell table:style-name="ce16"/>
          <table:table-cell table:formula="of:=LOG([.C$95]-[.C79])" office:value-type="float" office:value="0.114504944312821" calcext:value-type="float">
            <text:p>0,114504944312821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7" calcext:value-type="float">
            <text:p>37</text:p>
          </table:table-cell>
          <table:table-cell/>
          <table:table-cell table:style-name="ce16" office:value-type="float" office:value="0.0000000000291038304567337" calcext:value-type="float">
            <text:p>0,000000000029103830456733700000</text:p>
          </table:table-cell>
          <table:table-cell table:style-name="ce16"/>
          <table:table-cell table:formula="of:=LOG([.C$95]-[.C80])" office:value-type="float" office:value="0.114504944317676" calcext:value-type="float">
            <text:p>0,114504944317676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8" calcext:value-type="float">
            <text:p>38</text:p>
          </table:table-cell>
          <table:table-cell/>
          <table:table-cell table:style-name="ce16" office:value-type="float" office:value="0.0000000000145519152283668" calcext:value-type="float">
            <text:p>0,000000000014551915228366800000</text:p>
          </table:table-cell>
          <table:table-cell table:style-name="ce16"/>
          <table:table-cell table:formula="of:=LOG([.C$95]-[.C81])" office:value-type="float" office:value="0.114504944320104" calcext:value-type="float">
            <text:p>0,1145049443201040000</text:p>
          </table:table-cell>
          <table:table-cell table:number-columns-repeated="1019"/>
        </table:table-row>
        <table:table-row table:style-name="ro1">
          <table:table-cell table:style-name="ce30" office:value-type="float" office:value="39" calcext:value-type="float">
            <text:p>39</text:p>
          </table:table-cell>
          <table:table-cell/>
          <table:table-cell table:style-name="ce16" office:value-type="float" office:value="0.00000000000727595761418342" calcext:value-type="float">
            <text:p>0,000000000007275957614183420000</text:p>
          </table:table-cell>
          <table:table-cell table:style-name="ce16"/>
          <table:table-cell table:formula="of:=LOG([.C$95]-[.C82])" office:value-type="float" office:value="0.114504944321318" calcext:value-type="float">
            <text:p>0,114504944321318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0" calcext:value-type="float">
            <text:p>40</text:p>
          </table:table-cell>
          <table:table-cell/>
          <table:table-cell table:style-name="ce16" office:value-type="float" office:value="0.00000000000363797880709171" calcext:value-type="float">
            <text:p>0,000000000003637978807091710000</text:p>
          </table:table-cell>
          <table:table-cell table:style-name="ce16"/>
          <table:table-cell table:formula="of:=LOG([.C$95]-[.C83])" office:value-type="float" office:value="0.114504944321925" calcext:value-type="float">
            <text:p>0,114504944321925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1" calcext:value-type="float">
            <text:p>41</text:p>
          </table:table-cell>
          <table:table-cell/>
          <table:table-cell table:style-name="ce16" office:value-type="float" office:value="0.00000000000181898940354585" calcext:value-type="float">
            <text:p>0,000000000001818989403545850000</text:p>
          </table:table-cell>
          <table:table-cell table:style-name="ce16"/>
          <table:table-cell table:formula="of:=LOG([.C$95]-[.C84])" office:value-type="float" office:value="0.114504944322228" calcext:value-type="float">
            <text:p>0,114504944322228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2" calcext:value-type="float">
            <text:p>42</text:p>
          </table:table-cell>
          <table:table-cell/>
          <table:table-cell table:style-name="ce16" office:value-type="float" office:value="0.000000000000909494701772928" calcext:value-type="float">
            <text:p>0,000000000000909494701772928000</text:p>
          </table:table-cell>
          <table:table-cell table:style-name="ce16"/>
          <table:table-cell table:formula="of:=LOG([.C$95]-[.C85])" office:value-type="float" office:value="0.11450494432238" calcext:value-type="float">
            <text:p>0,114504944322380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3" calcext:value-type="float">
            <text:p>43</text:p>
          </table:table-cell>
          <table:table-cell/>
          <table:table-cell table:style-name="ce16" office:value-type="float" office:value="0.000000000000454747350886464" calcext:value-type="float">
            <text:p>0,000000000000454747350886464000</text:p>
          </table:table-cell>
          <table:table-cell table:style-name="ce16"/>
          <table:table-cell table:formula="of:=LOG([.C$95]-[.C86])" office:value-type="float" office:value="0.114504944322456" calcext:value-type="float">
            <text:p>0,114504944322456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4" calcext:value-type="float">
            <text:p>44</text:p>
          </table:table-cell>
          <table:table-cell/>
          <table:table-cell table:style-name="ce16" office:value-type="float" office:value="0.000000000000227373675443232" calcext:value-type="float">
            <text:p>0,000000000000227373675443232000</text:p>
          </table:table-cell>
          <table:table-cell table:style-name="ce16"/>
          <table:table-cell table:formula="of:=LOG([.C$95]-[.C87])" office:value-type="float" office:value="0.114504944322494" calcext:value-type="float">
            <text:p>0,114504944322494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5" calcext:value-type="float">
            <text:p>45</text:p>
          </table:table-cell>
          <table:table-cell/>
          <table:table-cell table:style-name="ce16" office:value-type="float" office:value="0.000000000000113686837721616" calcext:value-type="float">
            <text:p>0,000000000000113686837721616000</text:p>
          </table:table-cell>
          <table:table-cell table:style-name="ce16"/>
          <table:table-cell table:formula="of:=LOG([.C$95]-[.C88])" office:value-type="float" office:value="0.114504944322513" calcext:value-type="float">
            <text:p>0,114504944322513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6" calcext:value-type="float">
            <text:p>46</text:p>
          </table:table-cell>
          <table:table-cell/>
          <table:table-cell table:style-name="ce16" office:value-type="float" office:value="0.000000000000056843418860808" calcext:value-type="float">
            <text:p>0,000000000000056843418860808000</text:p>
          </table:table-cell>
          <table:table-cell table:style-name="ce16"/>
          <table:table-cell table:formula="of:=LOG([.C$95]-[.C89])" office:value-type="float" office:value="0.114504944322522" calcext:value-type="float">
            <text:p>0,114504944322522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7" calcext:value-type="float">
            <text:p>47</text:p>
          </table:table-cell>
          <table:table-cell/>
          <table:table-cell table:style-name="ce16" office:value-type="float" office:value="0.000000000000028421709430404" calcext:value-type="float">
            <text:p>0,000000000000028421709430404000</text:p>
          </table:table-cell>
          <table:table-cell table:style-name="ce16"/>
          <table:table-cell table:formula="of:=LOG([.C$95]-[.C90])" office:value-type="float" office:value="0.114504944322527" calcext:value-type="float">
            <text:p>0,114504944322527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8" calcext:value-type="float">
            <text:p>48</text:p>
          </table:table-cell>
          <table:table-cell/>
          <table:table-cell table:style-name="ce16" office:value-type="float" office:value="0.000000000000014210854715202" calcext:value-type="float">
            <text:p>0,000000000000014210854715202000</text:p>
          </table:table-cell>
          <table:table-cell table:style-name="ce16"/>
          <table:table-cell table:formula="of:=LOG([.C$95]-[.C91])" office:value-type="float" office:value="0.114504944322529" calcext:value-type="float">
            <text:p>0,1145049443225290000</text:p>
          </table:table-cell>
          <table:table-cell table:number-columns-repeated="1019"/>
        </table:table-row>
        <table:table-row table:style-name="ro1">
          <table:table-cell table:style-name="ce30" office:value-type="float" office:value="49" calcext:value-type="float">
            <text:p>49</text:p>
          </table:table-cell>
          <table:table-cell/>
          <table:table-cell table:style-name="ce16" office:value-type="float" office:value="7.105427357601E-015" calcext:value-type="float">
            <text:p>0,00000000000000710542735760100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0" office:value-type="float" office:value="50" calcext:value-type="float">
            <text:p>50</text:p>
          </table:table-cell>
          <table:table-cell/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X=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float" office:value="1.30168213478591" calcext:value-type="float">
            <text:p>1,301682134785910000000000000000</text:p>
          </table:table-cell>
          <table:table-cell table:number-columns-repeated="1021"/>
        </table:table-row>
        <table:table-row table:style-name="ro1" table:number-rows-repeated="223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3">
        <table:table-column table:style-name="co14" table:default-cell-style-name="Default"/>
        <table:table-column table:style-name="co21" table:number-columns-repeated="2" table:default-cell-style-name="ce30"/>
        <table:table-column table:style-name="co22" table:default-cell-style-name="ce30"/>
        <table:table-column table:style-name="co14" table:number-columns-repeated="1020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4">
        <table:table-column table:style-name="co1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 Light1" svg:font-family="'Calibri Light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12" loext:min-decimal-places="12" number:min-integer-digits="1"/>
    </number:number-style>
    <number:number-style style:name="N141">
      <number:number number:decimal-places="15" loext:min-decimal-places="15" number:min-integer-digits="1"/>
    </number:number-style>
    <number:number-style style:name="N142">
      <number:number number:decimal-places="18" loext:min-decimal-places="18" number:min-integer-digits="1"/>
    </number:number-style>
    <number:number-style style:name="N143">
      <number:number number:decimal-places="16" loext:min-decimal-places="16" number:min-integer-digits="1"/>
    </number:number-style>
    <number:number-style style:name="N145P0" style:volatile="true">
      <number:text>Tak</number:text>
    </number:number-style>
    <number:number-style style:name="N145P1" style:volatile="true">
      <number:text>Tak</number:text>
    </number:number-style>
    <number:number-style style:name="N145">
      <number:text>Ni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Prawda</number:text>
    </number:number-style>
    <number:number-style style:name="N147P1" style:volatile="true">
      <number:text>Prawda</number:text>
    </number:number-style>
    <number:number-style style:name="N147">
      <number:text>Fałsz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Włączone</number:text>
    </number:number-style>
    <number:number-style style:name="N149P1" style:volatile="true">
      <number:text>Włączone</number:text>
    </number:number-style>
    <number:number-style style:name="N149">
      <number:text>Wyłączone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 number:language="pl" number:country="PL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 number:language="pl" number:country="PL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2">
      <number:number number:decimal-places="15" loext:min-decimal-places="15" number:min-integer-digits="1" number:grouping="true"/>
      <number:text> zł</number:text>
    </number:number-style>
    <number:number-style style:name="N153">
      <number:number number:decimal-places="15" loext:min-decimal-places="15" number:min-integer-digits="1" number:grouping="true"/>
    </number:number-style>
    <number:number-style style:name="N154">
      <number:number number:decimal-places="20" loext:min-decimal-places="20" number:min-integer-digits="1"/>
    </number:number-style>
    <number:number-style style:name="N155">
      <number:number number:decimal-places="19" loext:min-decimal-places="19" number:min-integer-digits="1"/>
    </number:number-style>
    <number:number-style style:name="N156">
      <number:number number:decimal-places="1" loext:min-decimal-places="1" number:min-integer-digits="1"/>
    </number:number-style>
    <number:number-style style:name="N157">
      <number:number number:decimal-places="30" loext:min-decimal-places="30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21:37:33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ad1" style:display-name="PageStyle_z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Król</meta:initial-creator>
    <meta:creation-date>2015-05-25T16:59:09</meta:creation-date>
    <dc:date>2018-01-11T21:38:25.629000000</dc:date>
    <meta:editing-duration>PT13M38S</meta:editing-duration>
    <meta:editing-cycles>3</meta:editing-cycles>
    <meta:generator>LibreOffice/5.4.2.2$Windows_X86_64 LibreOffice_project/22b09f6418e8c2d508a9eaf86b2399209b0990f4</meta:generator>
    <meta:document-statistic meta:table-count="4" meta:cell-count="106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size-complex="13pt"/>
    </style:style>
    <style:style style:name="ch3" style:family="chart">
      <style:graphic-properties draw:stroke="none" draw:fill="none" draw:fill-color="#000000"/>
      <style:text-properties fo:color="#000000" fo:font-family="Arial" fo:font-size="9.19999980926514pt" style:font-size-asian="9.19999980926514pt" style:font-size-complex="9.19999980926514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2.594cm" svg:height="6.324cm" xlink:href=".." xlink:type="simple" chart:class="chart:line" chart:style-name="ch1">
        <chart:title svg:x="10.052cm" svg:y="0.214cm" chart:style-name="ch2">
          <text:p>Zadanie 1</text:p>
        </chart:title>
        <chart:legend svg:x="19.219cm" svg:y="3.347cm" style:legend-expansion="custom" chartooo:width="2.928cm" chartooo:height="0.371cm" style:legend-expansion-aspect-ratio="7.8921832884097" chart:style-name="ch3"/>
        <chart:plot-area chart:style-name="ch4" table:cell-range-address="zad1.I249:zad1.L249 zad1.H259:zad1.L259" chart:data-source-has-labels="both" svg:x="0.456cm" svg:y="1.086cm" svg:width="18.549cm" svg:height="5.062cm">
          <chartooo:coordinate-region svg:x="1.289cm" svg:y="1.285cm" svg:width="17.622cm" svg:height="4.664cm"/>
          <chart:axis chart:dimension="x" chart:name="primary-x" chart:style-name="ch5" chartooo:axis-type="auto">
            <chartooo:date-scale/>
            <chart:categories table:cell-range-address="zad1.I249:zad1.L2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1.I259:zad1.L259" chart:label-cell-address="zad1.H259:zad1.H259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zad1.I249:zad1.L24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og błędu</text:p>
                <draw:g>
                  <svg:desc>zad1.H259:zad1.H259</svg:desc>
                </draw:g>
              </table:table-cell>
              <table:table-cell office:value-type="float" office:value="-0.549904924128398">
                <text:p>-0.549904924128398</text:p>
                <draw:g>
                  <svg:desc>zad1.I259:zad1.L259</svg:desc>
                </draw:g>
              </table:table-cell>
              <table:table-cell office:value-type="float" office:value="-0.712870379280889">
                <text:p>-0.712870379280889</text:p>
              </table:table-cell>
              <table:table-cell office:value-type="float" office:value="-0.869344650977969">
                <text:p>-0.869344650977969</text:p>
              </table:table-cell>
              <table:table-cell office:value-type="float" office:value="-1.02273378757271">
                <text:p>-1.02273378757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99cc00" draw:fill-color="#99cc0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4.301cm" svg:height="7.86cm" xlink:href=".." xlink:type="simple" chart:class="chart:line" chart:style-name="ch1">
        <chart:title svg:x="8.485cm" svg:y="0.215cm" chart:style-name="ch2">
          <text:p>Wykres w zależności od n</text:p>
        </chart:title>
        <chart:legend svg:x="22.751cm" svg:y="3.163cm" style:legend-expansion="custom" chartooo:width="1.234cm" chartooo:height="2.504cm" style:legend-expansion-aspect-ratio="0.492811501597444" chart:style-name="ch3"/>
        <chart:plot-area chart:style-name="ch4" table:cell-range-address="zad1.H261:zad1.H269 zad1.I261:zad1.I263 zad1.J261:zad1.J265 zad1.K261:zad1.K269" chart:data-source-has-labels="row" svg:x="0.228cm" svg:y="1.156cm" svg:width="22.216cm" svg:height="6.704cm">
          <chartooo:coordinate-region svg:x="1.114cm" svg:y="1.33cm" svg:width="21.236cm" svg:height="5.9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zad1.H262:zad1.H269" chart:label-cell-address="zad1.H261:zad1.H261" chart:class="chart:line">
            <chart:data-point chart:repeated="8"/>
          </chart:series>
          <chart:series chart:style-name="ch9" chart:values-cell-range-address="zad1.I262:zad1.I263" chart:label-cell-address="zad1.I261:zad1.I261" chart:class="chart:line">
            <chart:data-point chart:repeated="2"/>
          </chart:series>
          <chart:series chart:style-name="ch10" chart:values-cell-range-address="zad1.J262:zad1.J265" chart:label-cell-address="zad1.J261:zad1.J261" chart:class="chart:line">
            <chart:data-point chart:repeated="4"/>
          </chart:series>
          <chart:series chart:style-name="ch11" chart:values-cell-range-address="zad1.K262:zad1.K269" chart:label-cell-address="zad1.K261:zad1.K26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zad1.H261:zad1.H261</svg:desc>
                </draw:g>
              </table:table-cell>
              <table:table-cell office:value-type="string">
                <text:p>1</text:p>
                <draw:g>
                  <svg:desc>zad1.I261:zad1.I261</svg:desc>
                </draw:g>
              </table:table-cell>
              <table:table-cell office:value-type="string">
                <text:p>2</text:p>
                <draw:g>
                  <svg:desc>zad1.J261:zad1.J261</svg:desc>
                </draw:g>
              </table:table-cell>
              <table:table-cell office:value-type="string">
                <text:p>3</text:p>
                <draw:g>
                  <svg:desc>zad1.K261:zad1.K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19">
                <text:p>0.2819</text:p>
                <draw:g>
                  <svg:desc>zad1.H262:zad1.H269</svg:desc>
                </draw:g>
              </table:table-cell>
              <table:table-cell office:value-type="float" office:value="0.1937">
                <text:p>0.1937</text:p>
                <draw:g>
                  <svg:desc>zad1.I262:zad1.I263</svg:desc>
                </draw:g>
              </table:table-cell>
              <table:table-cell office:value-type="float" office:value="0.1351">
                <text:p>0.1351</text:p>
                <draw:g>
                  <svg:desc>zad1.J262:zad1.J265</svg:desc>
                </draw:g>
              </table:table-cell>
              <table:table-cell office:value-type="float" office:value="0.0949">
                <text:p>0.0949</text:p>
                <draw:g>
                  <svg:desc>zad1.K262:zad1.K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19">
                <text:p>0.2819</text:p>
              </table:table-cell>
              <table:table-cell office:value-type="float" office:value="0.000084344">
                <text:p>0.000084344</text:p>
              </table:table-cell>
              <table:table-cell office:value-type="float" office:value="0.000044209">
                <text:p>0.000044209</text:p>
              </table:table-cell>
              <table:table-cell office:value-type="float" office:value="0.000027305">
                <text:p>0.000027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9">
                <text:p>0.2819</text:p>
              </table:table-cell>
              <table:table-cell office:value-type="float" office:value="NaN">
                <text:p>NaN</text:p>
              </table:table-cell>
              <table:table-cell office:value-type="float" office:value="0.0000047191">
                <text:p>0.0000047191</text:p>
              </table:table-cell>
              <table:table-cell office:value-type="float" office:value="0.0000025875">
                <text:p>0.0000025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19">
                <text:p>0.2819</text:p>
              </table:table-cell>
              <table:table-cell office:value-type="float" office:value="NaN">
                <text:p>NaN</text:p>
              </table:table-cell>
              <table:table-cell office:value-type="float" office:value="0.0000012372">
                <text:p>0.0000012372</text:p>
              </table:table-cell>
              <table:table-cell office:value-type="float" office:value="0.00000059762">
                <text:p>0.00000059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19">
                <text:p>0.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0908">
                <text:p>0.00000020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19">
                <text:p>0.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93261">
                <text:p>0.000000093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19">
                <text:p>0.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48787">
                <text:p>0.000000048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19">
                <text:p>0.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28538">
                <text:p>0.000000028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2.402cm" svg:height="7.621cm" xlink:href=".." xlink:type="simple" chart:class="chart:line" chart:style-name="ch1">
        <chart:title svg:x="9.189cm" svg:y="0.161cm" chart:style-name="ch2">
          <text:p>log błędu zależnie od log(n)</text:p>
        </chart:title>
        <chart:legend svg:x="19.237cm" svg:y="3.689cm" style:legend-expansion="custom" chartooo:width="2.716cm" chartooo:height="1.234cm" style:legend-expansion-aspect-ratio="2.20097244732577" chart:style-name="ch3"/>
        <chart:plot-area chart:style-name="ch4" table:cell-range-address="zad1.A34:zad1.D36 zad1.B22:zad1.C22" chart:data-source-has-labels="both" svg:x="0.204cm" svg:y="1.151cm" svg:width="18.772cm" svg:height="6.469cm">
          <chartooo:coordinate-region svg:x="1.726cm" svg:y="1.324cm" svg:width="15.819cm" svg:height="5.702cm"/>
          <chart:axis chart:dimension="x" chart:name="primary-x" chart:style-name="ch5" chartooo:axis-type="auto">
            <chartooo:date-scale/>
            <chart:categories table:cell-range-address="zad1.A34:zad1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1.A35:zad1.D35" chart:label-cell-address="zad1.B22:zad1.B22" chart:class="chart:line">
            <chart:data-point chart:repeated="4"/>
          </chart:series>
          <chart:series chart:style-name="ch9" chart:values-cell-range-address="zad1.A36:zad1.D36" chart:label-cell-address="zad1.C22:zad1.C2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698970004336019">
                <text:p>0.698970004336019</text:p>
                <draw:g>
                  <svg:desc>zad1.A34:zad1.D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1.60205999132796">
                <text:p>1.60205999132796</text:p>
              </table:table-cell>
            </table:table-row>
          </table:table-header-rows>
          <table:table-rows>
            <table:table-row>
              <table:table-cell office:value-type="string">
                <text:p>log(inttria)</text:p>
                <draw:g>
                  <svg:desc>zad1.B22:zad1.B22</svg:desc>
                </draw:g>
              </table:table-cell>
              <table:table-cell office:value-type="float" office:value="0.753269056129692">
                <text:p>0.753269056129692</text:p>
                <draw:g>
                  <svg:desc>zad1.A35:zad1.D35</svg:desc>
                </draw:g>
              </table:table-cell>
              <table:table-cell office:value-type="float" office:value="0.782837220549229">
                <text:p>0.782837220549229</text:p>
              </table:table-cell>
              <table:table-cell office:value-type="float" office:value="0.792797769118248">
                <text:p>0.792797769118248</text:p>
              </table:table-cell>
              <table:table-cell office:value-type="float" office:value="0.796238383031503">
                <text:p>0.796238383031503</text:p>
              </table:table-cell>
            </table:table-row>
            <table:table-row>
              <table:table-cell office:value-type="string">
                <text:p>log(intpara)</text:p>
                <draw:g>
                  <svg:desc>zad1.C22:zad1.C22</svg:desc>
                </draw:g>
              </table:table-cell>
              <table:table-cell office:value-type="float" office:value="0.792262231755483">
                <text:p>0.792262231755483</text:p>
                <draw:g>
                  <svg:desc>zad1.A36:zad1.D36</svg:desc>
                </draw:g>
              </table:table-cell>
              <table:table-cell office:value-type="float" office:value="0.796067825140926">
                <text:p>0.796067825140926</text:p>
              </table:table-cell>
              <table:table-cell office:value-type="float" office:value="0.797379223636074">
                <text:p>0.797379223636074</text:p>
              </table:table-cell>
              <table:table-cell office:value-type="float" office:value="0.797837519395238">
                <text:p>0.7978375193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03cm" svg:height="7.622cm" xlink:href=".." xlink:type="simple" chart:class="chart:line" chart:style-name="ch1">
        <chart:title svg:x="6.526cm" svg:y="0.135cm" chart:style-name="ch2">
          <text:p>Wykres log(błędu) w zależności od n</text:p>
        </chart:title>
        <chart:legend svg:x="13.002cm" svg:y="3.691cm" style:legend-expansion="custom" chartooo:width="3.457cm" chartooo:height="1.234cm" style:legend-expansion-aspect-ratio="2.80145867098865" chart:style-name="ch3"/>
        <chart:plot-area chart:style-name="ch4" table:cell-range-address="zad1.J104:zad1.K114" chart:data-source-has-labels="row" svg:x="0.203cm" svg:y="1.181cm" svg:width="12.499cm" svg:height="6.441cm">
          <chartooo:coordinate-region svg:x="1.01cm" svg:y="1.354cm" svg:width="11.505cm" svg:height="6.0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zad1.J105:zad1.J114" chart:label-cell-address="zad1.J104:zad1.J104" chart:class="chart:line">
            <chart:data-point chart:repeated="10"/>
          </chart:series>
          <chart:series chart:style-name="ch9" chart:values-cell-range-address="zad1.K105:zad1.K114" chart:label-cell-address="zad1.K104:zad1.K10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jacobi)</text:p>
                <draw:g>
                  <svg:desc>zad1.J104:zad1.J104</svg:desc>
                </draw:g>
              </table:table-cell>
              <table:table-cell office:value-type="string">
                <text:p>log(gauss-seidel)</text:p>
                <draw:g>
                  <svg:desc>zad1.K104:zad1.K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21848749616356">
                <text:p>-0.221848749616356</text:p>
                <draw:g>
                  <svg:desc>zad1.J105:zad1.J114</svg:desc>
                </draw:g>
              </table:table-cell>
              <table:table-cell office:value-type="float" office:value="-0.254066841540557">
                <text:p>-0.254066841540557</text:p>
                <draw:g>
                  <svg:desc>zad1.K105:zad1.K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86867949565128">
                <text:p>-0.586867949565128</text:p>
              </table:table-cell>
              <table:table-cell office:value-type="float" office:value="-0.751291264399082">
                <text:p>-0.751291264399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59357622439295">
                <text:p>-0.659357622439295</text:p>
              </table:table-cell>
              <table:table-cell office:value-type="float" office:value="-1.1771783546969">
                <text:p>-1.177178354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52763450493236">
                <text:p>-0.752763450493236</text:p>
              </table:table-cell>
              <table:table-cell office:value-type="float" office:value="-1.48148606012211">
                <text:p>-1.4814860601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68702203402377">
                <text:p>-0.868702203402377</text:p>
              </table:table-cell>
              <table:table-cell office:value-type="float" office:value="-1.83564714421556">
                <text:p>-1.83564714421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5852379121277">
                <text:p>-0.955852379121277</text:p>
              </table:table-cell>
              <table:table-cell office:value-type="float" office:value="-2.21467016498923">
                <text:p>-2.21467016498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762380391713">
                <text:p>-1.0762380391713</text:p>
              </table:table-cell>
              <table:table-cell office:value-type="float" office:value="-2.60205999132796">
                <text:p>-2.60205999132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605219526258">
                <text:p>-1.16052195262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7984069659404">
                <text:p>-1.27984069659404</text:p>
              </table:table-cell>
              <table:table-cell office:value-type="float" office:value="-3.36877952386145">
                <text:p>-3.36877952386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36251027048749">
                <text:p>-1.36251027048749</text:p>
              </table:table-cell>
              <table:table-cell office:value-type="float" office:value="-3.75740888409995">
                <text:p>-3.757408884099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4">
      <style:chart-properties chart:display-label="true" chart:logarithmic="false" chart:minimum="0.65" chart:maximum="1.05" chart:reverse-direction="false" text:line-break="false" loext:try-staggering-first="false" chart:link-data-style-to-source="fals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4">
      <style:chart-properties chart:symbol-type="none" chart:link-data-style-to-source="true"/>
      <style:graphic-properties svg:stroke-width="0.105cm" svg:stroke-color="#666699" draw:fill-color="#666699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35cm" svg:stroke-color="#99cc00" draw:fill-color="#99cc00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0.529cm" svg:height="10.162cm" xlink:href=".." xlink:type="simple" chart:class="chart:line" chart:style-name="ch1">
        <chart:legend svg:x="17.266cm" svg:y="4.096cm" style:legend-expansion="custom" chartooo:width="2.822cm" chartooo:height="1.869cm" style:legend-expansion-aspect-ratio="1.50989834135902" chart:style-name="ch2"/>
        <chart:plot-area chart:style-name="ch3" table:cell-range-address="zad1.D61:zad1.D65 zad1.F61:zad1.F70 zad1.E61:zad1.E105" chart:data-source-has-labels="row" svg:x="0.203cm" svg:y="0.066cm" svg:width="16.754cm" svg:height="10.096cm">
          <chartooo:coordinate-region svg:x="1.089cm" svg:y="0.239cm" svg:width="15.868cm" svg:height="9.3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zad1.D62:zad1.D65" chart:label-cell-address="zad1.D61:zad1.D61" chart:class="chart:line">
            <chart:data-point chart:repeated="4"/>
          </chart:series>
          <chart:series chart:style-name="ch8" chart:values-cell-range-address="zad1.F62:zad1.F70" chart:label-cell-address="zad1.F61:zad1.F61" chart:class="chart:line">
            <chart:data-point chart:repeated="9"/>
          </chart:series>
          <chart:series chart:style-name="ch9" chart:values-cell-range-address="zad1.E62:zad1.E105" chart:label-cell-address="zad1.E61:zad1.E61" chart:class="chart:line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newton)</text:p>
                <draw:g>
                  <svg:desc>zad1.D61:zad1.D61</svg:desc>
                </draw:g>
              </table:table-cell>
              <table:table-cell office:value-type="string">
                <text:p>log(sieczne)</text:p>
                <draw:g>
                  <svg:desc>zad1.F61:zad1.F61</svg:desc>
                </draw:g>
              </table:table-cell>
              <table:table-cell office:value-type="string">
                <text:p>log(bisekcja)</text:p>
                <draw:g>
                  <svg:desc>zad1.E61:zad1.E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063904632368">
                <text:p>0.107063904632368</text:p>
                <draw:g>
                  <svg:desc>zad1.D62:zad1.D65</svg:desc>
                </draw:g>
              </table:table-cell>
              <table:table-cell office:value-type="float" office:value="-0.0176772732536148">
                <text:p>-0.0176772732536148</text:p>
                <draw:g>
                  <svg:desc>zad1.F62:zad1.F70</svg:desc>
                </draw:g>
              </table:table-cell>
              <table:table-cell office:value-type="float" office:value="-0.662738262269079">
                <text:p>-0.662738262269079</text:p>
                <draw:g>
                  <svg:desc>zad1.E62:zad1.E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207758381825">
                <text:p>0.127207758381825</text:p>
              </table:table-cell>
              <table:table-cell office:value-type="float" office:value="0.159342870147512">
                <text:p>0.159342870147512</text:p>
              </table:table-cell>
              <table:table-cell office:value-type="float" office:value="-0.0744810745838598">
                <text:p>-0.0744810745838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289522305368">
                <text:p>0.141289522305368</text:p>
              </table:table-cell>
              <table:table-cell office:value-type="float" office:value="0.166219802292021">
                <text:p>0.166219802292021</text:p>
              </table:table-cell>
              <table:table-cell office:value-type="float" office:value="0.0625447950982822">
                <text:p>0.0625447950982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722403646576">
                <text:p>0.150722403646576</text:p>
              </table:table-cell>
              <table:table-cell office:value-type="float" office:value="0.166533726039019">
                <text:p>0.166533726039019</text:p>
              </table:table-cell>
              <table:table-cell office:value-type="float" office:value="0.117652743736706">
                <text:p>0.117652743736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654814591252">
                <text:p>0.16654814591252</text:p>
              </table:table-cell>
              <table:table-cell office:value-type="float" office:value="0.142788564606433">
                <text:p>0.142788564606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6548808468056">
                <text:p>0.166548808468056</text:p>
              </table:table-cell>
              <table:table-cell office:value-type="float" office:value="0.15483117298529">
                <text:p>0.15483117298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654883891115">
                <text:p>0.16654883891115</text:p>
              </table:table-cell>
              <table:table-cell office:value-type="float" office:value="0.160729524672643">
                <text:p>0.160729524672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654884030995">
                <text:p>0.16654884030995</text:p>
              </table:table-cell>
              <table:table-cell office:value-type="float" office:value="0.163648929420042">
                <text:p>0.16364892942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6548840374222">
                <text:p>0.166548840374222</text:p>
              </table:table-cell>
              <table:table-cell office:value-type="float" office:value="0.165101305338117">
                <text:p>0.165101305338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825675949859">
                <text:p>0.16582567594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187408685511">
                <text:p>0.166187408685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368162130574">
                <text:p>0.166368162130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458510649824">
                <text:p>0.166458510649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0367786205">
                <text:p>0.16650367786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26259706742">
                <text:p>0.166526259706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37550188786">
                <text:p>0.166537550188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3195319739">
                <text:p>0.16654319531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6017857699">
                <text:p>0.16654601785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74291198">
                <text:p>0.1665474291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13474913">
                <text:p>0.16654813474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487563366">
                <text:p>0.166548487563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663970376">
                <text:p>0.166548663970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752173854">
                <text:p>0.166548752173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796275587">
                <text:p>0.166548796275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18326451">
                <text:p>0.166548818326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29351883">
                <text:p>0.166548829351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34864599">
                <text:p>0.166548834864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37620957">
                <text:p>0.166548837620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38999136">
                <text:p>0.166548838999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39688225">
                <text:p>0.166548839688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03277">
                <text:p>0.16654884003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205042">
                <text:p>0.16654884020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291179">
                <text:p>0.16654884029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34247">
                <text:p>0.166548840334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55781">
                <text:p>0.16654884035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66548">
                <text:p>0.166548840366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1931">
                <text:p>0.166548840371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4623">
                <text:p>0.166548840374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5969">
                <text:p>0.166548840375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6642">
                <text:p>0.16654884037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6978">
                <text:p>0.166548840376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7147">
                <text:p>0.166548840377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7231">
                <text:p>0.166548840377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548840377273">
                <text:p>0.1665488403772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3">
      <number:number number:decimal-places="16" loext:min-decimal-places="16"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graphic-properties draw:stroke="none" draw:fill="none" draw:fill-color="#00000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ffffff"/>
      <style:text-properties fo:color="#333333" fo:font-family="Calibri" fo:font-size="9pt" style:font-size-asian="9pt" style:font-family-complex="Calibri" style:font-size-complex="9pt"/>
    </style:style>
    <style:style style:name="ch6" style:family="chart" style:data-style-name="N143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graphic-properties draw:stroke="none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graphic-properties svg:stroke-color="#ffffff"/>
    </style:style>
    <style:style style:name="ch8" style:family="chart" style:data-style-name="N143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 style:data-style-name="N143">
      <style:chart-properties chart:symbol-type="none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0" style:family="chart" style:data-style-name="N143">
      <style:chart-properties chart:symbol-type="none" chart:link-data-style-to-source="true"/>
      <style:graphic-properties svg:stroke-width="0.07cm" svg:stroke-color="#99cc00" draw:fill-color="#99cc0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3.396cm" svg:height="7.619cm" xlink:href=".." xlink:type="simple" chart:class="chart:line" chart:style-name="ch1">
        <chart:title svg:x="5.499cm" svg:y="0.214cm" chart:style-name="ch2">
          <text:p>Chart Title</text:p>
        </chart:title>
        <chart:legend svg:x="2.082cm" svg:y="6.775cm" style:legend-expansion="custom" chartooo:width="8.678cm" chartooo:height="0.564cm" style:legend-expansion-aspect-ratio="15.386524822695" chart:style-name="ch3"/>
        <chart:plot-area chart:style-name="ch4" table:cell-range-address="zad1.D61:zad1.F122" chart:data-source-has-labels="row" svg:x="0.204cm" svg:y="1.012cm" svg:width="12.801cm" svg:height="5.782cm">
          <chartooo:coordinate-region svg:x="3.189cm" svg:y="1.172cm" svg:width="9.702cm" svg:height="5.4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zad1.D62:zad1.D122" chart:label-cell-address="zad1.D61:zad1.D61" chart:class="chart:line">
            <chart:data-point chart:repeated="61"/>
          </chart:series>
          <chart:series chart:style-name="ch9" chart:values-cell-range-address="zad1.E62:zad1.E122" chart:label-cell-address="zad1.E61:zad1.E61" chart:class="chart:line">
            <chart:data-point chart:repeated="61"/>
          </chart:series>
          <chart:series chart:style-name="ch10" chart:values-cell-range-address="zad1.F62:zad1.F122" chart:label-cell-address="zad1.F61:zad1.F61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newton)</text:p>
                <draw:g>
                  <svg:desc>zad1.D61:zad1.D61</svg:desc>
                </draw:g>
              </table:table-cell>
              <table:table-cell office:value-type="string">
                <text:p>log(bisekcja)</text:p>
                <draw:g>
                  <svg:desc>zad1.E61:zad1.E61</svg:desc>
                </draw:g>
              </table:table-cell>
              <table:table-cell office:value-type="string">
                <text:p>log(sieczne)</text:p>
                <draw:g>
                  <svg:desc>zad1.F61:zad1.F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063904632368">
                <text:p>0.107063904632368</text:p>
                <draw:g>
                  <svg:desc>zad1.D62:zad1.D122</svg:desc>
                </draw:g>
              </table:table-cell>
              <table:table-cell office:value-type="float" office:value="-0.662738262269079">
                <text:p>-0.662738262269079</text:p>
                <draw:g>
                  <svg:desc>zad1.E62:zad1.E122</svg:desc>
                </draw:g>
              </table:table-cell>
              <table:table-cell office:value-type="float" office:value="-0.0176772732536148">
                <text:p>-0.0176772732536148</text:p>
                <draw:g>
                  <svg:desc>zad1.F62:zad1.F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207758381825">
                <text:p>0.127207758381825</text:p>
              </table:table-cell>
              <table:table-cell office:value-type="float" office:value="-0.0744810745838598">
                <text:p>-0.0744810745838598</text:p>
              </table:table-cell>
              <table:table-cell office:value-type="float" office:value="0.159342870147512">
                <text:p>0.159342870147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289522305368">
                <text:p>0.141289522305368</text:p>
              </table:table-cell>
              <table:table-cell office:value-type="float" office:value="0.0625447950982822">
                <text:p>0.0625447950982822</text:p>
              </table:table-cell>
              <table:table-cell office:value-type="float" office:value="0.166219802292021">
                <text:p>0.166219802292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722403646576">
                <text:p>0.150722403646576</text:p>
              </table:table-cell>
              <table:table-cell office:value-type="float" office:value="0.117652743736706">
                <text:p>0.117652743736706</text:p>
              </table:table-cell>
              <table:table-cell office:value-type="float" office:value="0.166533726039019">
                <text:p>0.166533726039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811401311348">
                <text:p>0.156811401311348</text:p>
              </table:table-cell>
              <table:table-cell office:value-type="float" office:value="0.142788564606433">
                <text:p>0.142788564606433</text:p>
              </table:table-cell>
              <table:table-cell office:value-type="float" office:value="0.16654814591252">
                <text:p>0.16654814591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0632445437813">
                <text:p>0.160632445437813</text:p>
              </table:table-cell>
              <table:table-cell office:value-type="float" office:value="0.15483117298529">
                <text:p>0.15483117298529</text:p>
              </table:table-cell>
              <table:table-cell office:value-type="float" office:value="0.166548808468056">
                <text:p>0.166548808468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983455870954">
                <text:p>0.162983455870954</text:p>
              </table:table-cell>
              <table:table-cell office:value-type="float" office:value="0.160729524672643">
                <text:p>0.160729524672643</text:p>
              </table:table-cell>
              <table:table-cell office:value-type="float" office:value="0.16654883891115">
                <text:p>0.16654883891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4411334475349">
                <text:p>0.164411334475349</text:p>
              </table:table-cell>
              <table:table-cell office:value-type="float" office:value="0.163648929420042">
                <text:p>0.163648929420042</text:p>
              </table:table-cell>
              <table:table-cell office:value-type="float" office:value="0.16654884030995">
                <text:p>0.16654884030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5271455406386">
                <text:p>0.165271455406386</text:p>
              </table:table-cell>
              <table:table-cell office:value-type="float" office:value="0.165101305338117">
                <text:p>0.165101305338117</text:p>
              </table:table-cell>
              <table:table-cell office:value-type="float" office:value="0.166548840374222">
                <text:p>0.166548840374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5786948396639">
                <text:p>0.165786948396639</text:p>
              </table:table-cell>
              <table:table-cell office:value-type="float" office:value="0.165825675949859">
                <text:p>0.165825675949859</text:p>
              </table:table-cell>
              <table:table-cell office:value-type="float" office:value="0.166548840377176">
                <text:p>0.166548840377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094943643349">
                <text:p>0.166094943643349</text:p>
              </table:table-cell>
              <table:table-cell office:value-type="float" office:value="0.166187408685511">
                <text:p>0.166187408685511</text:p>
              </table:table-cell>
              <table:table-cell office:value-type="float" office:value="0.166548840377311">
                <text:p>0.166548840377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6278621161475">
                <text:p>0.166278621161475</text:p>
              </table:table-cell>
              <table:table-cell office:value-type="float" office:value="0.166368162130574">
                <text:p>0.166368162130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6388037631036">
                <text:p>0.166388037631036</text:p>
              </table:table-cell>
              <table:table-cell office:value-type="float" office:value="0.166458510649824">
                <text:p>0.16645851064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6453173370468">
                <text:p>0.166453173370468</text:p>
              </table:table-cell>
              <table:table-cell office:value-type="float" office:value="0.16650367786205">
                <text:p>0.16650367786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491933301281">
                <text:p>0.166491933301281</text:p>
              </table:table-cell>
              <table:table-cell office:value-type="float" office:value="0.166526259706742">
                <text:p>0.166526259706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6514992465864">
                <text:p>0.166514992465864</text:p>
              </table:table-cell>
              <table:table-cell office:value-type="float" office:value="0.166537550188786">
                <text:p>0.166537550188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528708949312">
                <text:p>0.166528708949312</text:p>
              </table:table-cell>
              <table:table-cell office:value-type="float" office:value="0.166543195319739">
                <text:p>0.166543195319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6536867358491">
                <text:p>0.166536867358491</text:p>
              </table:table-cell>
              <table:table-cell office:value-type="float" office:value="0.166546017857699">
                <text:p>0.16654601785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541719645247">
                <text:p>0.166541719645247</text:p>
              </table:table-cell>
              <table:table-cell office:value-type="float" office:value="0.1665474291198">
                <text:p>0.166547429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6544605500281">
                <text:p>0.166544605500281</text:p>
              </table:table-cell>
              <table:table-cell office:value-type="float" office:value="0.16654813474913">
                <text:p>0.1665481347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546321806902">
                <text:p>0.166546321806902</text:p>
              </table:table-cell>
              <table:table-cell office:value-type="float" office:value="0.166548487563366">
                <text:p>0.166548487563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6547342536417">
                <text:p>0.166547342536417</text:p>
              </table:table-cell>
              <table:table-cell office:value-type="float" office:value="0.166548663970376">
                <text:p>0.166548663970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6547949585418">
                <text:p>0.166547949585418</text:p>
              </table:table-cell>
              <table:table-cell office:value-type="float" office:value="0.166548752173854">
                <text:p>0.166548752173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6548310608698">
                <text:p>0.166548310608698</text:p>
              </table:table-cell>
              <table:table-cell office:value-type="float" office:value="0.166548796275587">
                <text:p>0.166548796275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548525315452">
                <text:p>0.166548525315452</text:p>
              </table:table-cell>
              <table:table-cell office:value-type="float" office:value="0.166548818326451">
                <text:p>0.166548818326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6548653005083">
                <text:p>0.166548653005083</text:p>
              </table:table-cell>
              <table:table-cell office:value-type="float" office:value="0.166548829351883">
                <text:p>0.16654882935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6548728944143">
                <text:p>0.166548728944143</text:p>
              </table:table-cell>
              <table:table-cell office:value-type="float" office:value="0.166548834864599">
                <text:p>0.166548834864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6548774106292">
                <text:p>0.166548774106292</text:p>
              </table:table-cell>
              <table:table-cell office:value-type="float" office:value="0.166548837620957">
                <text:p>0.166548837620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6548800964922">
                <text:p>0.166548800964922</text:p>
              </table:table-cell>
              <table:table-cell office:value-type="float" office:value="0.166548838999136">
                <text:p>0.16654883899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548816938164">
                <text:p>0.166548816938164</text:p>
              </table:table-cell>
              <table:table-cell office:value-type="float" office:value="0.166548839688225">
                <text:p>0.166548839688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548826437695">
                <text:p>0.166548826437695</text:p>
              </table:table-cell>
              <table:table-cell office:value-type="float" office:value="0.16654884003277">
                <text:p>0.16654884003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6548832087212">
                <text:p>0.166548832087212</text:p>
              </table:table-cell>
              <table:table-cell office:value-type="float" office:value="0.166548840205042">
                <text:p>0.16654884020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6548835447067">
                <text:p>0.166548835447067</text:p>
              </table:table-cell>
              <table:table-cell office:value-type="float" office:value="0.166548840291179">
                <text:p>0.16654884029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6548837445223">
                <text:p>0.166548837445223</text:p>
              </table:table-cell>
              <table:table-cell office:value-type="float" office:value="0.166548840334247">
                <text:p>0.166548840334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6548838633558">
                <text:p>0.166548838633558</text:p>
              </table:table-cell>
              <table:table-cell office:value-type="float" office:value="0.166548840355781">
                <text:p>0.166548840355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6548839340278">
                <text:p>0.166548839340278</text:p>
              </table:table-cell>
              <table:table-cell office:value-type="float" office:value="0.166548840366548">
                <text:p>0.16654884036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548839760576">
                <text:p>0.166548839760576</text:p>
              </table:table-cell>
              <table:table-cell office:value-type="float" office:value="0.166548840371931">
                <text:p>0.166548840371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6548840010533">
                <text:p>0.166548840010533</text:p>
              </table:table-cell>
              <table:table-cell office:value-type="float" office:value="0.166548840374623">
                <text:p>0.166548840374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548840159187">
                <text:p>0.166548840159187</text:p>
              </table:table-cell>
              <table:table-cell office:value-type="float" office:value="0.166548840375969">
                <text:p>0.1665488403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548840247593">
                <text:p>0.166548840247593</text:p>
              </table:table-cell>
              <table:table-cell office:value-type="float" office:value="0.166548840376642">
                <text:p>0.166548840376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54884030017">
                <text:p>0.16654884030017</text:p>
              </table:table-cell>
              <table:table-cell office:value-type="float" office:value="0.166548840376978">
                <text:p>0.166548840376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6548840331438">
                <text:p>0.166548840331438</text:p>
              </table:table-cell>
              <table:table-cell office:value-type="float" office:value="0.166548840377147">
                <text:p>0.166548840377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6548840350033">
                <text:p>0.166548840350033</text:p>
              </table:table-cell>
              <table:table-cell office:value-type="float" office:value="0.166548840377231">
                <text:p>0.166548840377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6548840361092">
                <text:p>0.166548840361092</text:p>
              </table:table-cell>
              <table:table-cell office:value-type="float" office:value="0.166548840377273">
                <text:p>0.166548840377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54884036767">
                <text:p>0.16654884036767</text:p>
              </table:table-cell>
              <table:table-cell office:value-type="float" office:value="0.166548840377294">
                <text:p>0.16654884037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548840371581">
                <text:p>0.166548840371581</text:p>
              </table:table-cell>
              <table:table-cell office:value-type="float" office:value="0.166548840377304">
                <text:p>0.16654884037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6548840373907">
                <text:p>0.166548840373907</text:p>
              </table:table-cell>
              <table:table-cell office:value-type="float" office:value="0.16654884037731">
                <text:p>0.16654884037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6548840375291">
                <text:p>0.166548840375291</text:p>
              </table:table-cell>
              <table:table-cell office:value-type="float" office:value="0.166548840377312">
                <text:p>0.166548840377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6548840376113">
                <text:p>0.16654884037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6548840376603">
                <text:p>0.16654884037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6548840376894">
                <text:p>0.16654884037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6548840377067">
                <text:p>0.166548840377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654884037717">
                <text:p>0.1665488403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6548840377231">
                <text:p>0.16654884037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6548840377267">
                <text:p>0.166548840377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6548840377289">
                <text:p>0.16654884037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6548840377302">
                <text:p>0.16654884037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654884037731">
                <text:p>0.1665488403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6548840377314">
                <text:p>0.16654884037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6548840377317">
                <text:p>0.16654884037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6548840377318">
                <text:p>0.16654884037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41">
      <number:number number:decimal-places="15" loext:min-decimal-places="15"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style:rotation-angle="0"/>
      <style:text-properties fo:color="#000000" fo:font-family="Calibri" fo:font-size="14pt" fo:font-weight="bold" style:font-size-asian="14pt" style:font-weight-asian="bold" style:font-family-complex="Calibri" style:font-size-complex="14pt" style:font-weight-complex="bold"/>
    </style:style>
    <style:style style:name="ch3" style:family="chart">
      <style:graphic-properties draw:stroke="none" draw:fill="none" draw:fill-color="#000000"/>
      <style:text-properties fo:color="#333333" fo:font-family="Calibri" fo:font-size="11pt" style:font-size-asian="11pt" style:font-family-complex="Calibri" style:font-size-complex="11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4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ffffff"/>
      <style:text-properties fo:color="#333333" fo:font-family="Calibri" fo:font-size="9pt" style:font-size-asian="9pt" style:font-family-complex="Calibri" style:font-size-complex="9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2pt" style:font-size-asian="12pt" style:font-family-complex="Calibri" style:font-size-complex="12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draw:stroke="none"/>
      <style:text-properties fo:color="#333333" fo:font-family="Calibri" fo:font-size="9pt" style:font-size-asian="9pt" style:font-family-complex="Calibri" style:font-size-complex="9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2pt" style:font-size-asian="12pt" style:font-family-complex="Calibri" style:font-size-complex="12pt"/>
    </style:style>
    <style:style style:name="ch9" style:family="chart">
      <style:graphic-properties svg:stroke-color="#ffffff"/>
    </style:style>
    <style:style style:name="ch10" style:family="chart">
      <style:graphic-properties svg:stroke-color="#dddddd"/>
    </style:style>
    <style:style style:name="ch11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522cm" svg:height="14.802cm" xlink:href=".." xlink:type="simple" chart:class="chart:line" chart:style-name="ch1">
        <chart:title svg:x="4.568cm" svg:y="0.214cm" chart:style-name="ch2">
          <text:p>Wykres zależności log10(błąd całkowania) od log10(n)</text:p>
        </chart:title>
        <chart:legend svg:x="14.51cm" svg:y="13.456cm" style:legend-expansion="custom" chartooo:width="4.62cm" chartooo:height="0.634cm" style:legend-expansion-aspect-ratio="7.28706624605678" chart:style-name="ch3"/>
        <chart:plot-area chart:style-name="ch4" table:cell-range-address="Arkusz1.C27:Arkusz1.F28 Arkusz1.E5:Arkusz1.F5 Arkusz1.C12:Arkusz1.F12" chart:data-source-has-labels="both" svg:x="1.087cm" svg:y="1.01cm" svg:width="19.139cm" svg:height="12.126cm">
          <chartooo:coordinate-region svg:x="2.397cm" svg:y="1.17cm" svg:width="16.518cm" svg:height="11.807cm"/>
          <chart:axis chart:dimension="x" chart:name="primary-x" chart:style-name="ch5" chartooo:axis-type="auto">
            <chartooo:date-scale/>
            <chart:title svg:x="11.242cm" svg:y="12.874cm" chart:style-name="ch6">
              <text:p>log10(n)</text:p>
            </chart:title>
            <chart:categories table:cell-range-address="Arkusz1.C28:Arkusz1.F28"/>
          </chart:axis>
          <chart:axis chart:dimension="y" chart:name="primary-y" chart:style-name="ch7">
            <chart:title svg:x="0.13cm" svg:y="6.092cm" chart:style-name="ch8">
              <text:p>log10(błąd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Arkusz1.C27:Arkusz1.F27" chart:label-cell-address="Arkusz1.F5:Arkusz1.F5" chart:class="chart:line">
            <chart:data-point chart:repeated="4"/>
          </chart:series>
          <chart:series chart:style-name="ch12" chart:values-cell-range-address="Arkusz1.C12:Arkusz1.F12" chart:label-cell-address="Arkusz1.E5:Arkusz1.E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rkusz1.C28:Arkusz1.F28</svg:desc>
                </draw:g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1.90308998699194">
                <text:p>1.90308998699194</text:p>
              </table:table-cell>
            </table:table-row>
          </table:table-header-rows>
          <table:table-rows>
            <table:table-row>
              <table:table-cell office:value-type="string">
                <text:p>intpara</text:p>
                <draw:g>
                  <svg:desc>Arkusz1.F5:Arkusz1.F5</svg:desc>
                </draw:g>
              </table:table-cell>
              <table:table-cell office:value-type="float" office:value="-2.92491094095519">
                <text:p>-2.92491094095519</text:p>
                <draw:g>
                  <svg:desc>Arkusz1.C27:Arkusz1.F27</svg:desc>
                </draw:g>
              </table:table-cell>
              <table:table-cell office:value-type="float" office:value="-4.18266598420423">
                <text:p>-4.18266598420423</text:p>
              </table:table-cell>
              <table:table-cell office:value-type="float" office:value="-5.39976460271858">
                <text:p>-5.39976460271858</text:p>
              </table:table-cell>
              <table:table-cell office:value-type="float" office:value="-6.60712054062159">
                <text:p>-6.60712054062159</text:p>
              </table:table-cell>
            </table:table-row>
            <table:table-row>
              <table:table-cell office:value-type="string">
                <text:p>inttria</text:p>
                <draw:g>
                  <svg:desc>Arkusz1.E5:Arkusz1.E5</svg:desc>
                </draw:g>
              </table:table-cell>
              <table:table-cell office:value-type="float" office:value="-1.86779017017862">
                <text:p>-1.86779017017862</text:p>
                <draw:g>
                  <svg:desc>Arkusz1.C12:Arkusz1.F12</svg:desc>
                </draw:g>
              </table:table-cell>
              <table:table-cell office:value-type="float" office:value="-2.36857574629469">
                <text:p>-2.36857574629469</text:p>
              </table:table-cell>
              <table:table-cell office:value-type="float" office:value="-2.9516211124782">
                <text:p>-2.9516211124782</text:p>
              </table:table-cell>
              <table:table-cell office:value-type="float" office:value="-3.55116340422912">
                <text:p>-3.551163404229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5">
      <number:number number:decimal-places="19" loext:min-decimal-places="19"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graphic-properties draw:stroke="none" draw:fill="none" draw:fill-color="#00000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ffffff"/>
      <style:text-properties fo:color="#333333" fo:font-family="Calibri" fo:font-size="9pt" style:font-size-asian="9pt" style:font-family-complex="Calibri" style:font-size-complex="9pt"/>
    </style:style>
    <style:style style:name="ch6" style:family="chart" style:data-style-name="N155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graphic-properties draw:stroke="none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graphic-properties svg:stroke-color="#ffffff"/>
    </style:style>
    <style:style style:name="ch8" style:family="chart" style:data-style-name="N155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 style:data-style-name="N155">
      <style:chart-properties chart:symbol-type="none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0" style:family="chart" style:data-style-name="N155">
      <style:chart-properties chart:symbol-type="none" chart:link-data-style-to-source="true"/>
      <style:graphic-properties svg:stroke-width="0.07cm" svg:stroke-color="#99cc00" draw:fill-color="#99cc0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3.383cm" svg:height="7.859cm" xlink:href=".." xlink:type="simple" chart:class="chart:line" chart:style-name="ch1">
        <chart:title svg:x="2.821cm" svg:y="0.211cm" chart:style-name="ch2">
          <text:p>Wykres zależności log10(x-xn) od n</text:p>
        </chart:title>
        <chart:legend svg:x="2.969cm" svg:y="7.036cm" style:legend-expansion="custom" chartooo:width="7.02cm" chartooo:height="0.564cm" style:legend-expansion-aspect-ratio="12.4468085106383" chart:style-name="ch3"/>
        <chart:plot-area chart:style-name="ch4" table:cell-range-address="Arkusz1.A43:Arkusz1.A91 Arkusz1.E39:Arkusz1.G39 Arkusz1.E45:Arkusz1.E90 Arkusz1.F45:Arkusz1.F52 Arkusz1.G43:Arkusz1.G47" chart:data-source-has-labels="both" svg:x="0.562cm" svg:y="0.621cm" svg:width="12.457cm" svg:height="6.356cm">
          <chartooo:coordinate-region svg:x="3.917cm" svg:y="0.781cm" svg:width="8.988cm" svg:height="5.646cm"/>
          <chart:axis chart:dimension="x" chart:name="primary-x" chart:style-name="ch5" chartooo:axis-type="auto">
            <chartooo:date-scale/>
            <chart:categories table:cell-range-address="Arkusz1.A43:Arkusz1.A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45:Arkusz1.E90" chart:label-cell-address="Arkusz1.E39:Arkusz1.E39" chart:class="chart:line">
            <chart:data-point chart:repeated="46"/>
          </chart:series>
          <chart:series chart:style-name="ch9" chart:values-cell-range-address="Arkusz1.F45:Arkusz1.F52" chart:label-cell-address="Arkusz1.F39:Arkusz1.F39" chart:class="chart:line">
            <chart:data-point chart:repeated="8"/>
          </chart:series>
          <chart:series chart:style-name="ch10" chart:values-cell-range-address="Arkusz1.G43:Arkusz1.G47" chart:label-cell-address="Arkusz1.G39:Arkusz1.G3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ekcja</text:p>
                <draw:g>
                  <svg:desc>Arkusz1.E39:Arkusz1.E39</svg:desc>
                </draw:g>
              </table:table-cell>
              <table:table-cell office:value-type="string">
                <text:p>Siecznych</text:p>
                <draw:g>
                  <svg:desc>Arkusz1.F39:Arkusz1.F39</svg:desc>
                </draw:g>
              </table:table-cell>
              <table:table-cell office:value-type="string">
                <text:p>Newton</text:p>
                <draw:g>
                  <svg:desc>Arkusz1.G39:Arkusz1.G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43:Arkusz1.A91</svg:desc>
                </draw:g>
              </table:table-cell>
              <table:table-cell office:value-type="float" office:value="0.0218844965017875">
                <text:p>0.0218844965017875</text:p>
                <draw:g>
                  <svg:desc>Arkusz1.E45:Arkusz1.E90</svg:desc>
                </draw:g>
              </table:table-cell>
              <table:table-cell office:value-type="float" office:value="0.0696506306195368">
                <text:p>0.0696506306195368</text:p>
                <draw:g>
                  <svg:desc>Arkusz1.F45:Arkusz1.F52</svg:desc>
                </draw:g>
              </table:table-cell>
              <table:table-cell office:value-type="float" office:value="0.00626593194600019">
                <text:p>0.00626593194600019</text:p>
                <draw:g>
                  <svg:desc>Arkusz1.G43:Arkusz1.G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06591597401249">
                <text:p>0.0706591597401249</text:p>
              </table:table-cell>
              <table:table-cell office:value-type="float" office:value="0.11422555836613">
                <text:p>0.11422555836613</text:p>
              </table:table-cell>
              <table:table-cell office:value-type="float" office:value="0.109659421851537">
                <text:p>0.1096594218515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31351435989338">
                <text:p>0.0931351435989338</text:p>
              </table:table-cell>
              <table:table-cell office:value-type="float" office:value="0.114503392479007">
                <text:p>0.114503392479007</text:p>
              </table:table-cell>
              <table:table-cell office:value-type="float" office:value="0.114474923566716">
                <text:p>0.1144749235667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3951470429127">
                <text:p>0.103951470429127</text:p>
              </table:table-cell>
              <table:table-cell office:value-type="float" office:value="0.114504935709582">
                <text:p>0.114504935709582</text:p>
              </table:table-cell>
              <table:table-cell office:value-type="float" office:value="0.114504943127357">
                <text:p>0.1145049431273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9260263122461">
                <text:p>0.109260263122461</text:p>
              </table:table-cell>
              <table:table-cell office:value-type="float" office:value="0.114504944274729">
                <text:p>0.114504944274729</text:p>
              </table:table-cell>
              <table:table-cell office:value-type="float" office:value="0.114504944322531">
                <text:p>0.1145049443225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1189052073356">
                <text:p>0.11189052073356</text:p>
              </table:table-cell>
              <table:table-cell office:value-type="float" office:value="0.114504944322266">
                <text:p>0.114504944322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3199699856859">
                <text:p>0.113199699856859</text:p>
              </table:table-cell>
              <table:table-cell office:value-type="float" office:value="0.110229635405544">
                <text:p>0.110229635405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13852812443172">
                <text:p>0.113852812443172</text:p>
              </table:table-cell>
              <table:table-cell office:value-type="float" office:value="0.11450494432253">
                <text:p>0.11450494432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4179000787109">
                <text:p>0.11417900078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4342003132916">
                <text:p>0.11434200313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14423481369379">
                <text:p>0.11442348136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4464214756011">
                <text:p>0.11446421475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1448458001674">
                <text:p>0.1144845800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14494762288998">
                <text:p>0.11449476228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14499853335604">
                <text:p>0.11449985333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14502398836528">
                <text:p>0.11450239883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14503671581395">
                <text:p>0.11450367158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14504307952429">
                <text:p>0.11450430795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14504626137597">
                <text:p>0.114504626137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4504785230093">
                <text:p>0.11450478523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1450486477632">
                <text:p>0.1145048647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14504904549427">
                <text:p>0.11450490454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1450492443598">
                <text:p>0.1145049244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14504934379256">
                <text:p>0.114504934379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14504939350894">
                <text:p>0.11450493935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14504941836713">
                <text:p>0.11450494183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14504943079622">
                <text:p>0.11450494307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14504943701077">
                <text:p>0.1145049437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14504944011804">
                <text:p>0.11450494401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14504944167168">
                <text:p>0.11450494416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1450494424485">
                <text:p>0.1145049442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4504944283691">
                <text:p>0.11450494428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14504944303111">
                <text:p>0.11450494430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14504944312821">
                <text:p>0.11450494431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14504944317676">
                <text:p>0.11450494431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14504944320104">
                <text:p>0.11450494432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14504944321318">
                <text:p>0.11450494432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14504944321925">
                <text:p>0.11450494432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14504944322228">
                <text:p>0.11450494432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1450494432238">
                <text:p>0.1145049443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14504944322456">
                <text:p>0.11450494432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14504944322494">
                <text:p>0.11450494432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14504944322513">
                <text:p>0.11450494432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14504944322522">
                <text:p>0.11450494432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14504944322527">
                <text:p>0.11450494432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14504944322529">
                <text:p>0.11450494432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